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03cm"/>
    </style:style>
    <style:style style:name="co2" style:family="table-column">
      <style:table-column-properties fo:break-before="auto" style:column-width="9.7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8.219cm"/>
    </style:style>
    <style:style style:name="co5" style:family="table-column">
      <style:table-column-properties fo:break-before="auto" style:column-width="12.361cm"/>
    </style:style>
    <style:style style:name="co6" style:family="table-column">
      <style:table-column-properties fo:break-before="auto" style:column-width="9.271cm"/>
    </style:style>
    <style:style style:name="co11" style:family="table-column">
      <style:table-column-properties fo:break-before="auto" style:column-width="15.018cm"/>
    </style:style>
    <style:style style:name="co12" style:family="table-column">
      <style:table-column-properties fo:break-before="auto" style:column-width="15.471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17.632cm"/>
    </style:style>
    <style:style style:name="co16" style:family="table-column">
      <style:table-column-properties fo:break-before="auto" style:column-width="16.517cm"/>
    </style:style>
    <style:style style:name="co17" style:family="table-column">
      <style:table-column-properties fo:break-before="auto" style:column-width="11.015cm"/>
    </style:style>
    <style:style style:name="co18" style:family="table-column">
      <style:table-column-properties fo:break-before="auto" style:column-width="2.438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2.985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4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9"/>
    <style:style style:name="ce7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9"/>
    <style:style style:name="ce9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 Wei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ce9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Upload Date</text:p>
          </table:table-cell>
          <table:table-cell table:style-name="ce5"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The Special Obligation of Talmud Torah during Wartime | By Rav Asher Weiss Shlit"a | 5784</text:p>
          </table:table-cell>
          <table:table-cell office:value-type="string" calcext:value-type="string">
            <text:p>https://www.youtube.com/watch?v=j5nqD2UXGPs</text:p>
          </table:table-cell>
          <table:table-cell office:value-type="date" office:date-value="2023-11-01" calcext:value-type="date">
            <text:p>2023-11-01</text:p>
          </table:table-cell>
          <table:table-cell office:value-type="string" calcext:value-type="string">
            <text:p>47:01</text:p>
          </table:table-cell>
        </table:table-row>
        <table:table-row table:style-name="ro1">
          <table:table-cell office:value-type="string" calcext:value-type="string">
            <text:p>מחילה בריבית | שיעור מאת מרן הרב אשר וייס שליט"א | תשפ"ד</text:p>
          </table:table-cell>
          <table:table-cell office:value-type="string" calcext:value-type="string">
            <text:p>https://www.youtube.com/watch?v=9yfCqu4TjiE</text:p>
          </table:table-cell>
          <table:table-cell office:value-type="date" office:date-value="2023-11-01" calcext:value-type="date">
            <text:p>2023-11-01</text:p>
          </table:table-cell>
          <table:table-cell office:value-type="string" calcext:value-type="string">
            <text:p>39:15</text:p>
          </table:table-cell>
        </table:table-row>
        <table:table-row table:style-name="ro1">
          <table:table-cell office:value-type="string" calcext:value-type="string">
            <text:p>דברי הספד על הגאון ר' ברוך מרדכי אזרחי זצ"ל בתחילת שיעור שבועי | מאת הרב אשר וייס שליט"א</text:p>
          </table:table-cell>
          <table:table-cell office:value-type="string" calcext:value-type="string">
            <text:p>https://www.youtube.com/watch?v=1Km4rZzgUko</text:p>
          </table:table-cell>
          <table:table-cell office:value-type="date" office:date-value="2023-11-01" calcext:value-type="date">
            <text:p>2023-11-01</text:p>
          </table:table-cell>
          <table:table-cell office:value-type="string" calcext:value-type="string">
            <text:p>9:36</text:p>
          </table:table-cell>
        </table:table-row>
        <table:table-row table:style-name="ro1">
          <table:table-cell office:value-type="string" calcext:value-type="string">
            <text:p>הלעיטהו לרשע וימות | שיעור כללי מאת מרן הרב אשר וייס שליט"א | מסכת בבא קמא</text:p>
          </table:table-cell>
          <table:table-cell office:value-type="string" calcext:value-type="string">
            <text:p>https://www.youtube.com/watch?v=sDxoHmIZkS0&amp;t=28s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41:21</text:p>
          </table:table-cell>
        </table:table-row>
        <table:table-row table:style-name="ro1">
          <table:table-cell office:value-type="string" calcext:value-type="string">
            <text:p>סוגית ייאוש | שיעור כללי מאת מרן הרב אשר וייס שליט"א | מסכת בבא קמא</text:p>
          </table:table-cell>
          <table:table-cell office:value-type="string" calcext:value-type="string">
            <text:p>https://www.youtube.com/watch?v=0Y6V175YhIg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38:32</text:p>
          </table:table-cell>
        </table:table-row>
        <table:table-row table:style-name="ro1">
          <table:table-cell office:value-type="string" calcext:value-type="string">
            <text:p>אבנו סכינו ומשאו שהניחן בראש גגו | שיעור כללי מאת מרן הרב אשר וייס שליט"א | מסכת בבא קמא</text:p>
          </table:table-cell>
          <table:table-cell office:value-type="string" calcext:value-type="string">
            <text:p>https://www.youtube.com/watch?v=3gIL2WP1t-Y</text:p>
          </table:table-cell>
          <table:table-cell office:value-type="date" office:date-value="2023-11-05" calcext:value-type="date">
            <text:p>2023-11-05</text:p>
          </table:table-cell>
          <table:table-cell office:value-type="string" calcext:value-type="string">
            <text:p>37:52</text:p>
          </table:table-cell>
        </table:table-row>
        <table:table-row table:style-name="ro1">
          <table:table-cell office:value-type="string" calcext:value-type="string">
            <text:p>תפילה בעת מלחמה - מסר קצר לפרשת חיי שרה | מאת מרן הרב אשר וייס שליט"א | תשפ"ד</text:p>
          </table:table-cell>
          <table:table-cell office:value-type="string" calcext:value-type="string">
            <text:p>https://www.youtube.com/watch?v=SPSUZJ_2bNY</text:p>
          </table:table-cell>
          <table:table-cell office:value-type="date" office:date-value="2023-11-09" calcext:value-type="date">
            <text:p>2023-11-09</text:p>
          </table:table-cell>
          <table:table-cell office:value-type="string" calcext:value-type="string">
            <text:p>16:22</text:p>
          </table:table-cell>
        </table:table-row>
        <table:table-row table:style-name="ro1">
          <table:table-cell office:value-type="string" calcext:value-type="string">
            <text:p>The Mitzvah of Tefillah | Weekly Shiur By Rav Asher Weiss Shlit"a</text:p>
          </table:table-cell>
          <table:table-cell office:value-type="string" calcext:value-type="string">
            <text:p>https://www.youtube.com/watch?v=LuJqU8RlsEs</text:p>
          </table:table-cell>
          <table:table-cell office:value-type="date" office:date-value="2023-11-10" calcext:value-type="date">
            <text:p>2023-11-10</text:p>
          </table:table-cell>
          <table:table-cell office:value-type="string" calcext:value-type="string">
            <text:p>35:33</text:p>
          </table:table-cell>
        </table:table-row>
        <table:table-row table:style-name="ro1">
          <table:table-cell office:value-type="string" calcext:value-type="string">
            <text:p>מצות התפילה | שיעור שבועי מאת מרן הרב אשר וייס שליט"א | פרשת חיי שרה תשפ"ד</text:p>
          </table:table-cell>
          <table:table-cell office:value-type="string" calcext:value-type="string">
            <text:p>https://www.youtube.com/watch?v=yjwJRy6vvvE</text:p>
          </table:table-cell>
          <table:table-cell office:value-type="date" office:date-value="2023-11-10" calcext:value-type="date">
            <text:p>2023-11-10</text:p>
          </table:table-cell>
          <table:table-cell office:value-type="string" calcext:value-type="string">
            <text:p>52:32</text:p>
          </table:table-cell>
        </table:table-row>
        <table:table-row table:style-name="ro1">
          <table:table-cell office:value-type="string" calcext:value-type="string">
            <text:p>מסר קצר לפרשת תולדות | מאת מרן הרב אשר וייס שליט"א | תשפ"ד</text:p>
          </table:table-cell>
          <table:table-cell office:value-type="string" calcext:value-type="string">
            <text:p>https://www.youtube.com/watch?v=-mkMAruxJsA</text:p>
          </table:table-cell>
          <table:table-cell office:value-type="date" office:date-value="2023-11-14" calcext:value-type="date">
            <text:p>2023-11-14</text:p>
          </table:table-cell>
          <table:table-cell office:value-type="string" calcext:value-type="string">
            <text:p>4:19</text:p>
          </table:table-cell>
        </table:table-row>
        <table:table-row table:style-name="ro1">
          <table:table-cell office:value-type="string" calcext:value-type="string">
            <text:p>Apostasy (מומר) in Halacha | Shiur By Rav Asher Weiss Shlit"a</text:p>
          </table:table-cell>
          <table:table-cell office:value-type="string" calcext:value-type="string">
            <text:p>https://www.youtube.com/watch?v=dbtxY-3LxZk</text:p>
          </table:table-cell>
          <table:table-cell office:value-type="date" office:date-value="2023-11-14" calcext:value-type="date">
            <text:p>2023-11-14</text:p>
          </table:table-cell>
          <table:table-cell office:value-type="string" calcext:value-type="string">
            <text:p>51:58</text:p>
          </table:table-cell>
        </table:table-row>
        <table:table-row table:style-name="ro1">
          <table:table-cell office:value-type="string" calcext:value-type="string">
            <text:p>המכשיל את חבירו בחטא דרך עקיפה - לפני עור לא תתן מכשול | שיעור שבועי מאת מרן הרב אשר וייס שליט"א</text:p>
          </table:table-cell>
          <table:table-cell office:value-type="string" calcext:value-type="string">
            <text:p>https://www.youtube.com/watch?v=aTsESGq7_yQ</text:p>
          </table:table-cell>
          <table:table-cell office:value-type="date" office:date-value="2023-11-15" calcext:value-type="date">
            <text:p>2023-11-15</text:p>
          </table:table-cell>
          <table:table-cell office:value-type="string" calcext:value-type="string">
            <text:p>47:15</text:p>
          </table:table-cell>
        </table:table-row>
        <table:table-row table:style-name="ro1">
          <table:table-cell office:value-type="string" calcext:value-type="string">
            <text:p>Indirectly Causing Someone to Sin | Weekly Shiur By Rav Asher Weiss Shlit"a</text:p>
          </table:table-cell>
          <table:table-cell office:value-type="string" calcext:value-type="string">
            <text:p>https://www.youtube.com/watch?v=Ze64s-qTMgc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44:22</text:p>
          </table:table-cell>
        </table:table-row>
        <table:table-row table:style-name="ro1">
          <table:table-cell office:value-type="string" calcext:value-type="string">
            <text:p>מצוות תלמוד תורה בשעת מלחמה - שיחת חיזוק לתושבי שדרות - מאת מרן הרב אשר וייס שליט"א</text:p>
          </table:table-cell>
          <table:table-cell office:value-type="string" calcext:value-type="string">
            <text:p>https://www.youtube.com/watch?v=1RVPtNlVSPc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33:44</text:p>
          </table:table-cell>
        </table:table-row>
        <table:table-row table:style-name="ro1">
          <table:table-cell office:value-type="string" calcext:value-type="string">
            <text:p>מסר לקצר לתקופה מיוחדת של המלחמה הנוראה | מאת מרן הרב אשר וייס שליט"א | תשפ"ד</text:p>
          </table:table-cell>
          <table:table-cell office:value-type="string" calcext:value-type="string">
            <text:p>https://www.youtube.com/watch?v=cJx-mRhcn1c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9:53</text:p>
          </table:table-cell>
        </table:table-row>
        <table:table-row table:style-name="ro1">
          <table:table-cell office:value-type="string" calcext:value-type="string">
            <text:p>ריבית מוקדמת ומאוחרת | שיעור מאת מרן הרב אשר וייס שליט"א | תשפ"ד</text:p>
          </table:table-cell>
          <table:table-cell office:value-type="string" calcext:value-type="string">
            <text:p>https://www.youtube.com/watch?v=6mRBgWOUP80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25:43</text:p>
          </table:table-cell>
        </table:table-row>
        <table:table-row table:style-name="ro1">
          <table:table-cell office:value-type="string" calcext:value-type="string">
            <text:p>מסר של חיזוק לימי המלחמה | מאת מרן הרב אשר וייס שליט"א לאברכי כולל של מורנו שליט"א</text:p>
          </table:table-cell>
          <table:table-cell office:value-type="string" calcext:value-type="string">
            <text:p>https://www.youtube.com/watch?v=Sls6B9cPyLA</text:p>
          </table:table-cell>
          <table:table-cell office:value-type="date" office:date-value="2023-11-17" calcext:value-type="date">
            <text:p>2023-11-17</text:p>
          </table:table-cell>
          <table:table-cell office:value-type="string" calcext:value-type="string">
            <text:p>5:48</text:p>
          </table:table-cell>
        </table:table-row>
        <table:table-row table:style-name="ro1">
          <table:table-cell office:value-type="string" calcext:value-type="string">
            <text:p>שבע ברכות חתנים | שיעור שבועי מאת מרן הרב אשר וייס שליט"א</text:p>
          </table:table-cell>
          <table:table-cell office:value-type="string" calcext:value-type="string">
            <text:p>https://www.youtube.com/watch?v=LeV0K0E_1t8</text:p>
          </table:table-cell>
          <table:table-cell office:value-type="date" office:date-value="2023-11-22" calcext:value-type="date">
            <text:p>2023-11-22</text:p>
          </table:table-cell>
          <table:table-cell office:value-type="string" calcext:value-type="string">
            <text:p>52:59</text:p>
          </table:table-cell>
        </table:table-row>
        <table:table-row table:style-name="ro1">
          <table:table-cell office:value-type="string" calcext:value-type="string">
            <text:p>חטופים בהלכה - הלכות פדיון שבויים | שיעור מאת מרן הרב אשר וייס שליט"א</text:p>
          </table:table-cell>
          <table:table-cell office:value-type="string" calcext:value-type="string">
            <text:p>https://www.youtube.com/watch?v=vpzAJikIiAg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52:18</text:p>
          </table:table-cell>
        </table:table-row>
        <table:table-row table:style-name="ro1">
          <table:table-cell office:value-type="string" calcext:value-type="string">
            <text:p>Laws of Sheva Brachos | Weekly Shiur By Rav Asher Weiss Shlit"a</text:p>
          </table:table-cell>
          <table:table-cell office:value-type="string" calcext:value-type="string">
            <text:p>https://www.youtube.com/watch?v=tRN8xkqluIo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34:32</text:p>
          </table:table-cell>
        </table:table-row>
        <table:table-row table:style-name="ro1">
          <table:table-cell office:value-type="string" calcext:value-type="string">
            <text:p>The Ethical Halachic Dilemma of Releasing Terrorists in Exchange for Hostages | by Rav Asher Weiss</text:p>
          </table:table-cell>
          <table:table-cell office:value-type="string" calcext:value-type="string">
            <text:p>https://www.youtube.com/watch?v=o-YoHrSjJS4</text:p>
          </table:table-cell>
          <table:table-cell office:value-type="date" office:date-value="2023-11-27" calcext:value-type="date">
            <text:p>2023-11-27</text:p>
          </table:table-cell>
          <table:table-cell office:value-type="string" calcext:value-type="string">
            <text:p>47:04</text:p>
          </table:table-cell>
        </table:table-row>
        <table:table-row table:style-name="ro1">
          <table:table-cell office:value-type="string" calcext:value-type="string">
            <text:p>חטופים בהלכה - הלכות פדיון שבויים | שיעור מאת מרן הרב אשר וייס שליט"א</text:p>
          </table:table-cell>
          <table:table-cell office:value-type="string" calcext:value-type="string">
            <text:p>https://www.youtube.com/watch?v=DQS_HwygqIY</text:p>
          </table:table-cell>
          <table:table-cell office:value-type="date" office:date-value="2023-11-27" calcext:value-type="date">
            <text:p>2023-11-27</text:p>
          </table:table-cell>
          <table:table-cell office:value-type="string" calcext:value-type="string">
            <text:p>53:58</text:p>
          </table:table-cell>
        </table:table-row>
        <table:table-row table:style-name="ro1">
          <table:table-cell office:value-type="string" calcext:value-type="string">
            <text:p>שיעור שבועי: חטופים בהלכה - הלכות פדיון שבויים | מאת מרן הרב אשר וייס שליט"א</text:p>
          </table:table-cell>
          <table:table-cell office:value-type="string" calcext:value-type="string">
            <text:p>https://www.youtube.com/watch?v=Az8Q6fDbiTk</text:p>
          </table:table-cell>
          <table:table-cell office:value-type="date" office:date-value="2023-11-28" calcext:value-type="date">
            <text:p>2023-11-28</text:p>
          </table:table-cell>
          <table:table-cell office:value-type="string" calcext:value-type="string">
            <text:p>53:10</text:p>
          </table:table-cell>
        </table:table-row>
        <table:table-row table:style-name="ro1">
          <table:table-cell office:value-type="string" calcext:value-type="string">
            <text:p>גדר הכסף בהלכה | שיעור מאת מרן הרב אשר וייס שליט"א על הלכות רבית | תשפ"ד</text:p>
          </table:table-cell>
          <table:table-cell office:value-type="string" calcext:value-type="string">
            <text:p>https://www.youtube.com/watch?v=A5todTuc62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45:01</text:p>
          </table:table-cell>
        </table:table-row>
        <table:table-row table:style-name="ro1">
          <table:table-cell office:value-type="string" calcext:value-type="string">
            <text:p>New Video: Releasing Terrorists in Exchange for Hostages | Shiur by Rav Asher Weiss Shlit"a</text:p>
          </table:table-cell>
          <table:table-cell office:value-type="string" calcext:value-type="string">
            <text:p>https://www.youtube.com/watch?v=YCx5iJpo99Q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47:34</text:p>
          </table:table-cell>
        </table:table-row>
        <table:table-row table:style-name="ro1">
          <table:table-cell office:value-type="string" calcext:value-type="string">
            <text:p>A Short Thought for Parshas Vayishlach | By Rav Asher Weiss Shlit"a | 5784</text:p>
          </table:table-cell>
          <table:table-cell office:value-type="string" calcext:value-type="string">
            <text:p>https://www.youtube.com/watch?v=N5H-DUL-evs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4:04</text:p>
          </table:table-cell>
        </table:table-row>
        <table:table-row table:style-name="ro1">
          <table:table-cell office:value-type="string" calcext:value-type="string">
            <text:p>מסר קצר לפרשת וישלח | מאת מרן הרב אשר וייס שליט"א | תשפ"ד</text:p>
          </table:table-cell>
          <table:table-cell office:value-type="string" calcext:value-type="string">
            <text:p>https://www.youtube.com/watch?v=DQRiZOnwpek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5:28</text:p>
          </table:table-cell>
        </table:table-row>
        <table:table-row table:style-name="ro1">
          <table:table-cell office:value-type="string" calcext:value-type="string">
            <text:p>Endangering Others to Save Yourself | Shiur by Rav Asher Weiss Shlit"a</text:p>
          </table:table-cell>
          <table:table-cell office:value-type="string" calcext:value-type="string">
            <text:p>https://www.youtube.com/watch?v=e1n-x8iZsO4</text:p>
          </table:table-cell>
          <table:table-cell office:value-type="date" office:date-value="2023-12-04" calcext:value-type="date">
            <text:p>2023-12-04</text:p>
          </table:table-cell>
          <table:table-cell office:value-type="string" calcext:value-type="string">
            <text:p>53:27</text:p>
          </table:table-cell>
        </table:table-row>
        <table:table-row table:style-name="ro1">
          <table:table-cell office:value-type="string" calcext:value-type="string">
            <text:p>נר איש וביתו - נר חנוכה בתנאי שדה המלחמה | שיעור שבועי מאת מרן הרב אשר וייס שליט"א</text:p>
          </table:table-cell>
          <table:table-cell office:value-type="string" calcext:value-type="string">
            <text:p>https://www.youtube.com/watch?v=G4YHJtkrvtA</text:p>
          </table:table-cell>
          <table:table-cell office:value-type="date" office:date-value="2023-12-06" calcext:value-type="date">
            <text:p>2023-12-06</text:p>
          </table:table-cell>
          <table:table-cell office:value-type="string" calcext:value-type="string">
            <text:p>52:01</text:p>
          </table:table-cell>
        </table:table-row>
        <table:table-row table:style-name="ro1">
          <table:table-cell office:value-type="string" calcext:value-type="string">
            <text:p>Lighting The Menorah (Chanukah Candles) in Shul | Shiur by Rav Asher Weiss Shlit"a</text:p>
          </table:table-cell>
          <table:table-cell office:value-type="string" calcext:value-type="string">
            <text:p>https://www.youtube.com/watch?v=kjP-SqXcZh8</text:p>
          </table:table-cell>
          <table:table-cell office:value-type="date" office:date-value="2023-12-06" calcext:value-type="date">
            <text:p>2023-12-06</text:p>
          </table:table-cell>
          <table:table-cell office:value-type="string" calcext:value-type="string">
            <text:p>56:53</text:p>
          </table:table-cell>
        </table:table-row>
        <table:table-row table:style-name="ro1">
          <table:table-cell office:value-type="string" calcext:value-type="string">
            <text:p>Divrei Chizzuk for Chanukah in Light of the War in Eretz Yisrael | By Rav Asher Weiss Shlit"a | 5784</text:p>
          </table:table-cell>
          <table:table-cell office:value-type="string" calcext:value-type="string">
            <text:p>https://www.youtube.com/watch?v=iaLETLaVuhI</text:p>
          </table:table-cell>
          <table:table-cell office:value-type="date" office:date-value="2023-12-07" calcext:value-type="date">
            <text:p>2023-12-07</text:p>
          </table:table-cell>
          <table:table-cell office:value-type="string" calcext:value-type="string">
            <text:p>15:25</text:p>
          </table:table-cell>
        </table:table-row>
        <table:table-row table:style-name="ro1">
          <table:table-cell office:value-type="string" calcext:value-type="string">
            <text:p>דברי חיזוק והתעוררות לימי חנוכה בעקבות המלחמה בארץ ישראל | מאת מרן הרב אשר וייס שליט"א | תשפ"ד</text:p>
          </table:table-cell>
          <table:table-cell office:value-type="string" calcext:value-type="string">
            <text:p>https://www.youtube.com/watch?v=_VsI5Qvibgg</text:p>
          </table:table-cell>
          <table:table-cell office:value-type="date" office:date-value="2023-12-07" calcext:value-type="date">
            <text:p>2023-12-07</text:p>
          </table:table-cell>
          <table:table-cell office:value-type="string" calcext:value-type="string">
            <text:p>41:38</text:p>
          </table:table-cell>
        </table:table-row>
        <table:table-row table:style-name="ro1">
          <table:table-cell office:value-type="string" calcext:value-type="string">
            <text:p>The Mitzvah of Ner Chanukah | Weekly Shiur By Rav Asher Weiss Shlit"a</text:p>
          </table:table-cell>
          <table:table-cell office:value-type="string" calcext:value-type="string">
            <text:p>https://www.youtube.com/watch?v=KMVNN0I64ms&amp;t=1566s</text:p>
          </table:table-cell>
          <table:table-cell office:value-type="date" office:date-value="2023-12-08" calcext:value-type="date">
            <text:p>2023-12-08</text:p>
          </table:table-cell>
          <table:table-cell office:value-type="string" calcext:value-type="string">
            <text:p>43:03</text:p>
          </table:table-cell>
        </table:table-row>
        <table:table-row table:style-name="ro1">
          <table:table-cell office:value-type="string" calcext:value-type="string">
            <text:p>מסר קצר לימי חנוכה ושעת מלחמה | מאת מרן הרב אשר וייס שליט"א | תשפ"ד</text:p>
          </table:table-cell>
          <table:table-cell office:value-type="string" calcext:value-type="string">
            <text:p>https://www.youtube.com/watch?v=gOlVqyPwX8s</text:p>
          </table:table-cell>
          <table:table-cell office:value-type="date" office:date-value="2023-12-08" calcext:value-type="date">
            <text:p>2023-12-08</text:p>
          </table:table-cell>
          <table:table-cell office:value-type="string" calcext:value-type="string">
            <text:p>12:15</text:p>
          </table:table-cell>
        </table:table-row>
        <table:table-row table:style-name="ro1">
          <table:table-cell office:value-type="string" calcext:value-type="string">
            <text:p>Powerful words of Inspiration By Rav Asher Weiss Shlit"a @ his American Kollel's Chanukah Mesiba</text:p>
          </table:table-cell>
          <table:table-cell office:value-type="string" calcext:value-type="string">
            <text:p>https://www.youtube.com/watch?v=4fpj5ugcd9k</text:p>
          </table:table-cell>
          <table:table-cell office:value-type="date" office:date-value="2023-12-12" calcext:value-type="date">
            <text:p>2023-12-12</text:p>
          </table:table-cell>
          <table:table-cell office:value-type="string" calcext:value-type="string">
            <text:p>20:02</text:p>
          </table:table-cell>
        </table:table-row>
        <table:table-row table:style-name="ro1">
          <table:table-cell office:value-type="string" calcext:value-type="string">
            <text:p>Making An Ohel on Shabbos | Shiur By Rav Asher Weiss Shlit"a</text:p>
          </table:table-cell>
          <table:table-cell office:value-type="string" calcext:value-type="string">
            <text:p>https://www.youtube.com/watch?v=u60AYMNiQ-w</text:p>
          </table:table-cell>
          <table:table-cell office:value-type="date" office:date-value="2023-12-13" calcext:value-type="date">
            <text:p>2023-12-13</text:p>
          </table:table-cell>
          <table:table-cell office:value-type="string" calcext:value-type="string">
            <text:p>39:52</text:p>
          </table:table-cell>
        </table:table-row>
        <table:table-row table:style-name="ro1">
          <table:table-cell office:value-type="string" calcext:value-type="string">
            <text:p>NEW: A Short Thought for Chanukah | By Rav Asher Weiss Shlit"a | 5784</text:p>
          </table:table-cell>
          <table:table-cell office:value-type="string" calcext:value-type="string">
            <text:p>https://www.youtube.com/watch?v=_lSE5w8dbAc</text:p>
          </table:table-cell>
          <table:table-cell office:value-type="date" office:date-value="2023-12-13" calcext:value-type="date">
            <text:p>2023-12-13</text:p>
          </table:table-cell>
          <table:table-cell office:value-type="string" calcext:value-type="string">
            <text:p>9:52</text:p>
          </table:table-cell>
        </table:table-row>
        <table:table-row table:style-name="ro1">
          <table:table-cell office:value-type="string" calcext:value-type="string">
            <text:p>הלל בחנוכה | שיעור שבועי מאת מרן הרב אשר וייס שליט"א</text:p>
          </table:table-cell>
          <table:table-cell office:value-type="string" calcext:value-type="string">
            <text:p>https://www.youtube.com/watch?v=Rhxoks1ttFE</text:p>
          </table:table-cell>
          <table:table-cell office:value-type="date" office:date-value="2023-12-13" calcext:value-type="date">
            <text:p>2023-12-13</text:p>
          </table:table-cell>
          <table:table-cell office:value-type="string" calcext:value-type="string">
            <text:p>45:17</text:p>
          </table:table-cell>
        </table:table-row>
        <table:table-row table:style-name="ro1">
          <table:table-cell office:value-type="string" calcext:value-type="string">
            <text:p>דברי חיזוק לימי חנוכה ושעת מלחמה | מאת מרן הרב אשר וייס שליט"א | תשפ"ד</text:p>
          </table:table-cell>
          <table:table-cell office:value-type="string" calcext:value-type="string">
            <text:p>https://www.youtube.com/watch?v=n_mH3wNcCOA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6:25</text:p>
          </table:table-cell>
        </table:table-row>
        <table:table-row table:style-name="ro1">
          <table:table-cell office:value-type="string" calcext:value-type="string">
            <text:p>Transportation On Shabbos | Rav Asher Weiss on Riding Bicycles, Tricycles, Trains... on Shabbos</text:p>
          </table:table-cell>
          <table:table-cell office:value-type="string" calcext:value-type="string">
            <text:p>https://www.youtube.com/watch?v=TK7ebCTSxdA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3:29</text:p>
          </table:table-cell>
        </table:table-row>
        <table:table-row table:style-name="ro1">
          <table:table-cell office:value-type="string" calcext:value-type="string">
            <text:p>Harav Asher Weiss Shlit"a on the Greatness of The Hafla'ah, Harav Pinchas HaLevi Horowitz</text:p>
          </table:table-cell>
          <table:table-cell office:value-type="string" calcext:value-type="string">
            <text:p>https://www.youtube.com/watch?v=Mh2mXUvc68Q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1:26</text:p>
          </table:table-cell>
        </table:table-row>
        <table:table-row table:style-name="ro1">
          <table:table-cell office:value-type="string" calcext:value-type="string">
            <text:p>Request from Harav Asher Weiss Shlit”a: Please Daven for נתנאל יעקב בן יהודית שרה לרפו"ש</text:p>
          </table:table-cell>
          <table:table-cell office:value-type="string" calcext:value-type="string">
            <text:p>https://www.youtube.com/watch?v=lTkCD1O-5_M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0:38</text:p>
          </table:table-cell>
        </table:table-row>
        <table:table-row table:style-name="ro1">
          <table:table-cell office:value-type="string" calcext:value-type="string">
            <text:p>An Agreement Which Allows A Possibility Of Ribbis | Shiur By Rav Asher Weiss Shlit"a on צד אחד ברבית</text:p>
          </table:table-cell>
          <table:table-cell office:value-type="string" calcext:value-type="string">
            <text:p>https://www.youtube.com/watch?v=0Z_N0wiMVX8</text:p>
          </table:table-cell>
          <table:table-cell office:value-type="date" office:date-value="2023-12-14" calcext:value-type="date">
            <text:p>2023-12-14</text:p>
          </table:table-cell>
          <table:table-cell office:value-type="string" calcext:value-type="string">
            <text:p>22:46</text:p>
          </table:table-cell>
        </table:table-row>
        <table:table-row table:style-name="ro1">
          <table:table-cell office:value-type="string" calcext:value-type="string">
            <text:p>New Shiur: War Related Questions | Shiur By Rav Asher Weiss Shlit"a in Lakewood, NJ</text:p>
          </table:table-cell>
          <table:table-cell office:value-type="string" calcext:value-type="string">
            <text:p>https://www.youtube.com/watch?v=_HJ57AF4GY0</text:p>
          </table:table-cell>
          <table:table-cell office:value-type="date" office:date-value="2023-12-18" calcext:value-type="date">
            <text:p>2023-12-18</text:p>
          </table:table-cell>
          <table:table-cell office:value-type="string" calcext:value-type="string">
            <text:p>47:40</text:p>
          </table:table-cell>
        </table:table-row>
        <table:table-row table:style-name="ro1">
          <table:table-cell office:value-type="string" calcext:value-type="string">
            <text:p>Divrei Chizzuk in Light of the War in Eretz Yisrael | By Rav Asher Weiss Shlit"a in Teaneck NJ</text:p>
          </table:table-cell>
          <table:table-cell office:value-type="string" calcext:value-type="string">
            <text:p>https://www.youtube.com/watch?v=ucxquTnBJH8</text:p>
          </table:table-cell>
          <table:table-cell office:value-type="date" office:date-value="2023-12-21" calcext:value-type="date">
            <text:p>2023-12-21</text:p>
          </table:table-cell>
          <table:table-cell office:value-type="string" calcext:value-type="string">
            <text:p>45:29</text:p>
          </table:table-cell>
        </table:table-row>
        <table:table-row table:style-name="ro1">
          <table:table-cell office:value-type="string" calcext:value-type="string">
            <text:p>מצוות צריכות כוונה | שיעור כללי מאת מרן הרב אשר וייס שליט"א</text:p>
          </table:table-cell>
          <table:table-cell office:value-type="string" calcext:value-type="string">
            <text:p>https://www.youtube.com/watch?v=3g9XgVICCRw</text:p>
          </table:table-cell>
          <table:table-cell office:value-type="date" office:date-value="2023-12-23" calcext:value-type="date">
            <text:p>2023-12-23</text:p>
          </table:table-cell>
          <table:table-cell office:value-type="string" calcext:value-type="string">
            <text:p>34:14</text:p>
          </table:table-cell>
        </table:table-row>
        <table:table-row table:style-name="ro1">
          <table:table-cell office:value-type="string" calcext:value-type="string">
            <text:p>הבל פיהם של תינוקות של בית רבן | דברי התעוררות מאת מרן הרב אשר וייס שליט"א בעקבות המלחמה בארץ ישראל</text:p>
          </table:table-cell>
          <table:table-cell office:value-type="string" calcext:value-type="string">
            <text:p>https://www.youtube.com/watch?v=ogz7e395EPA</text:p>
          </table:table-cell>
          <table:table-cell office:value-type="date" office:date-value="2023-12-23" calcext:value-type="date">
            <text:p>2023-12-23</text:p>
          </table:table-cell>
          <table:table-cell office:value-type="string" calcext:value-type="string">
            <text:p>8:33</text:p>
          </table:table-cell>
        </table:table-row>
        <table:table-row table:style-name="ro1">
          <table:table-cell office:value-type="string" calcext:value-type="string">
            <text:p>הרב אשר וייס שליט"א על ​​התמודדות עם ילד מרדן | השיעור הוא (באנגלית) עם כתוביות בעברית</text:p>
          </table:table-cell>
          <table:table-cell office:value-type="string" calcext:value-type="string">
            <text:p>https://www.youtube.com/watch?v=fM-f-MGHamo</text:p>
          </table:table-cell>
          <table:table-cell office:value-type="date" office:date-value="2023-12-24" calcext:value-type="date">
            <text:p>2023-12-24</text:p>
          </table:table-cell>
          <table:table-cell office:value-type="string" calcext:value-type="string">
            <text:p>24:13</text:p>
          </table:table-cell>
        </table:table-row>
        <table:table-row table:style-name="ro1">
          <table:table-cell office:value-type="string" calcext:value-type="string">
            <text:p>Considerations of a Posek When to be Machmir and When to be Meikil, Partial Shiur by Rav Asher Weiss</text:p>
          </table:table-cell>
          <table:table-cell office:value-type="string" calcext:value-type="string">
            <text:p>https://www.youtube.com/watch?v=Ab815bJWfD4</text:p>
          </table:table-cell>
          <table:table-cell office:value-type="date" office:date-value="2023-12-25" calcext:value-type="date">
            <text:p>2023-12-25</text:p>
          </table:table-cell>
          <table:table-cell office:value-type="string" calcext:value-type="string">
            <text:p>23:40</text:p>
          </table:table-cell>
        </table:table-row>
        <table:table-row table:style-name="ro1">
          <table:table-cell office:value-type="string" calcext:value-type="string">
            <text:p>Wartime Chizzuk | By Rav Asher Weiss Shlit"a | @ Kehilas Ahavas Yisroel in Cedarhurst, NY</text:p>
          </table:table-cell>
          <table:table-cell office:value-type="string" calcext:value-type="string">
            <text:p>https://www.youtube.com/watch?v=FvIo7TDb5G8</text:p>
          </table:table-cell>
          <table:table-cell office:value-type="date" office:date-value="2023-12-25" calcext:value-type="date">
            <text:p>2023-12-25</text:p>
          </table:table-cell>
          <table:table-cell office:value-type="string" calcext:value-type="string">
            <text:p>46:30</text:p>
          </table:table-cell>
        </table:table-row>
        <table:table-row table:style-name="ro1">
          <table:table-cell office:value-type="string" calcext:value-type="string">
            <text:p>הסכם יששכר וזבולון של שעת מלחמה | מסר קצר מאת מרן הרב אשר וייס שליט"א</text:p>
          </table:table-cell>
          <table:table-cell office:value-type="string" calcext:value-type="string">
            <text:p>https://www.youtube.com/watch?v=jSHVytiqwjs</text:p>
          </table:table-cell>
          <table:table-cell office:value-type="date" office:date-value="2023-12-26" calcext:value-type="date">
            <text:p>2023-12-26</text:p>
          </table:table-cell>
          <table:table-cell office:value-type="string" calcext:value-type="string">
            <text:p>5:34</text:p>
          </table:table-cell>
        </table:table-row>
        <table:table-row table:style-name="ro1">
          <table:table-cell office:value-type="string" calcext:value-type="string">
            <text:p>הסכם יששכר זבולון | שיעור שבועי מאת מרן הרב אשר וייס שליט"א | פרשת ויחי תשפ"ד</text:p>
          </table:table-cell>
          <table:table-cell office:value-type="string" calcext:value-type="string">
            <text:p>https://www.youtube.com/watch?v=jerBIP0UtYE</text:p>
          </table:table-cell>
          <table:table-cell office:value-type="date" office:date-value="2023-12-27" calcext:value-type="date">
            <text:p>2023-12-27</text:p>
          </table:table-cell>
          <table:table-cell office:value-type="string" calcext:value-type="string">
            <text:p>33:11</text:p>
          </table:table-cell>
        </table:table-row>
        <table:table-row table:style-name="ro1">
          <table:table-cell office:value-type="string" calcext:value-type="string">
            <text:p>Communal Perspectives and an Insight Into War-Time Shailos | With Rav Asher Weiss Shlit"a</text:p>
          </table:table-cell>
          <table:table-cell office:value-type="string" calcext:value-type="string">
            <text:p>https://www.youtube.com/watch?v=uREkz08iXB8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45:36</text:p>
          </table:table-cell>
        </table:table-row>
        <table:table-row table:style-name="ro1">
          <table:table-cell office:value-type="string" calcext:value-type="string">
            <text:p>Analyzing The Yissachar-Zevulun Relationship | Weekly Shiur by Rav Asher Weiss Shlit"a | 5784</text:p>
          </table:table-cell>
          <table:table-cell office:value-type="string" calcext:value-type="string">
            <text:p>https://www.youtube.com/watch?v=g8iiAdrk41c</text:p>
          </table:table-cell>
          <table:table-cell office:value-type="date" office:date-value="2023-12-29" calcext:value-type="date">
            <text:p>2023-12-29</text:p>
          </table:table-cell>
          <table:table-cell office:value-type="string" calcext:value-type="string">
            <text:p>46:37</text:p>
          </table:table-cell>
        </table:table-row>
        <table:table-row table:style-name="ro1">
          <table:table-cell office:value-type="string" calcext:value-type="string">
            <text:p>Is The Commander Responsible For The Death of Soldiers He Sent on Mission | Rav Asher Weiss Shlit"a</text:p>
          </table:table-cell>
          <table:table-cell office:value-type="string" calcext:value-type="string">
            <text:p>https://www.youtube.com/watch?v=m_V1fMAsDFU</text:p>
          </table:table-cell>
          <table:table-cell office:value-type="date" office:date-value="2023-12-29" calcext:value-type="date">
            <text:p>2023-12-29</text:p>
          </table:table-cell>
          <table:table-cell office:value-type="string" calcext:value-type="string">
            <text:p>3:11</text:p>
          </table:table-cell>
        </table:table-row>
        <table:table-row table:style-name="ro1">
          <table:table-cell office:value-type="string" calcext:value-type="string">
            <text:p>האם אדם צריך לסכן את עצמו כדי להציל אחרים מדי סכנה | שיעור שבועי מאת מרן הרב אשר וייס שליט"א</text:p>
          </table:table-cell>
          <table:table-cell office:value-type="string" calcext:value-type="string">
            <text:p>https://www.youtube.com/watch?v=TXUu3sxKkuQ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56:34</text:p>
          </table:table-cell>
        </table:table-row>
        <table:table-row table:style-name="ro1">
          <table:table-cell office:value-type="string" calcext:value-type="string">
            <text:p>The Father's Obligation in The Bris Milah of His Son | Shiur by Harav Asher Weiss Shlit"a | 5777</text:p>
          </table:table-cell>
          <table:table-cell office:value-type="string" calcext:value-type="string">
            <text:p>https://www.youtube.com/watch?v=g-0Zv5oHZtY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1:03:16</text:p>
          </table:table-cell>
        </table:table-row>
        <table:table-row table:style-name="ro1">
          <table:table-cell office:value-type="string" calcext:value-type="string">
            <text:p>Divrei Hashkafa Relating to the War in Eretz Yisrael | By Rav Asher Weiss</text:p>
          </table:table-cell>
          <table:table-cell office:value-type="string" calcext:value-type="string">
            <text:p>https://www.youtube.com/watch?v=nDnAQroMB9Y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37:17</text:p>
          </table:table-cell>
        </table:table-row>
        <table:table-row table:style-name="ro1">
          <table:table-cell office:value-type="string" calcext:value-type="string">
            <text:p>Inadvertently Endangering Civilians While Fighting Terrorists | By Harav Asher Weiss Shlit"a</text:p>
          </table:table-cell>
          <table:table-cell office:value-type="string" calcext:value-type="string">
            <text:p>https://www.youtube.com/watch?v=DnwCTKM2jog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46:54</text:p>
          </table:table-cell>
        </table:table-row>
        <table:table-row table:style-name="ro1">
          <table:table-cell office:value-type="string" calcext:value-type="string">
            <text:p>Endangering Yourself to Save Others | Shiur by Rav Asher Weiss Shlit"a</text:p>
          </table:table-cell>
          <table:table-cell office:value-type="string" calcext:value-type="string">
            <text:p>https://www.youtube.com/watch?v=6SjtmuwZEag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24:40</text:p>
          </table:table-cell>
        </table:table-row>
        <table:table-row table:style-name="ro1">
          <table:table-cell office:value-type="string" calcext:value-type="string">
            <text:p>מסר קצר לפרשת שמות ושעת מלחמה | מאת מרן הרב אשר וייס שליט"א | תשפ"ד</text:p>
          </table:table-cell>
          <table:table-cell office:value-type="string" calcext:value-type="string">
            <text:p>https://www.youtube.com/watch?v=FMUSHKuJLb4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12:22</text:p>
          </table:table-cell>
        </table:table-row>
        <table:table-row table:style-name="ro1">
          <table:table-cell office:value-type="string" calcext:value-type="string">
            <text:p>דברי הספד על מרן המשגיח הרב מתתיהו סלומון זצוק"ל | מאת הרב אשר וייס שליט"א</text:p>
          </table:table-cell>
          <table:table-cell office:value-type="string" calcext:value-type="string">
            <text:p>https://www.youtube.com/watch?v=fcXXR_mjBu4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3:22</text:p>
          </table:table-cell>
        </table:table-row>
        <table:table-row table:style-name="ro1">
          <table:table-cell office:value-type="string" calcext:value-type="string">
            <text:p>Hesped on Rabbi Matisyahu Salomon Ztvk"l | By Harav Asher Weiss Shlit"a</text:p>
          </table:table-cell>
          <table:table-cell office:value-type="string" calcext:value-type="string">
            <text:p>https://www.youtube.com/watch?v=XVXqyPd59hU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11:49</text:p>
          </table:table-cell>
        </table:table-row>
        <table:table-row table:style-name="ro1">
          <table:table-cell office:value-type="string" calcext:value-type="string">
            <text:p>מרן הרב אשר וייס שליט"א על הנהגת רבו הדברי יציב בשעת מלחמה</text:p>
          </table:table-cell>
          <table:table-cell office:value-type="string" calcext:value-type="string">
            <text:p>https://www.youtube.com/watch?v=I8u2Yx9BRHU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6:52</text:p>
          </table:table-cell>
        </table:table-row>
        <table:table-row table:style-name="ro1">
          <table:table-cell office:value-type="string" calcext:value-type="string">
            <text:p>מרן הרב אשר וייס שליט"א מדבר על החיילים הקדושים הרב יקיר ימין הכסטר ז"ל הי"ד, והרב דוד שורץ ז"ל הי"ד</text:p>
          </table:table-cell>
          <table:table-cell office:value-type="string" calcext:value-type="string">
            <text:p>https://www.youtube.com/watch?v=7IQ9sBrmsh8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1:31</text:p>
          </table:table-cell>
        </table:table-row>
        <table:table-row table:style-name="ro1">
          <table:table-cell office:value-type="string" calcext:value-type="string">
            <text:p>בדין ריבית קצוצה יוצאה בדיינים | שיעור מאת מרן הרב אשר וייס שליט"א | תשפ"ד</text:p>
          </table:table-cell>
          <table:table-cell office:value-type="string" calcext:value-type="string">
            <text:p>https://www.youtube.com/watch?v=Sb5vSTCj_p0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40:02</text:p>
          </table:table-cell>
        </table:table-row>
        <table:table-row table:style-name="ro1">
          <table:table-cell office:value-type="string" calcext:value-type="string">
            <text:p>The Mitzvah of Kiddush Hashem | Weekly Shiur by Rav Asher Weiss Shlit"a (5779)</text:p>
          </table:table-cell>
          <table:table-cell office:value-type="string" calcext:value-type="string">
            <text:p>https://www.youtube.com/watch?v=678qk0FH4nk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59:12</text:p>
          </table:table-cell>
        </table:table-row>
        <table:table-row table:style-name="ro1">
          <table:table-cell office:value-type="string" calcext:value-type="string">
            <text:p>Not to perform Mitzvos Chavilos Chavilos | Weekly Shiur by Rav Asher Weiss Shlit"a (5777)</text:p>
          </table:table-cell>
          <table:table-cell office:value-type="string" calcext:value-type="string">
            <text:p>https://www.youtube.com/watch?v=mtQhIJNHrBo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57:35</text:p>
          </table:table-cell>
        </table:table-row>
        <table:table-row table:style-name="ro1">
          <table:table-cell office:value-type="string" calcext:value-type="string">
            <text:p>כניסה ותפילה בבית עבודה זרה | שיעור שבועי מאת מרן הרב אשר וייס שליט"א</text:p>
          </table:table-cell>
          <table:table-cell office:value-type="string" calcext:value-type="string">
            <text:p>https://www.youtube.com/watch?v=ADlfuDSWA-k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40:26</text:p>
          </table:table-cell>
        </table:table-row>
        <table:table-row table:style-name="ro1">
          <table:table-cell office:value-type="string" calcext:value-type="string">
            <text:p>Turning a Church into a Shul | Shiur by Rav Asher Weiss Shlit"a</text:p>
          </table:table-cell>
          <table:table-cell office:value-type="string" calcext:value-type="string">
            <text:p>https://www.youtube.com/watch?v=wEGXWly-4Rg</text:p>
          </table:table-cell>
          <table:table-cell office:value-type="date" office:date-value="2024-01-12" calcext:value-type="date">
            <text:p>2024-01-12</text:p>
          </table:table-cell>
          <table:table-cell office:value-type="string" calcext:value-type="string">
            <text:p>32:14</text:p>
          </table:table-cell>
        </table:table-row>
        <table:table-row table:style-name="ro1">
          <table:table-cell office:value-type="string" calcext:value-type="string">
            <text:p>The Essence of The Mitzvah of Tefillin | Shiur by Rav Asher Weiss Shlit"a</text:p>
          </table:table-cell>
          <table:table-cell office:value-type="string" calcext:value-type="string">
            <text:p>https://www.youtube.com/watch?v=aJh37fW9HAo</text:p>
          </table:table-cell>
          <table:table-cell office:value-type="date" office:date-value="2024-01-15" calcext:value-type="date">
            <text:p>2024-01-15</text:p>
          </table:table-cell>
          <table:table-cell office:value-type="string" calcext:value-type="string">
            <text:p>47:57</text:p>
          </table:table-cell>
        </table:table-row>
        <table:table-row table:style-name="ro1">
          <table:table-cell office:value-type="string" calcext:value-type="string">
            <text:p>שלוחו של אדם כמותו | שיעור שבועי מאת מרן הרב אשר וייס שליט"א | פרשת בא תשע"ה</text:p>
          </table:table-cell>
          <table:table-cell office:value-type="string" calcext:value-type="string">
            <text:p>https://www.youtube.com/watch?v=7Usyh0MJB6Y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4:38</text:p>
          </table:table-cell>
        </table:table-row>
        <table:table-row table:style-name="ro1">
          <table:table-cell office:value-type="string" calcext:value-type="string">
            <text:p>קידוש לבנה | שיעור שבועי מאת מרן הרב אשר וייס שליט"א | פרשת בא תש"פ</text:p>
          </table:table-cell>
          <table:table-cell office:value-type="string" calcext:value-type="string">
            <text:p>https://www.youtube.com/watch?v=YJWFKiOengg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45:26</text:p>
          </table:table-cell>
        </table:table-row>
        <table:table-row table:style-name="ro1">
          <table:table-cell office:value-type="string" calcext:value-type="string">
            <text:p>שבות דשבות במקום הפסד | שיעור שבועי מאת מרן הרב אשר וייס שליט"א | פרשת בא תשע"ז</text:p>
          </table:table-cell>
          <table:table-cell office:value-type="string" calcext:value-type="string">
            <text:p>https://www.youtube.com/watch?v=GU58XgZFEZU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8:37</text:p>
          </table:table-cell>
        </table:table-row>
        <table:table-row table:style-name="ro1">
          <table:table-cell office:value-type="string" calcext:value-type="string">
            <text:p>מצות קרבן פסח | שיעור שבועי מאת מרן הרב אשר וייס שליט"א | פרשת בא תשע"ט</text:p>
          </table:table-cell>
          <table:table-cell office:value-type="string" calcext:value-type="string">
            <text:p>https://www.youtube.com/watch?v=7DvnoWlLsjU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2:56</text:p>
          </table:table-cell>
        </table:table-row>
        <table:table-row table:style-name="ro1">
          <table:table-cell office:value-type="string" calcext:value-type="string">
            <text:p>אין מעבירין על המצוות | שיעור שבועי מאת מרן הרב אשר וייס שליט"א | פרשת בא תשע"ו</text:p>
          </table:table-cell>
          <table:table-cell office:value-type="string" calcext:value-type="string">
            <text:p>https://www.youtube.com/watch?v=gKp32nMOlBc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57:04</text:p>
          </table:table-cell>
        </table:table-row>
        <table:table-row table:style-name="ro1">
          <table:table-cell office:value-type="string" calcext:value-type="string">
            <text:p>Kiddush Levana | Weekly Shiur by Rav Asher Weiss Shlit"a | Bo 5780</text:p>
          </table:table-cell>
          <table:table-cell office:value-type="string" calcext:value-type="string">
            <text:p>https://www.youtube.com/watch?v=Cl2kTMkKZA0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49:23</text:p>
          </table:table-cell>
        </table:table-row>
        <table:table-row table:style-name="ro1">
          <table:table-cell office:value-type="string" calcext:value-type="string">
            <text:p>Davar She'eno Mitkaven &amp; Psik Reisha | Weekly Shiur by Rav Asher Weiss Shlit"a | Bo 5778</text:p>
          </table:table-cell>
          <table:table-cell office:value-type="string" calcext:value-type="string">
            <text:p>https://www.youtube.com/watch?v=AI___FipexM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1:04:52</text:p>
          </table:table-cell>
        </table:table-row>
        <table:table-row table:style-name="ro1">
          <table:table-cell office:value-type="string" calcext:value-type="string">
            <text:p>Korban Pesach &amp; Eating Kodshim | Weekly Shiur by Rav Asher Weiss Shlit"a | Bo 5779</text:p>
          </table:table-cell>
          <table:table-cell office:value-type="string" calcext:value-type="string">
            <text:p>https://www.youtube.com/watch?v=cK-GLqwUZ1c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54:04</text:p>
          </table:table-cell>
        </table:table-row>
        <table:table-row table:style-name="ro1">
          <table:table-cell office:value-type="string" calcext:value-type="string">
            <text:p>במצות תפילין ובזמן חיובה | שיעור שבועי מאת מרן הרב אשר וייס שליט"א | פרשת בא תשפ"ד</text:p>
          </table:table-cell>
          <table:table-cell office:value-type="string" calcext:value-type="string">
            <text:p>https://www.youtube.com/watch?v=AvyoFqLOyco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46:28</text:p>
          </table:table-cell>
        </table:table-row>
        <table:table-row table:style-name="ro1">
          <table:table-cell office:value-type="string" calcext:value-type="string">
            <text:p>מסר קצר לפרשת בא | מאת מרן הרב אשר וייס שליט"א | תשפ"ד</text:p>
          </table:table-cell>
          <table:table-cell office:value-type="string" calcext:value-type="string">
            <text:p>https://www.youtube.com/watch?v=SwaQ4JS1kZE</text:p>
          </table:table-cell>
          <table:table-cell office:value-type="date" office:date-value="2024-01-18" calcext:value-type="date">
            <text:p>2024-01-18</text:p>
          </table:table-cell>
          <table:table-cell office:value-type="string" calcext:value-type="string">
            <text:p>8:56</text:p>
          </table:table-cell>
        </table:table-row>
        <table:table-row table:style-name="ro1">
          <table:table-cell office:value-type="string" calcext:value-type="string">
            <text:p>The Mitzvah of Tefillin | Weekly Shiur by Rav Asher Weiss Shlit"a | Bo 5784</text:p>
          </table:table-cell>
          <table:table-cell office:value-type="string" calcext:value-type="string">
            <text:p>https://www.youtube.com/watch?v=RqMqjBytSOQ</text:p>
          </table:table-cell>
          <table:table-cell office:value-type="date" office:date-value="2024-01-19" calcext:value-type="date">
            <text:p>2024-01-19</text:p>
          </table:table-cell>
          <table:table-cell office:value-type="string" calcext:value-type="string">
            <text:p>42:13</text:p>
          </table:table-cell>
        </table:table-row>
        <table:table-row table:style-name="ro1">
          <table:table-cell office:value-type="string" calcext:value-type="string">
            <text:p>War-Related Questions (Shiur at Yeshivas Mevaseret) | Shiur by Rav Asher Weiss Shlit''a</text:p>
          </table:table-cell>
          <table:table-cell office:value-type="string" calcext:value-type="string">
            <text:p>https://www.youtube.com/watch?v=f-EuWAGxpRY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44:40</text:p>
          </table:table-cell>
        </table:table-row>
        <table:table-row table:style-name="ro1">
          <table:table-cell office:value-type="string" calcext:value-type="string">
            <text:p>Desecrating Shabbos for a Mitzvah (From Kiddush HaChodesh to War) | Shiur by Rav Asher Weiss Shlit"a</text:p>
          </table:table-cell>
          <table:table-cell office:value-type="string" calcext:value-type="string">
            <text:p>https://www.youtube.com/watch?v=H7twB1eEzYY</text:p>
          </table:table-cell>
          <table:table-cell office:value-type="date" office:date-value="2024-01-22" calcext:value-type="date">
            <text:p>2024-01-22</text:p>
          </table:table-cell>
          <table:table-cell office:value-type="string" calcext:value-type="string">
            <text:p>35:38</text:p>
          </table:table-cell>
        </table:table-row>
        <table:table-row table:style-name="ro1">
          <table:table-cell office:value-type="string" calcext:value-type="string">
            <text:p>דין מכשירי בעדות קידוש החודש, בפיקוח נפש ובמלחמה אם דוחין שבת | שיעור שבועי מאת הרב אשר וייס שליט"א</text:p>
          </table:table-cell>
          <table:table-cell office:value-type="string" calcext:value-type="string">
            <text:p>https://www.youtube.com/watch?v=7LwtUB9L1J0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49:54</text:p>
          </table:table-cell>
        </table:table-row>
        <table:table-row table:style-name="ro1">
          <table:table-cell office:value-type="string" calcext:value-type="string">
            <text:p>Writing &amp; Erasing on Shabbos, Tearing the Letters on Packages | Shiur by Rav Asher Weiss Shlit"a</text:p>
          </table:table-cell>
          <table:table-cell office:value-type="string" calcext:value-type="string">
            <text:p>https://www.youtube.com/watch?v=HEWIO0DT7rE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37:15</text:p>
          </table:table-cell>
        </table:table-row>
        <table:table-row table:style-name="ro1">
          <table:table-cell office:value-type="string" calcext:value-type="string">
            <text:p>מה תצעק אלי דבר אל בנ"י ויסעו - מסר קצר לפרשת בשלח ושעת מלחמה | מאת מרן הרב אשר וייס שליט"א | תשפ"ד</text:p>
          </table:table-cell>
          <table:table-cell office:value-type="string" calcext:value-type="string">
            <text:p>https://www.youtube.com/watch?v=5NwM6oZMwZY</text:p>
          </table:table-cell>
          <table:table-cell office:value-type="date" office:date-value="2024-01-26" calcext:value-type="date">
            <text:p>2024-01-26</text:p>
          </table:table-cell>
          <table:table-cell office:value-type="string" calcext:value-type="string">
            <text:p>10:37</text:p>
          </table:table-cell>
        </table:table-row>
        <table:table-row table:style-name="ro1">
          <table:table-cell office:value-type="string" calcext:value-type="string">
            <text:p>המוציא מחבירו עליו הראיה | שיעור כללי מאת מרן הרב אשר וייס שליט"א</text:p>
          </table:table-cell>
          <table:table-cell office:value-type="string" calcext:value-type="string">
            <text:p>https://www.youtube.com/watch?v=GnjF7i_RUpA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31:40</text:p>
          </table:table-cell>
        </table:table-row>
        <table:table-row table:style-name="ro1">
          <table:table-cell office:value-type="string" calcext:value-type="string">
            <text:p>Do ‘Machshirin’ of Pikuach Nefesh &amp; Wartime Override Shabbos | Weekly Shiur by Rav Asher Weiss</text:p>
          </table:table-cell>
          <table:table-cell office:value-type="string" calcext:value-type="string">
            <text:p>https://www.youtube.com/watch?v=DkL5-ixmsHU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37:03</text:p>
          </table:table-cell>
        </table:table-row>
        <table:table-row table:style-name="ro1">
          <table:table-cell office:value-type="string" calcext:value-type="string">
            <text:p>הגורם למוות חבירו בשוגג | שיעור שבועי מאת הרב אשר וייס שליט"א | יתרו תשפ"ד</text:p>
          </table:table-cell>
          <table:table-cell office:value-type="string" calcext:value-type="string">
            <text:p>https://www.youtube.com/watch?v=IFOQ06Ens9c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52:14</text:p>
          </table:table-cell>
        </table:table-row>
        <table:table-row table:style-name="ro1">
          <table:table-cell office:value-type="string" calcext:value-type="string">
            <text:p>קטן בתורת הקניינים | שיעור מאת מרן הרב אשר וייס שליט"א | תשפ"ד</text:p>
          </table:table-cell>
          <table:table-cell office:value-type="string" calcext:value-type="string">
            <text:p>https://www.youtube.com/watch?v=H-E21gd5Bp0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47:40</text:p>
          </table:table-cell>
        </table:table-row>
        <table:table-row table:style-name="ro1">
          <table:table-cell office:value-type="string" calcext:value-type="string">
            <text:p>איזה קדושה יש לעזרת נשים | שיעור מאת מרן הרב אשר וייס שליט"א | תשפ"ד</text:p>
          </table:table-cell>
          <table:table-cell office:value-type="string" calcext:value-type="string">
            <text:p>https://www.youtube.com/watch?v=8Qka8b2dRBo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5:58</text:p>
          </table:table-cell>
        </table:table-row>
        <table:table-row table:style-name="ro1">
          <table:table-cell office:value-type="string" calcext:value-type="string">
            <text:p>חיילים שהרגו בשוגג בחבריהם או חטופים האם צריכים כפרה | שיעור שבועי מאת הרב אשר וייס שליט"א | תשפ"ד</text:p>
          </table:table-cell>
          <table:table-cell office:value-type="string" calcext:value-type="string">
            <text:p>https://www.youtube.com/watch?v=4FxgpfvCITI</text:p>
          </table:table-cell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55:21</text:p>
          </table:table-cell>
        </table:table-row>
        <table:table-row table:style-name="ro1">
          <table:table-cell office:value-type="string" calcext:value-type="string">
            <text:p>ויסעו מרפידים | מסר קצר לפרשת יתרו | מאת מרן הרב אשר וייס שליט"א | תשפ"ד</text:p>
          </table:table-cell>
          <table:table-cell office:value-type="string" calcext:value-type="string">
            <text:p>https://www.youtube.com/watch?v=XIWwMRDpBrE</text:p>
          </table:table-cell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11:23</text:p>
          </table:table-cell>
        </table:table-row>
        <table:table-row table:style-name="ro1">
          <table:table-cell office:value-type="string" calcext:value-type="string">
            <text:p>Rav Asher Weiss: Does A Soldier Who Accidentally Killed Their Comrade or A Hostage Need an Atonement</text:p>
          </table:table-cell>
          <table:table-cell office:value-type="string" calcext:value-type="string">
            <text:p>https://www.youtube.com/watch?v=WlzPNgjjzPs</text:p>
          </table:table-cell>
          <table:table-cell office:value-type="date" office:date-value="2024-02-02" calcext:value-type="date">
            <text:p>2024-02-02</text:p>
          </table:table-cell>
          <table:table-cell office:value-type="string" calcext:value-type="string">
            <text:p>45:05</text:p>
          </table:table-cell>
        </table:table-row>
        <table:table-row table:style-name="ro1">
          <table:table-cell office:value-type="string" calcext:value-type="string">
            <text:p>You Should Not Covet (לא תחמד) &amp; You Should Not Desire (לא תתאוה) | Shiur by Rav Asher Weiss Shlit"a</text:p>
          </table:table-cell>
          <table:table-cell office:value-type="string" calcext:value-type="string">
            <text:p>https://www.youtube.com/watch?v=3VbLWi2omAI</text:p>
          </table:table-cell>
          <table:table-cell office:value-type="date" office:date-value="2024-02-05" calcext:value-type="date">
            <text:p>2024-02-05</text:p>
          </table:table-cell>
          <table:table-cell office:value-type="string" calcext:value-type="string">
            <text:p>54:33</text:p>
          </table:table-cell>
        </table:table-row>
        <table:table-row table:style-name="ro1">
          <table:table-cell office:value-type="string" calcext:value-type="string">
            <text:p>פסיקה לעניין ריבית ומקח | שיעור מאת מרן הרב אשר וייס שליט"א | תשפ"ד</text:p>
          </table:table-cell>
          <table:table-cell office:value-type="string" calcext:value-type="string">
            <text:p>https://www.youtube.com/watch?v=vnykZGWqq5U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46:30</text:p>
          </table:table-cell>
        </table:table-row>
        <table:table-row table:style-name="ro1">
          <table:table-cell office:value-type="string" calcext:value-type="string">
            <text:p>תקנת הפעוטות הלכה למעשה | שיעור מאת מרן הרב אשר וייס שליט"א | תשפ"ד</text:p>
          </table:table-cell>
          <table:table-cell office:value-type="string" calcext:value-type="string">
            <text:p>https://www.youtube.com/watch?v=DKTrhI49Wt0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35:25</text:p>
          </table:table-cell>
        </table:table-row>
        <table:table-row table:style-name="ro1">
          <table:table-cell office:value-type="string" calcext:value-type="string">
            <text:p>חיוב תשלומי ממון בלי תביעה | שיעור שבועי מאת הרב אשר וייס שליט"א | פרשת משפטים תשפ"ד</text:p>
          </table:table-cell>
          <table:table-cell office:value-type="string" calcext:value-type="string">
            <text:p>https://www.youtube.com/watch?v=4uGBjm5J5ZU</text:p>
          </table:table-cell>
          <table:table-cell office:value-type="date" office:date-value="2024-02-07" calcext:value-type="date">
            <text:p>2024-02-07</text:p>
          </table:table-cell>
          <table:table-cell office:value-type="string" calcext:value-type="string">
            <text:p>46:23</text:p>
          </table:table-cell>
        </table:table-row>
        <table:table-row table:style-name="ro1">
          <table:table-cell office:value-type="string" calcext:value-type="string">
            <text:p>מסר קצר לפרשת משפטים | מאת מרן הרב אשר וייס שליט"א | תשפ"ד</text:p>
          </table:table-cell>
          <table:table-cell office:value-type="string" calcext:value-type="string">
            <text:p>https://www.youtube.com/watch?v=d8PrKFyLUh8</text:p>
          </table:table-cell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11:49</text:p>
          </table:table-cell>
        </table:table-row>
        <table:table-row table:style-name="ro1">
          <table:table-cell office:value-type="string" calcext:value-type="string">
            <text:p>How to Bring the Shechina Into Our Homes | Chizuk by Rav Asher Weiss Shlit"a to the Monsey Community</text:p>
          </table:table-cell>
          <table:table-cell office:value-type="string" calcext:value-type="string">
            <text:p>https://www.youtube.com/watch?v=ClIn42T4_Kc</text:p>
          </table:table-cell>
          <table:table-cell office:value-type="date" office:date-value="2024-02-15" calcext:value-type="date">
            <text:p>2024-02-15</text:p>
          </table:table-cell>
          <table:table-cell office:value-type="string" calcext:value-type="string">
            <text:p>25:02</text:p>
          </table:table-cell>
        </table:table-row>
        <table:table-row table:style-name="ro1">
          <table:table-cell office:value-type="string" calcext:value-type="string">
            <text:p>אדר ראשון ושני | שיעור שבועי מאת הרב אשר וייס שליט"א</text:p>
          </table:table-cell>
          <table:table-cell office:value-type="string" calcext:value-type="string">
            <text:p>https://www.youtube.com/watch?v=cSspN767z08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50:44</text:p>
          </table:table-cell>
        </table:table-row>
        <table:table-row table:style-name="ro1">
          <table:table-cell office:value-type="string" calcext:value-type="string">
            <text:p>כללי הפסק | Shiur by Rav Asher Weiss Shlit"a on the Rules of Rendering a Halachic Decision</text:p>
          </table:table-cell>
          <table:table-cell office:value-type="string" calcext:value-type="string">
            <text:p>https://www.youtube.com/watch?v=1wAJC3oWf7c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53:55</text:p>
          </table:table-cell>
        </table:table-row>
        <table:table-row table:style-name="ro1">
          <table:table-cell office:value-type="string" calcext:value-type="string">
            <text:p>The Fundamentals of The Law of Shomrim (Jewish Legal Guardians) | Shiur by Rav Asher Weiss Shlit"a</text:p>
          </table:table-cell>
          <table:table-cell office:value-type="string" calcext:value-type="string">
            <text:p>https://www.youtube.com/watch?v=iw8SBNFPmpw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1:05:37</text:p>
          </table:table-cell>
        </table:table-row>
        <table:table-row table:style-name="ro1">
          <table:table-cell office:value-type="string" calcext:value-type="string">
            <text:p>Meisa Machmas Melacha | Shiur by Rav Asher Weiss Shlit"a</text:p>
          </table:table-cell>
          <table:table-cell office:value-type="string" calcext:value-type="string">
            <text:p>https://www.youtube.com/watch?v=o-F1o-VL8YY</text:p>
          </table:table-cell>
          <table:table-cell office:value-type="date" office:date-value="2024-02-21" calcext:value-type="date">
            <text:p>2024-02-21</text:p>
          </table:table-cell>
          <table:table-cell office:value-type="string" calcext:value-type="string">
            <text:p>1:00:46</text:p>
          </table:table-cell>
        </table:table-row>
        <table:table-row table:style-name="ro1">
          <table:table-cell office:value-type="string" calcext:value-type="string">
            <text:p>טוב לב משתה תמיד | מסר קצר לחודש אדר | מאת מרן הרב אשר וייס שליט"א | תשפ"ד</text:p>
          </table:table-cell>
          <table:table-cell office:value-type="string" calcext:value-type="string">
            <text:p>https://www.youtube.com/watch?v=Dd7aSdhYvXk</text:p>
          </table:table-cell>
          <table:table-cell office:value-type="date" office:date-value="2024-02-22" calcext:value-type="date">
            <text:p>2024-02-22</text:p>
          </table:table-cell>
          <table:table-cell office:value-type="string" calcext:value-type="string">
            <text:p>12:27</text:p>
          </table:table-cell>
        </table:table-row>
        <table:table-row table:style-name="ro1">
          <table:table-cell office:value-type="string" calcext:value-type="string">
            <text:p>Adar Rishon &amp; Adar Sheni | Weekly Shiur by Harav Asher Weiss Shlita</text:p>
          </table:table-cell>
          <table:table-cell office:value-type="string" calcext:value-type="string">
            <text:p>https://www.youtube.com/watch?v=z_sWtCuqoX8</text:p>
          </table:table-cell>
          <table:table-cell office:value-type="date" office:date-value="2024-02-23" calcext:value-type="date">
            <text:p>2024-02-23</text:p>
          </table:table-cell>
          <table:table-cell office:value-type="string" calcext:value-type="string">
            <text:p>41:19</text:p>
          </table:table-cell>
        </table:table-row>
        <table:table-row table:style-name="ro1">
          <table:table-cell office:value-type="string" calcext:value-type="string">
            <text:p>דיני מלחמה וברכת הגומל, ודברי חיזוק | מאת הרב אשר וייס שליט"א בארגון שיעורי תורה | השיעור באידיש</text:p>
          </table:table-cell>
          <table:table-cell office:value-type="string" calcext:value-type="string">
            <text:p>https://www.youtube.com/watch?v=5iEt2wYZ1q8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48:22</text:p>
          </table:table-cell>
        </table:table-row>
        <table:table-row table:style-name="ro1">
          <table:table-cell office:value-type="string" calcext:value-type="string">
            <text:p>אמירה לנכרי | שיעור שבועי מאת הרב אשר וייס שליט"א | כי תשא תשפ"ד</text:p>
          </table:table-cell>
          <table:table-cell office:value-type="string" calcext:value-type="string">
            <text:p>https://www.youtube.com/watch?v=XfnzMqv0OH4</text:p>
          </table:table-cell>
          <table:table-cell office:value-type="date" office:date-value="2024-02-27" calcext:value-type="date">
            <text:p>2024-02-27</text:p>
          </table:table-cell>
          <table:table-cell office:value-type="string" calcext:value-type="string">
            <text:p>51:59</text:p>
          </table:table-cell>
        </table:table-row>
        <table:table-row table:style-name="ro1">
          <table:table-cell office:value-type="string" calcext:value-type="string">
            <text:p>מסר קצר לפרשת כי תשא | מאת מרן הרב אשר וייס שליט"א | תשפ"ד</text:p>
          </table:table-cell>
          <table:table-cell office:value-type="string" calcext:value-type="string">
            <text:p>https://www.youtube.com/watch?v=p07cOfJ-Wd0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8:17</text:p>
          </table:table-cell>
        </table:table-row>
        <table:table-row table:style-name="ro1">
          <table:table-cell office:value-type="string" calcext:value-type="string">
            <text:p>Amirah l'Nochri | Shiur By Rav Asher Weiss Shlit"a @ His Kollel for Americans</text:p>
          </table:table-cell>
          <table:table-cell office:value-type="string" calcext:value-type="string">
            <text:p>https://www.youtube.com/watch?v=MxnhwXSxcPE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44:44</text:p>
          </table:table-cell>
        </table:table-row>
        <table:table-row table:style-name="ro1">
          <table:table-cell office:value-type="string" calcext:value-type="string">
            <text:p>Amirah l'Nochri | Weekly Shiur by Harav Asher Weiss Shlita | Ki Sisa 5784</text:p>
          </table:table-cell>
          <table:table-cell office:value-type="string" calcext:value-type="string">
            <text:p>https://www.youtube.com/watch?v=QkZ9N_wDq9M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46:42</text:p>
          </table:table-cell>
        </table:table-row>
        <table:table-row table:style-name="ro1">
          <table:table-cell office:value-type="string" calcext:value-type="string">
            <text:p>Short Thought on Parshas Ki Sisa | by Harav Asher Weiss Shlita | 5784</text:p>
          </table:table-cell>
          <table:table-cell office:value-type="string" calcext:value-type="string">
            <text:p>https://www.youtube.com/watch?v=BSExW97iUdo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8:49</text:p>
          </table:table-cell>
        </table:table-row>
        <table:table-row table:style-name="ro1">
          <table:table-cell office:value-type="string" calcext:value-type="string">
            <text:p>מחצית השקל | שיעור שבועי מאת הרב אשר וייס שליט"א | תשפ"ד</text:p>
          </table:table-cell>
          <table:table-cell office:value-type="string" calcext:value-type="string">
            <text:p>https://www.youtube.com/watch?v=V0vto9BzIsI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51:57</text:p>
          </table:table-cell>
        </table:table-row>
        <table:table-row table:style-name="ro1">
          <table:table-cell office:value-type="string" calcext:value-type="string">
            <text:p>מסר קצר לקראת פורים בשעת מלחמה | מאת מרן הרב אשר וייס שליט"א | תשפ"ד</text:p>
          </table:table-cell>
          <table:table-cell office:value-type="string" calcext:value-type="string">
            <text:p>https://www.youtube.com/watch?v=rA5DLODAE1E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6:32</text:p>
          </table:table-cell>
        </table:table-row>
        <table:table-row table:style-name="ro1">
          <table:table-cell office:value-type="string" calcext:value-type="string">
            <text:p>Zmanim in Halacha | Shiur by Rav Asher Weiss Shlit"a on Shkias Hachamah &amp; Tzais Hakochavim</text:p>
          </table:table-cell>
          <table:table-cell office:value-type="string" calcext:value-type="string">
            <text:p>https://www.youtube.com/watch?v=hLSrKZ3ocpY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53:46</text:p>
          </table:table-cell>
        </table:table-row>
        <table:table-row table:style-name="ro1">
          <table:table-cell office:value-type="string" calcext:value-type="string">
            <text:p>The Mitzvah of Machatzis HaShekel | Weekly Shiur by Harav Asher Weiss Shlita | 5784</text:p>
          </table:table-cell>
          <table:table-cell office:value-type="string" calcext:value-type="string">
            <text:p>https://www.youtube.com/watch?v=wnl8mTcEG4U</text:p>
          </table:table-cell>
          <table:table-cell office:value-type="date" office:date-value="2024-03-08" calcext:value-type="date">
            <text:p>2024-03-08</text:p>
          </table:table-cell>
          <table:table-cell office:value-type="string" calcext:value-type="string">
            <text:p>36:46</text:p>
          </table:table-cell>
        </table:table-row>
        <table:table-row table:style-name="ro1">
          <table:table-cell office:value-type="string" calcext:value-type="string">
            <text:p>Megillah Reading at Nighttime &amp; Daytime: Which Takes Priority? | Harav Asher Weiss Shlita | 5784</text:p>
          </table:table-cell>
          <table:table-cell office:value-type="string" calcext:value-type="string">
            <text:p>https://www.youtube.com/watch?v=HLb1o5g-_3k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46:44</text:p>
          </table:table-cell>
        </table:table-row>
        <table:table-row table:style-name="ro1">
          <table:table-cell office:value-type="string" calcext:value-type="string">
            <text:p>מצוות מגילה ביום ובלילה | שיעור שבועי מאת הרב אשר וייס שליט"א | תשפ"ד</text:p>
          </table:table-cell>
          <table:table-cell office:value-type="string" calcext:value-type="string">
            <text:p>https://www.youtube.com/watch?v=zqSovNWu4ho</text:p>
          </table:table-cell>
          <table:table-cell office:value-type="date" office:date-value="2024-03-20" calcext:value-type="date">
            <text:p>2024-03-20</text:p>
          </table:table-cell>
          <table:table-cell office:value-type="string" calcext:value-type="string">
            <text:p>51:26</text:p>
          </table:table-cell>
        </table:table-row>
        <table:table-row table:style-name="ro1">
          <table:table-cell office:value-type="string" calcext:value-type="string">
            <text:p>מקרא מגילה בשבת ליחידים | מקרא מגילה בלילה וביום | מאת הרב אשר וייס שליט"א</text:p>
          </table:table-cell>
          <table:table-cell office:value-type="string" calcext:value-type="string">
            <text:p>https://www.youtube.com/watch?v=hHDXegXKfRA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1:00:15</text:p>
          </table:table-cell>
        </table:table-row>
        <table:table-row table:style-name="ro1">
          <table:table-cell office:value-type="string" calcext:value-type="string">
            <text:p>עד דלא ידע בין ארור המן לברוך מרדכי | מסר קצר לחג הפורים | מאת מרן הרב אשר וייס שליט"א | תשפ"ד</text:p>
          </table:table-cell>
          <table:table-cell office:value-type="string" calcext:value-type="string">
            <text:p>https://www.youtube.com/watch?v=1Kra64kOhno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10:41</text:p>
          </table:table-cell>
        </table:table-row>
        <table:table-row table:style-name="ro1">
          <table:table-cell office:value-type="string" calcext:value-type="string">
            <text:p>Reading The Megillah on Shabbos For Individuals | Weekly Shiur by Rav Asher Weiss Shlita</text:p>
          </table:table-cell>
          <table:table-cell office:value-type="string" calcext:value-type="string">
            <text:p>https://www.youtube.com/watch?v=yQMR95Vi0e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44:45</text:p>
          </table:table-cell>
        </table:table-row>
        <table:table-row table:style-name="ro1">
          <table:table-cell office:value-type="string" calcext:value-type="string">
            <text:p>אמירת פרשת הקרבנות בכל יום | שיעור שבועי מאת הרב אשר וייס שליט"א | תשפ"ד</text:p>
          </table:table-cell>
          <table:table-cell office:value-type="string" calcext:value-type="string">
            <text:p>https://www.youtube.com/watch?v=wBwvRT4YbGg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45:19</text:p>
          </table:table-cell>
        </table:table-row>
        <table:table-row table:style-name="ro1">
          <table:table-cell office:value-type="string" calcext:value-type="string">
            <text:p>Saying Korbanos Every Day | Weekly Shiur by Harav Asher Weiss Shlita | 5784</text:p>
          </table:table-cell>
          <table:table-cell office:value-type="string" calcext:value-type="string">
            <text:p>https://www.youtube.com/watch?v=gcL6J11ubVI</text:p>
          </table:table-cell>
          <table:table-cell office:value-type="date" office:date-value="2024-03-29" calcext:value-type="date">
            <text:p>2024-03-29</text:p>
          </table:table-cell>
          <table:table-cell office:value-type="string" calcext:value-type="string">
            <text:p>34:51</text:p>
          </table:table-cell>
        </table:table-row>
        <table:table-row table:style-name="ro1">
          <table:table-cell office:value-type="string" calcext:value-type="string">
            <text:p>שיעור חדש: שאלות הלכתיות בזמן מלחמה | שיעור מאת הרב אשר וייס שליט"א | תשפ"ד</text:p>
          </table:table-cell>
          <table:table-cell office:value-type="string" calcext:value-type="string">
            <text:p>https://www.youtube.com/watch?v=jl_v8Y30alA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0:15</text:p>
          </table:table-cell>
        </table:table-row>
        <table:table-row table:style-name="ro1">
          <table:table-cell office:value-type="string" calcext:value-type="string">
            <text:p>The Chasam Sofer on Karpas &amp; Maror | A Short Thought by Rav Asher Weiss Shlit"a | 5784</text:p>
          </table:table-cell>
          <table:table-cell office:value-type="string" calcext:value-type="string">
            <text:p>https://www.youtube.com/watch?v=ptwiOZLVuKU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:03</text:p>
          </table:table-cell>
        </table:table-row>
        <table:table-row table:style-name="ro1">
          <table:table-cell office:value-type="string" calcext:value-type="string">
            <text:p>Insects in Halacha - לא ניתנה תורה למלאכי השרת | Shiur by Harav Asher Weiss Shlita | 5784</text:p>
          </table:table-cell>
          <table:table-cell office:value-type="string" calcext:value-type="string">
            <text:p>https://www.youtube.com/watch?v=lk4g9OHJglA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0:45</text:p>
          </table:table-cell>
        </table:table-row>
        <table:table-row table:style-name="ro1">
          <table:table-cell office:value-type="string" calcext:value-type="string">
            <text:p>International Dateline in Halacha | Shiur by Harav Asher Weiss Shlita | 5784</text:p>
          </table:table-cell>
          <table:table-cell office:value-type="string" calcext:value-type="string">
            <text:p>https://www.youtube.com/watch?v=WHwhz2C-Z6c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58:43</text:p>
          </table:table-cell>
        </table:table-row>
        <table:table-row table:style-name="ro1">
          <table:table-cell office:value-type="string" calcext:value-type="string">
            <text:p>Afikomen | Shiur by Harav Asher Weiss Shlita | 5784</text:p>
          </table:table-cell>
          <table:table-cell office:value-type="string" calcext:value-type="string">
            <text:p>https://www.youtube.com/watch?v=uUSCPdKUPwE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42:36</text:p>
          </table:table-cell>
        </table:table-row>
        <table:table-row table:style-name="ro1">
          <table:table-cell office:value-type="string" calcext:value-type="string">
            <text:p>Rav Asher Weiss Shlit"a Reflects on his Trip to Poland (2024)</text:p>
          </table:table-cell>
          <table:table-cell office:value-type="string" calcext:value-type="string">
            <text:p>https://www.youtube.com/watch?v=tkBtE7ySEic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9:51</text:p>
          </table:table-cell>
        </table:table-row>
        <table:table-row table:style-name="ro1">
          <table:table-cell office:value-type="string" calcext:value-type="string">
            <text:p>Rav Asher Weiss Shlit"a regarding Draft Law</text:p>
          </table:table-cell>
          <table:table-cell office:value-type="string" calcext:value-type="string">
            <text:p>https://www.youtube.com/watch?v=PV-FepqlQZk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1:35</text:p>
          </table:table-cell>
        </table:table-row>
        <table:table-row table:style-name="ro1">
          <table:table-cell office:value-type="string" calcext:value-type="string">
            <text:p>מצוות מצה ואפיקומן | שיעור שבועי מאת הרב אשר וייס שליט"א | תשפ"ד</text:p>
          </table:table-cell>
          <table:table-cell office:value-type="string" calcext:value-type="string">
            <text:p>https://www.youtube.com/watch?v=ph3FBkebaOw</text:p>
          </table:table-cell>
          <table:table-cell office:value-type="date" office:date-value="2024-04-12" calcext:value-type="date">
            <text:p>2024-04-12</text:p>
          </table:table-cell>
          <table:table-cell office:value-type="string" calcext:value-type="string">
            <text:p>1:00:24</text:p>
          </table:table-cell>
        </table:table-row>
        <table:table-row table:style-name="ro1">
          <table:table-cell office:value-type="string" calcext:value-type="string">
            <text:p>Iran's Attack on Israel | A Short Thought by Rav Asher Weiss Shlit"a</text:p>
          </table:table-cell>
          <table:table-cell office:value-type="string" calcext:value-type="string">
            <text:p>https://www.youtube.com/watch?v=75FhdfIGpHc</text:p>
          </table:table-cell>
          <table:table-cell office:value-type="date" office:date-value="2024-04-15" calcext:value-type="date">
            <text:p>2024-04-15</text:p>
          </table:table-cell>
          <table:table-cell office:value-type="string" calcext:value-type="string">
            <text:p>7:13</text:p>
          </table:table-cell>
        </table:table-row>
        <table:table-row table:style-name="ro1">
          <table:table-cell office:value-type="string" calcext:value-type="string">
            <text:p>Haseiba (Reclining at the Seder) | Shiur By Rav Asher Weiss Shlit"a</text:p>
          </table:table-cell>
          <table:table-cell office:value-type="string" calcext:value-type="string">
            <text:p>https://www.youtube.com/watch?v=sAghGdzHhLo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42:38</text:p>
          </table:table-cell>
        </table:table-row>
        <table:table-row table:style-name="ro1">
          <table:table-cell office:value-type="string" calcext:value-type="string">
            <text:p>מצוות הסבה | שיעור שבועי מאת הרב אשר וייס שליט"א | תשפ"ד</text:p>
          </table:table-cell>
          <table:table-cell office:value-type="string" calcext:value-type="string">
            <text:p>https://www.youtube.com/watch?v=lxzAiOuqKVI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53:07</text:p>
          </table:table-cell>
        </table:table-row>
        <table:table-row table:style-name="ro1">
          <table:table-cell office:value-type="string" calcext:value-type="string">
            <text:p>ברכת המצוות | שיעור מאת מרן הרב אשר וייס שליט"א | תשפ"ד</text:p>
          </table:table-cell>
          <table:table-cell office:value-type="string" calcext:value-type="string">
            <text:p>https://www.youtube.com/watch?v=WlORblJ4S-0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55:29</text:p>
          </table:table-cell>
        </table:table-row>
        <table:table-row table:style-name="ro1">
          <table:table-cell office:value-type="string" calcext:value-type="string">
            <text:p>תורת המנהגים | שיעור מאת מרן הרב אשר וייס שליט"א | תשפ"ד</text:p>
          </table:table-cell>
          <table:table-cell office:value-type="string" calcext:value-type="string">
            <text:p>https://www.youtube.com/watch?v=OZqCjlq4SvQ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47:56</text:p>
          </table:table-cell>
        </table:table-row>
        <table:table-row table:style-name="ro1">
          <table:table-cell office:value-type="string" calcext:value-type="string">
            <text:p>קטן שהגדיל בימי הספירה | שיעור שבועי מאת הרב אשר וייס שליט"א | תשפ"ד</text:p>
          </table:table-cell>
          <table:table-cell office:value-type="string" calcext:value-type="string">
            <text:p>https://www.youtube.com/watch?v=kvRwxRXqvjY</text:p>
          </table:table-cell>
          <table:table-cell office:value-type="date" office:date-value="2024-05-03" calcext:value-type="date">
            <text:p>2024-05-03</text:p>
          </table:table-cell>
          <table:table-cell office:value-type="string" calcext:value-type="string">
            <text:p>59:24</text:p>
          </table:table-cell>
        </table:table-row>
        <table:table-row table:style-name="ro1">
          <table:table-cell office:value-type="string" calcext:value-type="string">
            <text:p>מסר קצר לימי ספירת העומר | מאת מרן הרב אשר וייס שליט"א | תשפ"ד</text:p>
          </table:table-cell>
          <table:table-cell office:value-type="string" calcext:value-type="string">
            <text:p>https://www.youtube.com/watch?v=4wAWvqVM_Ng</text:p>
          </table:table-cell>
          <table:table-cell office:value-type="date" office:date-value="2024-05-04" calcext:value-type="date">
            <text:p>2024-05-04</text:p>
          </table:table-cell>
          <table:table-cell office:value-type="string" calcext:value-type="string">
            <text:p>14:44</text:p>
          </table:table-cell>
        </table:table-row>
        <table:table-row table:style-name="ro1">
          <table:table-cell office:value-type="string" calcext:value-type="string">
            <text:p>ואהבת לרעך כמוך | שיעור שבועי מאת הרב אשר וייס שליט"א | תשפ"ד</text:p>
          </table:table-cell>
          <table:table-cell office:value-type="string" calcext:value-type="string">
            <text:p>https://www.youtube.com/watch?v=qmgwnnzDC5M</text:p>
          </table:table-cell>
          <table:table-cell office:value-type="date" office:date-value="2024-05-08" calcext:value-type="date">
            <text:p>2024-05-08</text:p>
          </table:table-cell>
          <table:table-cell office:value-type="string" calcext:value-type="string">
            <text:p>49:15</text:p>
          </table:table-cell>
        </table:table-row>
        <table:table-row table:style-name="ro1">
          <table:table-cell office:value-type="string" calcext:value-type="string">
            <text:p>מסר קצר לפרשת קדושים | מאת מרן הרב אשר וייס שליט"א | תשפ"ד</text:p>
          </table:table-cell>
          <table:table-cell office:value-type="string" calcext:value-type="string">
            <text:p>https://www.youtube.com/watch?v=vtArl-zWf6o</text:p>
          </table:table-cell>
          <table:table-cell office:value-type="date" office:date-value="2024-05-09" calcext:value-type="date">
            <text:p>2024-05-09</text:p>
          </table:table-cell>
          <table:table-cell office:value-type="string" calcext:value-type="string">
            <text:p>11:26</text:p>
          </table:table-cell>
        </table:table-row>
        <table:table-row table:style-name="ro1">
          <table:table-cell office:value-type="string" calcext:value-type="string">
            <text:p>Love Your Fellow Jew As Yourself (ואהבת לרעך כמוך) | Weekly Shiur by Harav Asher Weiss Shlita | 5784</text:p>
          </table:table-cell>
          <table:table-cell office:value-type="string" calcext:value-type="string">
            <text:p>https://www.youtube.com/watch?v=2SIHVwZcF-M</text:p>
          </table:table-cell>
          <table:table-cell office:value-type="date" office:date-value="2024-05-10" calcext:value-type="date">
            <text:p>2024-05-10</text:p>
          </table:table-cell>
          <table:table-cell office:value-type="string" calcext:value-type="string">
            <text:p>40:16</text:p>
          </table:table-cell>
        </table:table-row>
        <table:table-row table:style-name="ro1">
          <table:table-cell office:value-type="string" calcext:value-type="string">
            <text:p>Short Thought on Sefiras HaOmer | by Harav Asher Weiss Shlita | 5784</text:p>
          </table:table-cell>
          <table:table-cell office:value-type="string" calcext:value-type="string">
            <text:p>https://www.youtube.com/watch?v=3znRQhXt_t8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10:30</text:p>
          </table:table-cell>
        </table:table-row>
        <table:table-row table:style-name="ro1">
          <table:table-cell office:value-type="string" calcext:value-type="string">
            <text:p>מצוות ספירת העומר | שיעור שבועי מאת הרב אשר וייס שליט"א | תשפ"ד</text:p>
          </table:table-cell>
          <table:table-cell office:value-type="string" calcext:value-type="string">
            <text:p>https://www.youtube.com/watch?v=srK68HvqSkc</text:p>
          </table:table-cell>
          <table:table-cell office:value-type="date" office:date-value="2024-05-13" calcext:value-type="date">
            <text:p>2024-05-13</text:p>
          </table:table-cell>
          <table:table-cell office:value-type="string" calcext:value-type="string">
            <text:p>53:34</text:p>
          </table:table-cell>
        </table:table-row>
        <table:table-row table:style-name="ro1">
          <table:table-cell office:value-type="string" calcext:value-type="string">
            <text:p>מסר קצר לפרשת אמור | מאת מרן הרב אשר וייס שליט"א | תשפ"ד</text:p>
          </table:table-cell>
          <table:table-cell office:value-type="string" calcext:value-type="string">
            <text:p>https://www.youtube.com/watch?v=kb5K1dtzzPU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Balancing Work, Torah &amp; Family Obligations | Shiur by Harav Asher Weiss Shlita | 5784</text:p>
          </table:table-cell>
          <table:table-cell office:value-type="string" calcext:value-type="string">
            <text:p>https://www.youtube.com/watch?v=rBmbCTs03Nw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36:27</text:p>
          </table:table-cell>
        </table:table-row>
        <table:table-row table:style-name="ro1">
          <table:table-cell office:value-type="string" calcext:value-type="string">
            <text:p>The Mitzvah of Sefiras HaOmer | Weekly Shiur by Harav Asher Weiss Shlita | 5784</text:p>
          </table:table-cell>
          <table:table-cell office:value-type="string" calcext:value-type="string">
            <text:p>https://www.youtube.com/watch?v=fgcGStGb9E8</text:p>
          </table:table-cell>
          <table:table-cell office:value-type="date" office:date-value="2024-05-17" calcext:value-type="date">
            <text:p>2024-05-17</text:p>
          </table:table-cell>
          <table:table-cell office:value-type="string" calcext:value-type="string">
            <text:p>40:13</text:p>
          </table:table-cell>
        </table:table-row>
        <table:table-row table:style-name="ro1">
          <table:table-cell office:value-type="string" calcext:value-type="string">
            <text:p>שו"ת עם רופאים בענייני מלחמה | מאת הרב אשר וייס שליט"א | תשפ"ד</text:p>
          </table:table-cell>
          <table:table-cell office:value-type="string" calcext:value-type="string">
            <text:p>https://www.youtube.com/watch?v=_GBm7D6ac8A</text:p>
          </table:table-cell>
          <table:table-cell office:value-type="date" office:date-value="2024-05-17" calcext:value-type="date">
            <text:p>2024-05-17</text:p>
          </table:table-cell>
          <table:table-cell office:value-type="string" calcext:value-type="string">
            <text:p>1:12:42</text:p>
          </table:table-cell>
        </table:table-row>
        <table:table-row table:style-name="ro1">
          <table:table-cell office:value-type="string" calcext:value-type="string">
            <text:p>Short Thought on Parshas Emor | by Harav Asher Weiss Shlita | 5784</text:p>
          </table:table-cell>
          <table:table-cell office:value-type="string" calcext:value-type="string">
            <text:p>https://www.youtube.com/watch?v=0uj96KtAnZM</text:p>
          </table:table-cell>
          <table:table-cell office:value-type="date" office:date-value="2024-05-18" calcext:value-type="date">
            <text:p>2024-05-18</text:p>
          </table:table-cell>
          <table:table-cell office:value-type="string" calcext:value-type="string">
            <text:p>7:51</text:p>
          </table:table-cell>
        </table:table-row>
        <table:table-row table:style-name="ro1">
          <table:table-cell office:value-type="string" calcext:value-type="string">
            <text:p>Burning Garments in Honor of Rabbi Shimon Bar Yochai on Lag Baomer | Shiur by Rav Asher Weiss Shlita</text:p>
          </table:table-cell>
          <table:table-cell office:value-type="string" calcext:value-type="string">
            <text:p>https://www.youtube.com/watch?v=Sy052CqKML0</text:p>
          </table:table-cell>
          <table:table-cell office:value-type="date" office:date-value="2024-05-20" calcext:value-type="date">
            <text:p>2024-05-20</text:p>
          </table:table-cell>
          <table:table-cell office:value-type="string" calcext:value-type="string">
            <text:p>54:46</text:p>
          </table:table-cell>
        </table:table-row>
        <table:table-row table:style-name="ro1">
          <table:table-cell office:value-type="string" calcext:value-type="string">
            <text:p>מנהג שריפת בגדים במדורת ל''ג בעומר, ביסוד איסור בל תשחית | שיעור שבועי מאת הרב אשר וייס שליטא | תשפד</text:p>
          </table:table-cell>
          <table:table-cell office:value-type="string" calcext:value-type="string">
            <text:p>https://www.youtube.com/watch?v=1UWg5frkoT4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53:46</text:p>
          </table:table-cell>
        </table:table-row>
        <table:table-row table:style-name="ro1">
          <table:table-cell office:value-type="string" calcext:value-type="string">
            <text:p>מסר קצר לל"ג בעומר | מאת הרב אשר וייס שליט"א | תשפ"ד</text:p>
          </table:table-cell>
          <table:table-cell office:value-type="string" calcext:value-type="string">
            <text:p>https://www.youtube.com/watch?v=TTM_inMD2gA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12:33</text:p>
          </table:table-cell>
        </table:table-row>
        <table:table-row table:style-name="ro1">
          <table:table-cell office:value-type="string" calcext:value-type="string">
            <text:p>Introduction to Muktzeh | Shiur By Rav Asher Weiss Shlit"a @ His Kollel for Americans | 2024</text:p>
          </table:table-cell>
          <table:table-cell office:value-type="string" calcext:value-type="string">
            <text:p>https://www.youtube.com/watch?v=SDwfD5x4lJs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41:46</text:p>
          </table:table-cell>
        </table:table-row>
        <table:table-row table:style-name="ro1">
          <table:table-cell office:value-type="string" calcext:value-type="string">
            <text:p>Fixing Psulim on Arba Minim | Shiur By Rav Asher Weiss Shlit"a @ His Kollel for Americans | 2024</text:p>
          </table:table-cell>
          <table:table-cell office:value-type="string" calcext:value-type="string">
            <text:p>https://www.youtube.com/watch?v=bSVMjstJTjg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37:46</text:p>
          </table:table-cell>
        </table:table-row>
        <table:table-row table:style-name="ro1">
          <table:table-cell office:value-type="string" calcext:value-type="string">
            <text:p>The Minhag of Burning Garments on Lag B'Omer | Weekly Shiur by Harav Asher Weiss Shlita | 5784</text:p>
          </table:table-cell>
          <table:table-cell office:value-type="string" calcext:value-type="string">
            <text:p>https://www.youtube.com/watch?v=AJgwpNMIUbU</text:p>
          </table:table-cell>
          <table:table-cell office:value-type="date" office:date-value="2024-05-24" calcext:value-type="date">
            <text:p>2024-05-24</text:p>
          </table:table-cell>
          <table:table-cell office:value-type="string" calcext:value-type="string">
            <text:p>40:40</text:p>
          </table:table-cell>
        </table:table-row>
        <table:table-row table:style-name="ro1">
          <table:table-cell office:value-type="string" calcext:value-type="string">
            <text:p>Short Thought on Lag B'Omer | by Harav Asher Weiss Shlita | 5784</text:p>
          </table:table-cell>
          <table:table-cell office:value-type="string" calcext:value-type="string">
            <text:p>https://www.youtube.com/watch?v=hYju3lyzFls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15:58</text:p>
          </table:table-cell>
        </table:table-row>
        <table:table-row table:style-name="ro1">
          <table:table-cell office:value-type="string" calcext:value-type="string">
            <text:p>חיוב החולה להתעסק ברפואה | שיעור שבועי מאת הרב אשר וייס שליט"א | תשפ"ד</text:p>
          </table:table-cell>
          <table:table-cell office:value-type="string" calcext:value-type="string">
            <text:p>https://www.youtube.com/watch?v=5ahEU9ZU5-I</text:p>
          </table:table-cell>
          <table:table-cell office:value-type="date" office:date-value="2024-05-28" calcext:value-type="date">
            <text:p>2024-05-28</text:p>
          </table:table-cell>
          <table:table-cell office:value-type="string" calcext:value-type="string">
            <text:p>48:23</text:p>
          </table:table-cell>
        </table:table-row>
        <table:table-row table:style-name="ro1">
          <table:table-cell office:value-type="string" calcext:value-type="string">
            <text:p>ירושה ברבנות ושררה | שיעור מאת הרב אשר וייס שליט"א | תשפ"ד</text:p>
          </table:table-cell>
          <table:table-cell office:value-type="string" calcext:value-type="string">
            <text:p>https://www.youtube.com/watch?v=ImqDYWYv5bM</text:p>
          </table:table-cell>
          <table:table-cell office:value-type="date" office:date-value="2024-05-29" calcext:value-type="date">
            <text:p>2024-05-29</text:p>
          </table:table-cell>
          <table:table-cell office:value-type="string" calcext:value-type="string">
            <text:p>45:48</text:p>
          </table:table-cell>
        </table:table-row>
        <table:table-row table:style-name="ro1">
          <table:table-cell office:value-type="string" calcext:value-type="string">
            <text:p>האם הבנות רשאיות לאלץ את הבנים להתפשר אתם בירושה | שיעור מאת הרב אשר וייס שליט"א | תשפ"ד</text:p>
          </table:table-cell>
          <table:table-cell office:value-type="string" calcext:value-type="string">
            <text:p>https://www.youtube.com/watch?v=wb5IniaGdRg</text:p>
          </table:table-cell>
          <table:table-cell office:value-type="date" office:date-value="2024-05-29" calcext:value-type="date">
            <text:p>2024-05-29</text:p>
          </table:table-cell>
          <table:table-cell office:value-type="string" calcext:value-type="string">
            <text:p>42:05</text:p>
          </table:table-cell>
        </table:table-row>
        <table:table-row table:style-name="ro1">
          <table:table-cell office:value-type="string" calcext:value-type="string">
            <text:p>מסר קצר לפרשת בחוקותי | מאת הרב אשר וייס שליט"א | תשפ"ד</text:p>
          </table:table-cell>
          <table:table-cell office:value-type="string" calcext:value-type="string">
            <text:p>https://www.youtube.com/watch?v=c9bSUGI_eW8</text:p>
          </table:table-cell>
          <table:table-cell office:value-type="date" office:date-value="2024-05-30" calcext:value-type="date">
            <text:p>2024-05-30</text:p>
          </table:table-cell>
          <table:table-cell office:value-type="string" calcext:value-type="string">
            <text:p>13:38</text:p>
          </table:table-cell>
        </table:table-row>
        <table:table-row table:style-name="ro1">
          <table:table-cell office:value-type="string" calcext:value-type="string">
            <text:p>A Sick Person's Obligation to Go to a Doctor | Weekly Shiur by Harav Asher Weiss Shlita | 5784</text:p>
          </table:table-cell>
          <table:table-cell office:value-type="string" calcext:value-type="string">
            <text:p>https://www.youtube.com/watch?v=0ma_cxA84ek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38:04</text:p>
          </table:table-cell>
        </table:table-row>
        <table:table-row table:style-name="ro1">
          <table:table-cell office:value-type="string" calcext:value-type="string">
            <text:p>Making Brochos on a Safek D'Rabanan | Shiur by Harav Asher Weiss Shlita | 5784</text:p>
          </table:table-cell>
          <table:table-cell office:value-type="string" calcext:value-type="string">
            <text:p>https://www.youtube.com/watch?v=RttQqmVvet8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47:17</text:p>
          </table:table-cell>
        </table:table-row>
        <table:table-row table:style-name="ro1">
          <table:table-cell office:value-type="string" calcext:value-type="string">
            <text:p>Who was the Avnei Nezer | Harav Asher Weiss Shlita | 5784</text:p>
          </table:table-cell>
          <table:table-cell office:value-type="string" calcext:value-type="string">
            <text:p>https://www.youtube.com/watch?v=8KWJM4eUUFM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0:34</text:p>
          </table:table-cell>
        </table:table-row>
        <table:table-row table:style-name="ro1">
          <table:table-cell office:value-type="string" calcext:value-type="string">
            <text:p>ל"ג בעמור | דברי הרב אשר וייס שליט"א כרב המקדים לשיעור של הרב הראשי | תשפ"ד</text:p>
          </table:table-cell>
          <table:table-cell office:value-type="string" calcext:value-type="string">
            <text:p>https://www.youtube.com/watch?v=ss8igxlBe-8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34:49</text:p>
          </table:table-cell>
        </table:table-row>
        <table:table-row table:style-name="ro1">
          <table:table-cell office:value-type="string" calcext:value-type="string">
            <text:p>שכירות מעות לעניני ריבית | שיעור מאת מרן הרב אשר וייס שליט"א | תשפ"ד</text:p>
          </table:table-cell>
          <table:table-cell office:value-type="string" calcext:value-type="string">
            <text:p>https://www.youtube.com/watch?v=6f1V6rZxIJc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32:31</text:p>
          </table:table-cell>
        </table:table-row>
        <table:table-row table:style-name="ro1">
          <table:table-cell office:value-type="string" calcext:value-type="string">
            <text:p>Preparation for Shavous | Shiur by Harav Asher Weiss Shlita | 5784</text:p>
          </table:table-cell>
          <table:table-cell office:value-type="string" calcext:value-type="string">
            <text:p>https://www.youtube.com/watch?v=OdxY2Q14GfE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33:46</text:p>
          </table:table-cell>
        </table:table-row>
        <table:table-row table:style-name="ro1">
          <table:table-cell office:value-type="string" calcext:value-type="string">
            <text:p>בדברי הט''ז שאין כח ביד חכמים לאסור דבר שפירשה התורה בפירוש היתר | שיעור מאת הרב אשר וייס שליט"א</text:p>
          </table:table-cell>
          <table:table-cell office:value-type="string" calcext:value-type="string">
            <text:p>https://www.youtube.com/watch?v=zxfatrH4yhY</text:p>
          </table:table-cell>
          <table:table-cell office:value-type="date" office:date-value="2024-06-04" calcext:value-type="date">
            <text:p>2024-06-04</text:p>
          </table:table-cell>
          <table:table-cell office:value-type="string" calcext:value-type="string">
            <text:p>56:22</text:p>
          </table:table-cell>
        </table:table-row>
        <table:table-row table:style-name="ro1">
          <table:table-cell office:value-type="string" calcext:value-type="string">
            <text:p>Can Chazal Prohibit Something The Torah Permits | Weekly Shiur by Harav Asher Weiss Shlita | 5784</text:p>
          </table:table-cell>
          <table:table-cell office:value-type="string" calcext:value-type="string">
            <text:p>https://www.youtube.com/watch?v=5fkCtL3lVbM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43:41</text:p>
          </table:table-cell>
        </table:table-row>
        <table:table-row table:style-name="ro1">
          <table:table-cell office:value-type="string" calcext:value-type="string">
            <text:p>Short Thought on Shavuos | by Harav Asher Weiss Shlita | 5784</text:p>
          </table:table-cell>
          <table:table-cell office:value-type="string" calcext:value-type="string">
            <text:p>https://www.youtube.com/watch?v=xCnrm6ovImc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8:54</text:p>
          </table:table-cell>
        </table:table-row>
        <table:table-row table:style-name="ro1">
          <table:table-cell office:value-type="string" calcext:value-type="string">
            <text:p>מסר קצר לשבועות | מאת הרב אשר וייס שליט"א | תשפ"ד</text:p>
          </table:table-cell>
          <table:table-cell office:value-type="string" calcext:value-type="string">
            <text:p>https://www.youtube.com/watch?v=yzNsFNtJ_Os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12:17</text:p>
          </table:table-cell>
        </table:table-row>
        <table:table-row table:style-name="ro1">
          <table:table-cell office:value-type="string" calcext:value-type="string">
            <text:p>How closely do you need to examine the Arba Minim | Shiur By Rav Asher Weiss Shlit"a | 2024</text:p>
          </table:table-cell>
          <table:table-cell office:value-type="string" calcext:value-type="string">
            <text:p>https://www.youtube.com/watch?v=MxjPJZSDoDM</text:p>
          </table:table-cell>
          <table:table-cell office:value-type="date" office:date-value="2024-06-09" calcext:value-type="date">
            <text:p>2024-06-09</text:p>
          </table:table-cell>
          <table:table-cell office:value-type="string" calcext:value-type="string">
            <text:p>49:49</text:p>
          </table:table-cell>
        </table:table-row>
        <table:table-row table:style-name="ro1">
          <table:table-cell office:value-type="string" calcext:value-type="string">
            <text:p>Kli Shemelachto L'Issur</text:p>
          </table:table-cell>
          <table:table-cell office:value-type="string" calcext:value-type="string">
            <text:p>https://www.youtube.com/watch?v=m1SBJczngrk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46:50</text:p>
          </table:table-cell>
        </table:table-row>
        <table:table-row table:style-name="ro1">
          <table:table-cell office:value-type="string" calcext:value-type="string">
            <text:p>אם ראוי ליהנות מתלמוד תורה | שיעור שבועי מאת הרב אשר וייס שליט"א | תשפ"ד</text:p>
          </table:table-cell>
          <table:table-cell office:value-type="string" calcext:value-type="string">
            <text:p>https://www.youtube.com/watch?v=R8f6cLwnlhI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59:29</text:p>
          </table:table-cell>
        </table:table-row>
        <table:table-row table:style-name="ro1">
          <table:table-cell office:value-type="string" calcext:value-type="string">
            <text:p>Minhag to eat milchig on Shvuos Vs The Requirement to Eat Meat | Shiur by Harav Asher Weiss Shlita</text:p>
          </table:table-cell>
          <table:table-cell office:value-type="string" calcext:value-type="string">
            <text:p>https://www.youtube.com/watch?v=z3rbHwoPAd4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45:17</text:p>
          </table:table-cell>
        </table:table-row>
        <table:table-row table:style-name="ro1">
          <table:table-cell office:value-type="string" calcext:value-type="string">
            <text:p>בהגדרת זמן חיוב תלמוד תורה | שיעור מאת הרב אשר וייס שליט"א | תשפ"ד</text:p>
          </table:table-cell>
          <table:table-cell office:value-type="string" calcext:value-type="string">
            <text:p>https://www.youtube.com/watch?v=UC-DRvz1_1g</text:p>
          </table:table-cell>
          <table:table-cell office:value-type="date" office:date-value="2024-06-13" calcext:value-type="date">
            <text:p>2024-06-13</text:p>
          </table:table-cell>
          <table:table-cell office:value-type="string" calcext:value-type="string">
            <text:p>53:39</text:p>
          </table:table-cell>
        </table:table-row>
        <table:table-row table:style-name="ro1">
          <table:table-cell office:value-type="string" calcext:value-type="string">
            <text:p>Laws of The Priestly Blessing (נשיאת כפים) Part 1 | Weekly Shiur by Harav Asher Weiss Shlita | 5784</text:p>
          </table:table-cell>
          <table:table-cell office:value-type="string" calcext:value-type="string">
            <text:p>https://www.youtube.com/watch?v=LWouUH02_Rs</text:p>
          </table:table-cell>
          <table:table-cell office:value-type="date" office:date-value="2024-06-17" calcext:value-type="date">
            <text:p>2024-06-17</text:p>
          </table:table-cell>
          <table:table-cell office:value-type="string" calcext:value-type="string">
            <text:p>49:35</text:p>
          </table:table-cell>
        </table:table-row>
        <table:table-row table:style-name="ro1">
          <table:table-cell office:value-type="string" calcext:value-type="string">
            <text:p>כסף בבנק אם חשיב ראוי | שיעור מאת הרב אשר וייס שליט"א | תשפ"ד</text:p>
          </table:table-cell>
          <table:table-cell office:value-type="string" calcext:value-type="string">
            <text:p>https://www.youtube.com/watch?v=KYbHuDAx3X4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36:40</text:p>
          </table:table-cell>
        </table:table-row>
        <table:table-row table:style-name="ro1">
          <table:table-cell office:value-type="string" calcext:value-type="string">
            <text:p>מהי דרכה של תורה | שיחה לחג השבועות מאת הרב אשר וייס שליט"א | תשפ"ד</text:p>
          </table:table-cell>
          <table:table-cell office:value-type="string" calcext:value-type="string">
            <text:p>https://www.youtube.com/watch?v=h9srqpxhb9I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41:21</text:p>
          </table:table-cell>
        </table:table-row>
        <table:table-row table:style-name="ro1">
          <table:table-cell office:value-type="string" calcext:value-type="string">
            <text:p>מצות חצוצרות בזמן מלחמה | שיעור שבועי מאת הרב אשר וייס שליט"א | תשפ"ד</text:p>
          </table:table-cell>
          <table:table-cell office:value-type="string" calcext:value-type="string">
            <text:p>https://www.youtube.com/watch?v=RW0yFbA1iYA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40:39</text:p>
          </table:table-cell>
        </table:table-row>
        <table:table-row table:style-name="ro1">
          <table:table-cell office:value-type="string" calcext:value-type="string">
            <text:p>בגדר איסור העברת נחלה | שיעור מאת מרן הרב אשר וייס שליט"א | תשפ"ד</text:p>
          </table:table-cell>
          <table:table-cell office:value-type="string" calcext:value-type="string">
            <text:p>https://www.youtube.com/watch?v=facr210-vRs</text:p>
          </table:table-cell>
          <table:table-cell office:value-type="date" office:date-value="2024-06-19" calcext:value-type="date">
            <text:p>2024-06-19</text:p>
          </table:table-cell>
          <table:table-cell office:value-type="string" calcext:value-type="string">
            <text:p>39:29</text:p>
          </table:table-cell>
        </table:table-row>
        <table:table-row table:style-name="ro1">
          <table:table-cell office:value-type="string" calcext:value-type="string">
            <text:p>Mesiras Nefesh to Spread Torah</text:p>
          </table:table-cell>
          <table:table-cell office:value-type="string" calcext:value-type="string">
            <text:p>https://www.youtube.com/watch?v=whwjsdDdH5A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0:21</text:p>
          </table:table-cell>
        </table:table-row>
        <table:table-row table:style-name="ro1">
          <table:table-cell office:value-type="string" calcext:value-type="string">
            <text:p>A Short Thought for Parshas Beha'aloscha | By Rav Asher Weiss Shlit"a | 5784</text:p>
          </table:table-cell>
          <table:table-cell office:value-type="string" calcext:value-type="string">
            <text:p>https://www.youtube.com/watch?v=t2Fc7NgiX5U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5:05</text:p>
          </table:table-cell>
        </table:table-row>
        <table:table-row table:style-name="ro1">
          <table:table-cell office:value-type="string" calcext:value-type="string">
            <text:p>The Mitzvah of Blowing Trumpets (חצוצרות) in Time of War | Weekly Shiur by Harav Asher Weiss Shlita</text:p>
          </table:table-cell>
          <table:table-cell office:value-type="string" calcext:value-type="string">
            <text:p>https://www.youtube.com/watch?v=TfM9njjGJLU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39:21</text:p>
          </table:table-cell>
        </table:table-row>
        <table:table-row table:style-name="ro1">
          <table:table-cell office:value-type="string" calcext:value-type="string">
            <text:p>Laws of Hadassim &amp; Aravos</text:p>
          </table:table-cell>
          <table:table-cell office:value-type="string" calcext:value-type="string">
            <text:p>https://www.youtube.com/watch?v=Mfo0bsTIT7Y</text:p>
          </table:table-cell>
          <table:table-cell office:value-type="date" office:date-value="2024-06-27" calcext:value-type="date">
            <text:p>2024-06-27</text:p>
          </table:table-cell>
          <table:table-cell office:value-type="string" calcext:value-type="string">
            <text:p>58:51</text:p>
          </table:table-cell>
        </table:table-row>
        <table:table-row table:style-name="ro1">
          <table:table-cell office:value-type="string" calcext:value-type="string">
            <text:p>עשה דוחה לא תעשה | שיעור שבועי מאת הרב אשר וייס שליט"א | תשפ"ד</text:p>
          </table:table-cell>
          <table:table-cell office:value-type="string" calcext:value-type="string">
            <text:p>https://www.youtube.com/watch?v=0DAyKgSz0RU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56:17</text:p>
          </table:table-cell>
        </table:table-row>
        <table:table-row table:style-name="ro1">
          <table:table-cell office:value-type="string" calcext:value-type="string">
            <text:p>Pet Cuddles and Hoisting on Shabbos | Shiur by Harav Asher Weiss Shlita | 5784</text:p>
          </table:table-cell>
          <table:table-cell office:value-type="string" calcext:value-type="string">
            <text:p>https://www.youtube.com/watch?v=6f8hhz89Oh4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40:44</text:p>
          </table:table-cell>
        </table:table-row>
        <table:table-row table:style-name="ro1">
          <table:table-cell office:value-type="string" calcext:value-type="string">
            <text:p>שיעור באידיש בענין דרכי התלמוד | שיעור מאת מרן הרב אשר וייס שליט"א | תשפ"ד</text:p>
          </table:table-cell>
          <table:table-cell office:value-type="string" calcext:value-type="string">
            <text:p>https://www.youtube.com/watch?v=RGpyoCDxUJE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57:00</text:p>
          </table:table-cell>
        </table:table-row>
        <table:table-row table:style-name="ro1">
          <table:table-cell office:value-type="string" calcext:value-type="string">
            <text:p>Laws of The Priestly Blessing (נשיאת כפים) Part 2 | Weekly Shiur by Harav Asher Weiss Shlita | 5784</text:p>
          </table:table-cell>
          <table:table-cell office:value-type="string" calcext:value-type="string">
            <text:p>https://www.youtube.com/watch?v=AbOMFld9NY4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47:42</text:p>
          </table:table-cell>
        </table:table-row>
        <table:table-row table:style-name="ro1">
          <table:table-cell office:value-type="string" calcext:value-type="string">
            <text:p>בעניין שליחות במצוות | שיעור שבועי מאת הרב אשר וייס שליט"א | תשפ"ד</text:p>
          </table:table-cell>
          <table:table-cell office:value-type="string" calcext:value-type="string">
            <text:p>https://www.youtube.com/watch?v=Jhhe8RbVTXk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47:47</text:p>
          </table:table-cell>
        </table:table-row>
        <table:table-row table:style-name="ro1">
          <table:table-cell office:value-type="string" calcext:value-type="string">
            <text:p>מסר קצר לפרשת קורח | מאת מרן הרב אשר וייס שליט"א | תשפ"ד</text:p>
          </table:table-cell>
          <table:table-cell office:value-type="string" calcext:value-type="string">
            <text:p>https://www.youtube.com/watch?v=3PDlaxtgJYE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10:03</text:p>
          </table:table-cell>
        </table:table-row>
        <table:table-row table:style-name="ro1">
          <table:table-cell office:value-type="string" calcext:value-type="string">
            <text:p>Priestly Blessing (נשיאת כפים) in The Diaspora | Weekly Shiur by Harav Asher Weiss Shlita | 5784</text:p>
          </table:table-cell>
          <table:table-cell office:value-type="string" calcext:value-type="string">
            <text:p>https://www.youtube.com/watch?v=l2fzE4gfc3I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1:05:03</text:p>
          </table:table-cell>
        </table:table-row>
        <table:table-row table:style-name="ro1">
          <table:table-cell office:value-type="string" calcext:value-type="string">
            <text:p>סדרי עדיפויות בשמירת שבת לצוות רפואי | שיעור מאת הרב אשר וייס שליט"א | תשפ"ד</text:p>
          </table:table-cell>
          <table:table-cell office:value-type="string" calcext:value-type="string">
            <text:p>https://www.youtube.com/watch?v=W7UTxu7ynfg</text:p>
          </table:table-cell>
          <table:table-cell office:value-type="date" office:date-value="2024-07-04" calcext:value-type="date">
            <text:p>2024-07-04</text:p>
          </table:table-cell>
          <table:table-cell office:value-type="string" calcext:value-type="string">
            <text:p>1:02:28</text:p>
          </table:table-cell>
        </table:table-row>
        <table:table-row table:style-name="ro1">
          <table:table-cell office:value-type="string" calcext:value-type="string">
            <text:p>אם אפשר להפוך הלוואה לעסקה | שיעור מאת מרן הרב אשר וייס שליט"א | תשפ"ד</text:p>
          </table:table-cell>
          <table:table-cell office:value-type="string" calcext:value-type="string">
            <text:p>https://www.youtube.com/watch?v=P3_dy5kXTKs</text:p>
          </table:table-cell>
          <table:table-cell office:value-type="date" office:date-value="2024-07-04" calcext:value-type="date">
            <text:p>2024-07-04</text:p>
          </table:table-cell>
          <table:table-cell office:value-type="string" calcext:value-type="string">
            <text:p>28:26</text:p>
          </table:table-cell>
        </table:table-row>
        <table:table-row table:style-name="ro1">
          <table:table-cell office:value-type="string" calcext:value-type="string">
            <text:p>A Short Thought for Parshas Korach | By Rav Asher Weiss Shlit"a | 5784</text:p>
          </table:table-cell>
          <table:table-cell office:value-type="string" calcext:value-type="string">
            <text:p>https://www.youtube.com/watch?v=D18pmDRn5dA</text:p>
          </table:table-cell>
          <table:table-cell office:value-type="date" office:date-value="2024-07-05" calcext:value-type="date">
            <text:p>2024-07-05</text:p>
          </table:table-cell>
          <table:table-cell office:value-type="string" calcext:value-type="string">
            <text:p>8:19</text:p>
          </table:table-cell>
        </table:table-row>
        <table:table-row table:style-name="ro1">
          <table:table-cell office:value-type="string" calcext:value-type="string">
            <text:p>Part 1 - Ohr Somayach Yarchei Kallah - Shlichus B'Mitzvos | Shiur by Harav Asher Weiss Shlita | 5784</text:p>
          </table:table-cell>
          <table:table-cell office:value-type="string" calcext:value-type="string">
            <text:p>https://www.youtube.com/watch?v=Z9tuaYGJDrk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47:26</text:p>
          </table:table-cell>
        </table:table-row>
        <table:table-row table:style-name="ro1">
          <table:table-cell office:value-type="string" calcext:value-type="string">
            <text:p>Part 2 - Ohr Somayach Yarchei Kallah - Shlichus B'Mitzvos | Shiur by Harav Asher Weiss Shlita | 5784</text:p>
          </table:table-cell>
          <table:table-cell office:value-type="string" calcext:value-type="string">
            <text:p>https://www.youtube.com/watch?v=PTHmClHnFL8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36:41</text:p>
          </table:table-cell>
        </table:table-row>
        <table:table-row table:style-name="ro1">
          <table:table-cell office:value-type="string" calcext:value-type="string">
            <text:p>Understanding Proxy Observance in Commandments (שליחות במצוות) | Shiur by Harav Asher Weiss Shlita</text:p>
          </table:table-cell>
          <table:table-cell office:value-type="string" calcext:value-type="string">
            <text:p>https://www.youtube.com/watch?v=lCUQbgr3Y1w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38:15</text:p>
          </table:table-cell>
        </table:table-row>
        <table:table-row table:style-name="ro1">
          <table:table-cell office:value-type="string" calcext:value-type="string">
            <text:p>Halachic Secrets of the Grafted Esrog (אתרוג מורכב) | Shiur by Harav Asher Weiss Shlita | 5784</text:p>
          </table:table-cell>
          <table:table-cell office:value-type="string" calcext:value-type="string">
            <text:p>https://www.youtube.com/watch?v=U1qUEcumlTM</text:p>
          </table:table-cell>
          <table:table-cell office:value-type="date" office:date-value="2024-07-08" calcext:value-type="date">
            <text:p>2024-07-08</text:p>
          </table:table-cell>
          <table:table-cell office:value-type="string" calcext:value-type="string">
            <text:p>48:15</text:p>
          </table:table-cell>
        </table:table-row>
        <table:table-row table:style-name="ro1">
          <table:table-cell office:value-type="string" calcext:value-type="string">
            <text:p>Harav Asher Weiss' Profound Encounter with a Wounded Warrior</text:p>
          </table:table-cell>
          <table:table-cell office:value-type="string" calcext:value-type="string">
            <text:p>https://www.youtube.com/watch?v=eSYFqg6yhE4&amp;t=1s</text:p>
          </table:table-cell>
          <table:table-cell office:value-type="date" office:date-value="2024-07-09" calcext:value-type="date">
            <text:p>2024-07-09</text:p>
          </table:table-cell>
          <table:table-cell office:value-type="string" calcext:value-type="string">
            <text:p>3:08</text:p>
          </table:table-cell>
        </table:table-row>
        <table:table-row table:style-name="ro1">
          <table:table-cell office:value-type="string" calcext:value-type="string">
            <text:p>Introduction to Pas and Bishul Akum: Key Principles Explained | Shiur by Rav Asher Weiss Shlit"a</text:p>
          </table:table-cell>
          <table:table-cell office:value-type="string" calcext:value-type="string">
            <text:p>https://www.youtube.com/watch?v=8iJ0qvMbyRk</text:p>
          </table:table-cell>
          <table:table-cell office:value-type="date" office:date-value="2024-07-10" calcext:value-type="date">
            <text:p>2024-07-10</text:p>
          </table:table-cell>
          <table:table-cell office:value-type="string" calcext:value-type="string">
            <text:p>42:45</text:p>
          </table:table-cell>
        </table:table-row>
        <table:table-row table:style-name="ro1">
          <table:table-cell office:value-type="string" calcext:value-type="string">
            <text:p>המפגש המרגש של הרב אשר וייס שליט"א עם לוחם פצוע - סיפור מעורר השראה (כולל כתוביות בעברית)</text:p>
          </table:table-cell>
          <table:table-cell office:value-type="string" calcext:value-type="string">
            <text:p>https://www.youtube.com/watch?v=aJ-MqJeXO18</text:p>
          </table:table-cell>
          <table:table-cell office:value-type="date" office:date-value="2024-07-10" calcext:value-type="date">
            <text:p>2024-07-10</text:p>
          </table:table-cell>
          <table:table-cell office:value-type="string" calcext:value-type="string">
            <text:p>3:08</text:p>
          </table:table-cell>
        </table:table-row>
        <table:table-row table:style-name="ro1">
          <table:table-cell office:value-type="string" calcext:value-type="string">
            <text:p>The Laws of Mourning Between Death &amp; Burial - דיני אנינות | Shiur by Rav Asher Weiss Shlit"a (5778)</text:p>
          </table:table-cell>
          <table:table-cell office:value-type="string" calcext:value-type="string">
            <text:p>https://www.youtube.com/watch?v=N5b35w5T0SY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57:28</text:p>
          </table:table-cell>
        </table:table-row>
        <table:table-row table:style-name="ro1">
          <table:table-cell office:value-type="string" calcext:value-type="string">
            <text:p>Graves of the Righteous: Do They Impart Impurity | Shiur by Rav Asher Weiss Shlit"a (5777)</text:p>
          </table:table-cell>
          <table:table-cell office:value-type="string" calcext:value-type="string">
            <text:p>https://www.youtube.com/watch?v=RlSIaZhHTzM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50:27</text:p>
          </table:table-cell>
        </table:table-row>
        <table:table-row table:style-name="ro1">
          <table:table-cell office:value-type="string" calcext:value-type="string">
            <text:p>טעמי המצוות וטעמא דקרא: איך אנו מתייחסים לסיבות מאחורי המצוות | שיעור מאת הרב אשר וייס שליט"א | תשעט</text:p>
          </table:table-cell>
          <table:table-cell office:value-type="string" calcext:value-type="string">
            <text:p>https://www.youtube.com/watch?v=BKrEpZRfQ9A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50:32</text:p>
          </table:table-cell>
        </table:table-row>
        <table:table-row table:style-name="ro1">
          <table:table-cell office:value-type="string" calcext:value-type="string">
            <text:p>קברי צדיקים: האם הם מטמאים | שיעור שבועי מאת הרב אשר וייס שליט"א | תשע"ז</text:p>
          </table:table-cell>
          <table:table-cell office:value-type="string" calcext:value-type="string">
            <text:p>https://www.youtube.com/watch?v=g6MdqgBmN6U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45:12</text:p>
          </table:table-cell>
        </table:table-row>
        <table:table-row table:style-name="ro1">
          <table:table-cell office:value-type="string" calcext:value-type="string">
            <text:p>לא מחזקינן איסורא: הבנת הכלל ואופן היישום שלו | שיעור שבועי מאת הרב אשר וייס שליט"א | תש"פ</text:p>
          </table:table-cell>
          <table:table-cell office:value-type="string" calcext:value-type="string">
            <text:p>https://www.youtube.com/watch?v=48e3xO7Za_4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1:06:06</text:p>
          </table:table-cell>
        </table:table-row>
        <table:table-row table:style-name="ro1">
          <table:table-cell office:value-type="string" calcext:value-type="string">
            <text:p>Laws of Rodef &amp; Haba Lehorgecha Hashkem Lehorgo | Shiur by Rav Asher Weiss Shlit"a (5775)</text:p>
          </table:table-cell>
          <table:table-cell office:value-type="string" calcext:value-type="string">
            <text:p>https://www.youtube.com/watch?v=Ffd6jwlNK1c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33:01</text:p>
          </table:table-cell>
        </table:table-row>
        <table:table-row table:style-name="ro1">
          <table:table-cell office:value-type="string" calcext:value-type="string">
            <text:p>Kavod Habrios | Shiur by Rav Asher Weiss Shlit"a (5776)</text:p>
          </table:table-cell>
          <table:table-cell office:value-type="string" calcext:value-type="string">
            <text:p>https://www.youtube.com/watch?v=uM9mGG0HgKs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59:54</text:p>
          </table:table-cell>
        </table:table-row>
        <table:table-row table:style-name="ro1">
          <table:table-cell office:value-type="string" calcext:value-type="string">
            <text:p>פתיחה להיתר עיסקה | שיעור מאת הרב אשר וייס שליט"א | תשפ"ד</text:p>
          </table:table-cell>
          <table:table-cell office:value-type="string" calcext:value-type="string">
            <text:p>https://www.youtube.com/watch?v=UKYyZ4tUedA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39:32</text:p>
          </table:table-cell>
        </table:table-row>
        <table:table-row table:style-name="ro1">
          <table:table-cell office:value-type="string" calcext:value-type="string">
            <text:p>The Prohibition of Wine of non Jews &amp; other prohibition to separate Jews | Shiur by Rav Asher Weiss</text:p>
          </table:table-cell>
          <table:table-cell office:value-type="string" calcext:value-type="string">
            <text:p>https://www.youtube.com/watch?v=QZsKfjmdqdE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1:02:53</text:p>
          </table:table-cell>
        </table:table-row>
        <table:table-row table:style-name="ro1">
          <table:table-cell office:value-type="string" calcext:value-type="string">
            <text:p>הבועל ארמית וגדר רודף | שיעור מאת הרב אשר וייס שליט"א | פרשת בלק | תשע"ה</text:p>
          </table:table-cell>
          <table:table-cell office:value-type="string" calcext:value-type="string">
            <text:p>https://www.youtube.com/watch?v=QZspaCHp9Hk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1:02:40</text:p>
          </table:table-cell>
        </table:table-row>
        <table:table-row table:style-name="ro1">
          <table:table-cell office:value-type="string" calcext:value-type="string">
            <text:p>טרחא דציבורא | שיעור מאת הרב אשר וייס שליט"א | פרשת בלק | תשע"ט</text:p>
          </table:table-cell>
          <table:table-cell office:value-type="string" calcext:value-type="string">
            <text:p>https://www.youtube.com/watch?v=vIQe5O-s7kg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54:18</text:p>
          </table:table-cell>
        </table:table-row>
        <table:table-row table:style-name="ro1">
          <table:table-cell office:value-type="string" calcext:value-type="string">
            <text:p>קריאת שמע בבוקר ושעל המיטה | שיעור מאת הרב אשר וייס שליט"א | פרשת בלק | תשע"ז</text:p>
          </table:table-cell>
          <table:table-cell office:value-type="string" calcext:value-type="string">
            <text:p>https://www.youtube.com/watch?v=BWt0PjFdnrQ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48:59</text:p>
          </table:table-cell>
        </table:table-row>
        <table:table-row table:style-name="ro1">
          <table:table-cell office:value-type="string" calcext:value-type="string">
            <text:p>גדול כבוד הבריות | שיעור מאת הרב אשר וייס שליט"א | פרשת בלק | תשפ"ד</text:p>
          </table:table-cell>
          <table:table-cell office:value-type="string" calcext:value-type="string">
            <text:p>https://www.youtube.com/watch?v=jsY6tm6lpqs</text:p>
          </table:table-cell>
          <table:table-cell office:value-type="date" office:date-value="2024-07-17" calcext:value-type="date">
            <text:p>2024-07-17</text:p>
          </table:table-cell>
          <table:table-cell office:value-type="string" calcext:value-type="string">
            <text:p>54:48</text:p>
          </table:table-cell>
        </table:table-row>
        <table:table-row table:style-name="ro1">
          <table:table-cell office:value-type="string" calcext:value-type="string">
            <text:p>Divrei Chizuk @ Ohr Somayach Mentor's Mission | By Harav Asher Weiss Shlit"a | 5784</text:p>
          </table:table-cell>
          <table:table-cell office:value-type="string" calcext:value-type="string">
            <text:p>https://www.youtube.com/watch?v=fAnhj0eCOmg</text:p>
          </table:table-cell>
          <table:table-cell office:value-type="date" office:date-value="2024-07-17" calcext:value-type="date">
            <text:p>2024-07-17</text:p>
          </table:table-cell>
          <table:table-cell office:value-type="string" calcext:value-type="string">
            <text:p>22:56</text:p>
          </table:table-cell>
        </table:table-row>
        <table:table-row table:style-name="ro1">
          <table:table-cell office:value-type="string" calcext:value-type="string">
            <text:p>Bishul Akum Related Questions | Shiur by Rav Asher Weiss Shlit"a</text:p>
          </table:table-cell>
          <table:table-cell office:value-type="string" calcext:value-type="string">
            <text:p>https://www.youtube.com/watch?v=0-cVeChn5l8</text:p>
          </table:table-cell>
          <table:table-cell office:value-type="date" office:date-value="2024-07-22" calcext:value-type="date">
            <text:p>2024-07-22</text:p>
          </table:table-cell>
          <table:table-cell office:value-type="string" calcext:value-type="string">
            <text:p>36:40</text:p>
          </table:table-cell>
        </table:table-row>
        <table:table-row table:style-name="ro1">
          <table:table-cell office:value-type="string" calcext:value-type="string">
            <text:p>Shabbos Question: Can You Open a Garbage Can on Shabbos? Shiur by Rav Asher Weiss Shlit"a (5784)</text:p>
          </table:table-cell>
          <table:table-cell office:value-type="string" calcext:value-type="string">
            <text:p>https://www.youtube.com/watch?v=MTCnkYiMHCA</text:p>
          </table:table-cell>
          <table:table-cell office:value-type="date" office:date-value="2024-07-22" calcext:value-type="date">
            <text:p>2024-07-22</text:p>
          </table:table-cell>
          <table:table-cell office:value-type="string" calcext:value-type="string">
            <text:p>36:06</text:p>
          </table:table-cell>
        </table:table-row>
        <table:table-row table:style-name="ro1">
          <table:table-cell office:value-type="string" calcext:value-type="string">
            <text:p>Understanding the Laws of Tzaar Balei Chaim | Weekly Shiur by Rav Asher Weiss Shlit"a (5784)</text:p>
          </table:table-cell>
          <table:table-cell office:value-type="string" calcext:value-type="string">
            <text:p>https://www.youtube.com/watch?v=qmDE6Y-AYcE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35:16</text:p>
          </table:table-cell>
        </table:table-row>
        <table:table-row table:style-name="ro1">
          <table:table-cell office:value-type="string" calcext:value-type="string">
            <text:p>A Short Thought for Parshas Balak | By Rav Asher Weiss Shlit"a | 5784</text:p>
          </table:table-cell>
          <table:table-cell office:value-type="string" calcext:value-type="string">
            <text:p>https://www.youtube.com/watch?v=GtB1WTFDGVU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10:37</text:p>
          </table:table-cell>
        </table:table-row>
        <table:table-row table:style-name="ro1">
          <table:table-cell office:value-type="string" calcext:value-type="string">
            <text:p>מסר קצר לפרשת בלק | מאת מרן הרב אשר וייס שליט"א | תשפ"ד</text:p>
          </table:table-cell>
          <table:table-cell office:value-type="string" calcext:value-type="string">
            <text:p>https://www.youtube.com/watch?v=JtM5Vf_x9rU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8:20</text:p>
          </table:table-cell>
        </table:table-row>
        <table:table-row table:style-name="ro1">
          <table:table-cell office:value-type="string" calcext:value-type="string">
            <text:p>Is an Esrog Without a Pitam Kosher? Rav Asher Weiss Shlit"a Explains in Detail (5784)</text:p>
          </table:table-cell>
          <table:table-cell office:value-type="string" calcext:value-type="string">
            <text:p>https://www.youtube.com/watch?v=iWnTzo6HI34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43:00</text:p>
          </table:table-cell>
        </table:table-row>
        <table:table-row table:style-name="ro1">
          <table:table-cell office:value-type="string" calcext:value-type="string">
            <text:p>שיעור ליל שישי - ירושת הרבנות והשררה | מאת הרב אשר וייס שליט"א | פרשת פנחס | תשפ"ד</text:p>
          </table:table-cell>
          <table:table-cell office:value-type="string" calcext:value-type="string">
            <text:p>https://www.youtube.com/watch?v=6qDaSsE-yuE</text:p>
          </table:table-cell>
          <table:table-cell office:value-type="date" office:date-value="2024-07-26" calcext:value-type="date">
            <text:p>2024-07-26</text:p>
          </table:table-cell>
          <table:table-cell office:value-type="string" calcext:value-type="string">
            <text:p>54:59</text:p>
          </table:table-cell>
        </table:table-row>
        <table:table-row table:style-name="ro1">
          <table:table-cell office:value-type="string" calcext:value-type="string">
            <text:p>מסר קצר לבין המצרים | מאת מרן הרב אשר וייס שליט"א | תשפ"ד</text:p>
          </table:table-cell>
          <table:table-cell office:value-type="string" calcext:value-type="string">
            <text:p>https://www.youtube.com/watch?v=qbJ3UGThJfg</text:p>
          </table:table-cell>
          <table:table-cell office:value-type="date" office:date-value="2024-07-26" calcext:value-type="date">
            <text:p>2024-07-26</text:p>
          </table:table-cell>
          <table:table-cell office:value-type="string" calcext:value-type="string">
            <text:p>9:28</text:p>
          </table:table-cell>
        </table:table-row>
        <table:table-row table:style-name="ro1">
          <table:table-cell office:value-type="string" calcext:value-type="string">
            <text:p>Unbreakable Bond: The Passionate Love of Jews for Eretz Yisrael | Rav Asher Weiss Shlit"a in Deal NJ</text:p>
          </table:table-cell>
          <table:table-cell office:value-type="string" calcext:value-type="string">
            <text:p>https://www.youtube.com/watch?v=LViB6ueAzjQ</text:p>
          </table:table-cell>
          <table:table-cell office:value-type="date" office:date-value="2024-08-04" calcext:value-type="date">
            <text:p>2024-08-04</text:p>
          </table:table-cell>
          <table:table-cell office:value-type="string" calcext:value-type="string">
            <text:p>34:37</text:p>
          </table:table-cell>
        </table:table-row>
        <table:table-row table:style-name="ro1">
          <table:table-cell office:value-type="string" calcext:value-type="string">
            <text:p>38 Fasts in Judaism | Lecture by Harav Asher Weiss Shlit"a</text:p>
          </table:table-cell>
          <table:table-cell office:value-type="string" calcext:value-type="string">
            <text:p>https://www.youtube.com/watch?v=FHdn9maBf6o</text:p>
          </table:table-cell>
          <table:table-cell office:value-type="date" office:date-value="2024-08-05" calcext:value-type="date">
            <text:p>2024-08-05</text:p>
          </table:table-cell>
          <table:table-cell office:value-type="string" calcext:value-type="string">
            <text:p>50:47</text:p>
          </table:table-cell>
        </table:table-row>
        <table:table-row table:style-name="ro1">
          <table:table-cell office:value-type="string" calcext:value-type="string">
            <text:p>בגדרי הצומות בישראל | שיעור שבועי מאת הרב אשר וייס שליט"א | פרשת דברים | תשפ"ד</text:p>
          </table:table-cell>
          <table:table-cell office:value-type="string" calcext:value-type="string">
            <text:p>https://www.youtube.com/watch?v=vg21bMQH50w</text:p>
          </table:table-cell>
          <table:table-cell office:value-type="date" office:date-value="2024-08-07" calcext:value-type="date">
            <text:p>2024-08-07</text:p>
          </table:table-cell>
          <table:table-cell office:value-type="string" calcext:value-type="string">
            <text:p>56:02</text:p>
          </table:table-cell>
        </table:table-row>
        <table:table-row table:style-name="ro1">
          <table:table-cell office:value-type="string" calcext:value-type="string">
            <text:p>היתר עסקה בפרעון חובות | שיעור מאת הרב אשר וייס שליט"א | תשפ"ד</text:p>
          </table:table-cell>
          <table:table-cell office:value-type="string" calcext:value-type="string">
            <text:p>https://www.youtube.com/watch?v=BlSGZVU7t6g</text:p>
          </table:table-cell>
          <table:table-cell office:value-type="date" office:date-value="2024-08-07" calcext:value-type="date">
            <text:p>2024-08-07</text:p>
          </table:table-cell>
          <table:table-cell office:value-type="string" calcext:value-type="string">
            <text:p>30:01</text:p>
          </table:table-cell>
        </table:table-row>
        <table:table-row table:style-name="ro1">
          <table:table-cell office:value-type="string" calcext:value-type="string">
            <text:p>מסר לשבת חזון | מאת מרן הרב אשר וייס שליט"א | תשפ"ד</text:p>
          </table:table-cell>
          <table:table-cell office:value-type="string" calcext:value-type="string">
            <text:p>https://www.youtube.com/watch?v=EibDNNNXNvk</text:p>
          </table:table-cell>
          <table:table-cell office:value-type="date" office:date-value="2024-08-09" calcext:value-type="date">
            <text:p>2024-08-09</text:p>
          </table:table-cell>
          <table:table-cell office:value-type="string" calcext:value-type="string">
            <text:p>8:16</text:p>
          </table:table-cell>
        </table:table-row>
        <table:table-row table:style-name="ro1">
          <table:table-cell office:value-type="string" calcext:value-type="string">
            <text:p>Unveiling the Essence of Tisha B'Av | Shiur by Rav Asher Weiss Shlit"a (5784)</text:p>
          </table:table-cell>
          <table:table-cell office:value-type="string" calcext:value-type="string">
            <text:p>https://www.youtube.com/watch?v=HP5dqrhyA4o</text:p>
          </table:table-cell>
          <table:table-cell office:value-type="date" office:date-value="2024-08-12" calcext:value-type="date">
            <text:p>2024-08-12</text:p>
          </table:table-cell>
          <table:table-cell office:value-type="string" calcext:value-type="string">
            <text:p>49:41</text:p>
          </table:table-cell>
        </table:table-row>
        <table:table-row table:style-name="ro1">
          <table:table-cell office:value-type="string" calcext:value-type="string">
            <text:p>Saying L’sheim Yichud Before Mitzvos | Shiur by Harav Asher Weiss Shlit"a | Parshas Eikev (5777)</text:p>
          </table:table-cell>
          <table:table-cell office:value-type="string" calcext:value-type="string">
            <text:p>https://www.youtube.com/watch?v=Vszhd1MYspc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54:39</text:p>
          </table:table-cell>
        </table:table-row>
        <table:table-row table:style-name="ro1">
          <table:table-cell office:value-type="string" calcext:value-type="string">
            <text:p>מנהג אמירת לשם יחוד לפני קיום מצוות | שיעור שבועי מאת הרב אשר וייס שליט"א | פרשת עקב (תשע"ז)</text:p>
          </table:table-cell>
          <table:table-cell office:value-type="string" calcext:value-type="string">
            <text:p>https://www.youtube.com/watch?v=vYOethgKOf4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1:12:19</text:p>
          </table:table-cell>
        </table:table-row>
        <table:table-row table:style-name="ro1">
          <table:table-cell office:value-type="string" calcext:value-type="string">
            <text:p>The Mitzvah of Tzedakah | Weekly Shiur by Harav Asher Weiss Shlita (5784)</text:p>
          </table:table-cell>
          <table:table-cell office:value-type="string" calcext:value-type="string">
            <text:p>https://www.youtube.com/watch?v=S8inqN1i8tg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37:48</text:p>
          </table:table-cell>
        </table:table-row>
        <table:table-row table:style-name="ro1">
          <table:table-cell office:value-type="string" calcext:value-type="string">
            <text:p>בענייני מצוות צדקה | שיעור מאת הרב אשר וייס שליט"א (תשפ"ד)</text:p>
          </table:table-cell>
          <table:table-cell office:value-type="string" calcext:value-type="string">
            <text:p>https://www.youtube.com/watch?v=s3eDLjE2aEc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45:05</text:p>
          </table:table-cell>
        </table:table-row>
        <table:table-row table:style-name="ro1">
          <table:table-cell office:value-type="string" calcext:value-type="string">
            <text:p>פתיחה הזמן אלול | מאת מרן הרב אשר וייס שליט"א (תשפ"ד)</text:p>
          </table:table-cell>
          <table:table-cell office:value-type="string" calcext:value-type="string">
            <text:p>https://www.youtube.com/watch?v=4sTsKUw8KCI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20:06</text:p>
          </table:table-cell>
        </table:table-row>
        <table:table-row table:style-name="ro1">
          <table:table-cell office:value-type="string" calcext:value-type="string">
            <text:p>אני לדודי ודודי לי | מסר לחודש אלול | מאת מרן הרב אשר וייס שליט"א | תשפ"ד</text:p>
          </table:table-cell>
          <table:table-cell office:value-type="string" calcext:value-type="string">
            <text:p>https://www.youtube.com/watch?v=dSpf5cg8RZU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סגולת הצדקה | מסר קצר לחודש אלול | מאת מרן הרב אשר וייס שליט"א | תשפ"ד</text:p>
          </table:table-cell>
          <table:table-cell office:value-type="string" calcext:value-type="string">
            <text:p>https://www.youtube.com/watch?v=VvxeGffP2Ho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8:34</text:p>
          </table:table-cell>
        </table:table-row>
        <table:table-row table:style-name="ro1">
          <table:table-cell office:value-type="string" calcext:value-type="string">
            <text:p>מצות התפלה, ותפילת ימים הנוראים ועשרת ימי תשובה | שיעור שבועי מאת הרב אשר וייס שליט"א (תשפ"ד)</text:p>
          </table:table-cell>
          <table:table-cell office:value-type="string" calcext:value-type="string">
            <text:p>https://www.youtube.com/watch?v=RiGqxLtNc8w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43:56</text:p>
          </table:table-cell>
        </table:table-row>
        <table:table-row table:style-name="ro1">
          <table:table-cell office:value-type="string" calcext:value-type="string">
            <text:p>סגולת התפלה | מסר לחודש אלול | מאת מרן הרב אשר וייס שליט"א | תשפ"ד</text:p>
          </table:table-cell>
          <table:table-cell office:value-type="string" calcext:value-type="string">
            <text:p>https://www.youtube.com/watch?v=9h_aDmCy86c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10:15</text:p>
          </table:table-cell>
        </table:table-row>
        <table:table-row table:style-name="ro1">
          <table:table-cell office:value-type="string" calcext:value-type="string">
            <text:p>A Short Thought for Elul | By Rav Asher Weiss Shlit"a | 5784</text:p>
          </table:table-cell>
          <table:table-cell office:value-type="string" calcext:value-type="string">
            <text:p>https://www.youtube.com/watch?v=j62gUiFwr7c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5:24</text:p>
          </table:table-cell>
        </table:table-row>
        <table:table-row table:style-name="ro1">
          <table:table-cell office:value-type="string" calcext:value-type="string">
            <text:p>הוספות בתפילת העמידה בעשרת ימי תשובה | שיעור שבועי מאת הרב אשר וייס שליט"א (תשפ"ד)</text:p>
          </table:table-cell>
          <table:table-cell office:value-type="string" calcext:value-type="string">
            <text:p>https://www.youtube.com/watch?v=hLo7zh0kD2A</text:p>
          </table:table-cell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49:07</text:p>
          </table:table-cell>
        </table:table-row>
        <table:table-row table:style-name="ro1">
          <table:table-cell office:value-type="string" calcext:value-type="string">
            <text:p>The Mitzvah of Teshuvah | Weekly Shiur by Harav Asher Weiss Shlita (5784)</text:p>
          </table:table-cell>
          <table:table-cell office:value-type="string" calcext:value-type="string">
            <text:p>https://www.youtube.com/watch?v=jKSKTZaWlaE</text:p>
          </table:table-cell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34:42</text:p>
          </table:table-cell>
        </table:table-row>
        <table:table-row table:style-name="ro1">
          <table:table-cell office:value-type="string" calcext:value-type="string">
            <text:p>יסודות התשובה והוידוי | שיעור שבועי מאת הרב אשר וייס שליט"א (תשפ"ד)</text:p>
          </table:table-cell>
          <table:table-cell office:value-type="string" calcext:value-type="string">
            <text:p>https://www.youtube.com/watch?v=TajDY8rlrPg</text:p>
          </table:table-cell>
          <table:table-cell office:value-type="date" office:date-value="2024-09-27" calcext:value-type="date">
            <text:p>2024-09-27</text:p>
          </table:table-cell>
          <table:table-cell office:value-type="string" calcext:value-type="string">
            <text:p>44:17</text:p>
          </table:table-cell>
        </table:table-row>
        <table:table-row table:style-name="ro1">
          <table:table-cell office:value-type="string" calcext:value-type="string">
            <text:p>מסר קצר לימי הסליחות | מאת מרן הרב אשר וייס שליט"א | תשפ"ד</text:p>
          </table:table-cell>
          <table:table-cell office:value-type="string" calcext:value-type="string">
            <text:p>https://www.youtube.com/watch?v=Ushv6FxoGow</text:p>
          </table:table-cell>
          <table:table-cell office:value-type="date" office:date-value="2024-09-27" calcext:value-type="date">
            <text:p>2024-09-27</text:p>
          </table:table-cell>
          <table:table-cell office:value-type="string" calcext:value-type="string">
            <text:p>12:02</text:p>
          </table:table-cell>
        </table:table-row>
        <table:table-row table:style-name="ro1">
          <table:table-cell office:value-type="string" calcext:value-type="string">
            <text:p>הכנה לראש השנה - מהות התשובה | שיעור שבועי מאת הרב אשר וייס שליט"א (תשפ"ד)</text:p>
          </table:table-cell>
          <table:table-cell office:value-type="string" calcext:value-type="string">
            <text:p>https://www.youtube.com/watch?v=xwkTqxWpU6c</text:p>
          </table:table-cell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45:13</text:p>
          </table:table-cell>
        </table:table-row>
        <table:table-row table:style-name="ro1">
          <table:table-cell office:value-type="string" calcext:value-type="string">
            <text:p>The Definitions of Teshuvah | Weekly Shiur by Harav Asher Weiss Shlita (5784)</text:p>
          </table:table-cell>
          <table:table-cell office:value-type="string" calcext:value-type="string">
            <text:p>https://www.youtube.com/watch?v=rN7BShLREu4</text:p>
          </table:table-cell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33:45</text:p>
          </table:table-cell>
        </table:table-row>
        <table:table-row table:style-name="ro1">
          <table:table-cell office:value-type="string" calcext:value-type="string">
            <text:p>הכנס השנתי לרבנים בדיני חולה ביום הכיפורים ודינים כללים לחולים סופניים | בראשית הרב אשר וייס שליט"א</text:p>
          </table:table-cell>
          <table:table-cell office:value-type="string" calcext:value-type="string">
            <text:p>https://www.youtube.com/watch?v=52yhciGzups</text:p>
          </table:table-cell>
          <table:table-cell office:value-type="date" office:date-value="2024-10-09" calcext:value-type="date">
            <text:p>2024-10-09</text:p>
          </table:table-cell>
          <table:table-cell office:value-type="string" calcext:value-type="string">
            <text:p>1:29:47</text:p>
          </table:table-cell>
        </table:table-row>
        <table:table-row table:style-name="ro1">
          <table:table-cell office:value-type="string" calcext:value-type="string">
            <text:p>מסר לשנה של מלחמה | מאת מרן הרב אשר וייס שליט"א (מוציו"כ תשפ"ה)</text:p>
          </table:table-cell>
          <table:table-cell office:value-type="string" calcext:value-type="string">
            <text:p>https://www.youtube.com/watch?v=Z3cR_1Z6tWo</text:p>
          </table:table-cell>
          <table:table-cell office:value-type="date" office:date-value="2024-10-14" calcext:value-type="date">
            <text:p>2024-10-14</text:p>
          </table:table-cell>
          <table:table-cell office:value-type="string" calcext:value-type="string">
            <text:p>7:46</text:p>
          </table:table-cell>
        </table:table-row>
        <table:table-row table:style-name="ro1">
          <table:table-cell office:value-type="string" calcext:value-type="string">
            <text:p>אגד בלולב ומנהג הקוישיקלך | שיעור מאת הרב אשר וייס שליט"א (תשפ"ה)</text:p>
          </table:table-cell>
          <table:table-cell office:value-type="string" calcext:value-type="string">
            <text:p>https://www.youtube.com/watch?v=ydoK0butoxA</text:p>
          </table:table-cell>
          <table:table-cell office:value-type="date" office:date-value="2024-10-14" calcext:value-type="date">
            <text:p>2024-10-14</text:p>
          </table:table-cell>
          <table:table-cell office:value-type="string" calcext:value-type="string">
            <text:p>56:55</text:p>
          </table:table-cell>
        </table:table-row>
        <table:table-row table:style-name="ro1">
          <table:table-cell office:value-type="string" calcext:value-type="string">
            <text:p>ביסוד גדר מצות סוכה | שיעור מאת הרב אשר וייס שליט"א (תשפ"ה)</text:p>
          </table:table-cell>
          <table:table-cell office:value-type="string" calcext:value-type="string">
            <text:p>https://www.youtube.com/watch?v=gD1x1_rV2j8</text:p>
          </table:table-cell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40:43</text:p>
          </table:table-cell>
        </table:table-row>
        <table:table-row table:style-name="ro1">
          <table:table-cell office:value-type="string" calcext:value-type="string">
            <text:p>נטילת לולב ביד מלאכותית | שיעור מאת הרב אשר וייס שליט"א (תשפ"ה)</text:p>
          </table:table-cell>
          <table:table-cell office:value-type="string" calcext:value-type="string">
            <text:p>https://www.youtube.com/watch?v=_h6qNCH43b8</text:p>
          </table:table-cell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51:28</text:p>
          </table:table-cell>
        </table:table-row>
        <table:table-row table:style-name="ro1">
          <table:table-cell office:value-type="string" calcext:value-type="string">
            <text:p>מסר לחג הסוכות | מאת מרן הרב אשר וייס שליט"א (תשפ"ה)</text:p>
          </table:table-cell>
          <table:table-cell office:value-type="string" calcext:value-type="string">
            <text:p>https://www.youtube.com/watch?v=oxbX1lmUk2M</text:p>
          </table:table-cell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9:17</text:p>
          </table:table-cell>
        </table:table-row>
        <table:table-row table:style-name="ro1">
          <table:table-cell office:value-type="string" calcext:value-type="string">
            <text:p>חדש מהיום - מסר קצר לימי חג הסוכות וענייני דיומא | מאת מרן הרב אשר וייס שליט"א (תשפ"ה)</text:p>
          </table:table-cell>
          <table:table-cell office:value-type="string" calcext:value-type="string">
            <text:p>https://www.youtube.com/watch?v=M5nrS1I1E4w</text:p>
          </table:table-cell>
          <table:table-cell office:value-type="date" office:date-value="2024-10-18" calcext:value-type="date">
            <text:p>2024-10-18</text:p>
          </table:table-cell>
          <table:table-cell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למען ידעו דורותיכם | שיעור חול המועד מאת הרב אשר וייס שליט"א (תשפ"ה)</text:p>
          </table:table-cell>
          <table:table-cell office:value-type="string" calcext:value-type="string">
            <text:p>https://www.youtube.com/watch?v=GzveOBzqXJ0</text:p>
          </table:table-cell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46:29</text:p>
          </table:table-cell>
        </table:table-row>
        <table:table-row table:style-name="ro1">
          <table:table-cell office:value-type="string" calcext:value-type="string">
            <text:p>שיעור חול המועד, בבית הכנסת בית השם, בני ברק | מאת הרב אשר וייס שליט"א (תשפ"ה)</text:p>
          </table:table-cell>
          <table:table-cell office:value-type="string" calcext:value-type="string">
            <text:p>https://www.youtube.com/watch?v=qDV0MwOzRA8</text:p>
          </table:table-cell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45:24</text:p>
          </table:table-cell>
        </table:table-row>
        <table:table-row table:style-name="ro1">
          <table:table-cell office:value-type="string" calcext:value-type="string">
            <text:p>נטילת לולב (בעיר העתיקה) בירושלים בזמן הזה | שיעור חול המועד מאת הרב אשר וייס שליט"א (תשפ"ה)</text:p>
          </table:table-cell>
          <table:table-cell office:value-type="string" calcext:value-type="string">
            <text:p>https://www.youtube.com/watch?v=uSbHTUuznGY</text:p>
          </table:table-cell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50:39</text:p>
          </table:table-cell>
        </table:table-row>
        <table:table-row table:style-name="ro1">
          <table:table-cell office:value-type="string" calcext:value-type="string">
            <text:p>Taking the Lulav in (the Old City of) Jerusalem in Our Times | Shiur by Rav Asher Weiss Shlita</text:p>
          </table:table-cell>
          <table:table-cell office:value-type="string" calcext:value-type="string">
            <text:p>https://www.youtube.com/watch?v=XkbFxfpdheg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41:12</text:p>
          </table:table-cell>
        </table:table-row>
        <table:table-row table:style-name="ro1">
          <table:table-cell office:value-type="string" calcext:value-type="string">
            <text:p>Tying the Lulav &amp; the Tradition to use a Koishele (woven holder) | Shiur by Rav Asher Weiss Shlita</text:p>
          </table:table-cell>
          <table:table-cell office:value-type="string" calcext:value-type="string">
            <text:p>https://www.youtube.com/watch?v=CVJvO4BNOkc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43:43</text:p>
          </table:table-cell>
        </table:table-row>
        <table:table-row table:style-name="ro1">
          <table:table-cell office:value-type="string" calcext:value-type="string">
            <text:p>Teshuvah, Tefilla, Tzedaka: What happened to Torah? | By Rav Asher Weiss Shlit"a | 5784</text:p>
          </table:table-cell>
          <table:table-cell office:value-type="string" calcext:value-type="string">
            <text:p>https://www.youtube.com/watch?v=E9Ln6GnK51o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4:49</text:p>
          </table:table-cell>
        </table:table-row>
        <table:table-row table:style-name="ro1">
          <table:table-cell office:value-type="string" calcext:value-type="string">
            <text:p>ערבות במצוות | מאת הרב אשר וייס שליט"א (תשפ"ה)</text:p>
          </table:table-cell>
          <table:table-cell office:value-type="string" calcext:value-type="string">
            <text:p>https://www.youtube.com/watch?v=6KHHLJMTE4Q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42:35</text:p>
          </table:table-cell>
        </table:table-row>
        <table:table-row table:style-name="ro1">
          <table:table-cell office:value-type="string" calcext:value-type="string">
            <text:p>בדין כוונה במצות ישיבה סוכה ואכילת קרבן פסח ואכילת מצה | מאת הרב אשר וייס שליט"א (תשפ"ה)</text:p>
          </table:table-cell>
          <table:table-cell office:value-type="string" calcext:value-type="string">
            <text:p>https://www.youtube.com/watch?v=h97y_nK_E0w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41:00</text:p>
          </table:table-cell>
        </table:table-row>
        <table:table-row table:style-name="ro1">
          <table:table-cell office:value-type="string" calcext:value-type="string">
            <text:p>Hoshana Rabbah: The Culmination of The Yamim Noraim | Thought By Rav Asher Weiss Shlit"a | 5785</text:p>
          </table:table-cell>
          <table:table-cell office:value-type="string" calcext:value-type="string">
            <text:p>https://www.youtube.com/watch?v=ec3VoD5XpZU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28:54</text:p>
          </table:table-cell>
        </table:table-row>
        <table:table-row table:style-name="ro1">
          <table:table-cell office:value-type="string" calcext:value-type="string">
            <text:p>זמן מצות פריה ורביה | שיעור שבועי מאת הרב אשר וייס שליט"א (תשפ"ה)</text:p>
          </table:table-cell>
          <table:table-cell office:value-type="string" calcext:value-type="string">
            <text:p>https://www.youtube.com/watch?v=emUYHChzAJI</text:p>
          </table:table-cell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47:29</text:p>
          </table:table-cell>
        </table:table-row>
        <table:table-row table:style-name="ro1">
          <table:table-cell office:value-type="string" calcext:value-type="string">
            <text:p>מסר קצר לפרשת נח | מאת מרן הרב אשר וייס שליט"א (תשפ"ה)</text:p>
          </table:table-cell>
          <table:table-cell office:value-type="string" calcext:value-type="string">
            <text:p>https://www.youtube.com/watch?v=ZxU7XBwhCqQ</text:p>
          </table:table-cell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7:23</text:p>
          </table:table-cell>
        </table:table-row>
        <table:table-row table:style-name="ro1">
          <table:table-cell office:value-type="string" calcext:value-type="string">
            <text:p>חובת היחיד במצוות הציבור - חיוב טרחה של המוהל | שיעור שבועי מאת הרב אשר וייס שליט"א (תשפ"ה)</text:p>
          </table:table-cell>
          <table:table-cell office:value-type="string" calcext:value-type="string">
            <text:p>https://www.youtube.com/watch?v=qOCZqk9AAdA</text:p>
          </table:table-cell>
          <table:table-cell office:value-type="date" office:date-value="2024-11-04" calcext:value-type="date">
            <text:p>2024-11-04</text:p>
          </table:table-cell>
          <table:table-cell office:value-type="string" calcext:value-type="string">
            <text:p>54:26</text:p>
          </table:table-cell>
        </table:table-row>
        <table:table-row table:style-name="ro1">
          <table:table-cell office:value-type="string" calcext:value-type="string">
            <text:p>The Definition of Mitzvas Milah | Weekly shiur by Rav Asher Weiss Shlita (5785)</text:p>
          </table:table-cell>
          <table:table-cell office:value-type="string" calcext:value-type="string">
            <text:p>https://www.youtube.com/watch?v=FnZfsQdih_Y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41:13</text:p>
          </table:table-cell>
        </table:table-row>
        <table:table-row table:style-name="ro1">
          <table:table-cell office:value-type="string" calcext:value-type="string">
            <text:p>A Short Thought Parshas Lech Lecha | By Rav Asher Weiss Shlit"a (5785)</text:p>
          </table:table-cell>
          <table:table-cell office:value-type="string" calcext:value-type="string">
            <text:p>https://www.youtube.com/watch?v=BTiYduoGhXI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14:18</text:p>
          </table:table-cell>
        </table:table-row>
        <table:table-row table:style-name="ro1">
          <table:table-cell office:value-type="string" calcext:value-type="string">
            <text:p>מסר קצר לפרשת לך לך | מאת מרן הרב אשר וייס שליט"א (תשפ"ה)</text:p>
          </table:table-cell>
          <table:table-cell office:value-type="string" calcext:value-type="string">
            <text:p>https://www.youtube.com/watch?v=5iTzi35q1y8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11:47</text:p>
          </table:table-cell>
        </table:table-row>
        <table:table-row table:style-name="ro1">
          <table:table-cell office:value-type="string" calcext:value-type="string">
            <text:p>בחובת בירור התביעה | שיעור מאת הרב אשר וייס שליט"א (תשפ"ה)</text:p>
          </table:table-cell>
          <table:table-cell office:value-type="string" calcext:value-type="string">
            <text:p>https://www.youtube.com/watch?v=5Aj8CdXxwnQ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40:47</text:p>
          </table:table-cell>
        </table:table-row>
        <table:table-row table:style-name="ro1">
          <table:table-cell office:value-type="string" calcext:value-type="string">
            <text:p>אם מלין תינוק ביום השמיני כשאביו במעצר | שיעור שבועי מאת הרב אשר וייס שליט"א (תשפ"ה)</text:p>
          </table:table-cell>
          <table:table-cell office:value-type="string" calcext:value-type="string">
            <text:p>https://www.youtube.com/watch?v=pYnb5pU3MRA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53:01</text:p>
          </table:table-cell>
        </table:table-row>
        <table:table-row table:style-name="ro1">
          <table:table-cell office:value-type="string" calcext:value-type="string">
            <text:p>פתיחה להלכות נדה | שיעור באידיש, מאת מרן הרב אשר וייס שליט"א (תשפ"ה)</text:p>
          </table:table-cell>
          <table:table-cell office:value-type="string" calcext:value-type="string">
            <text:p>https://www.youtube.com/watch?v=AyzpSuzpgdc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42:37</text:p>
          </table:table-cell>
        </table:table-row>
        <table:table-row table:style-name="ro1">
          <table:table-cell office:value-type="string" calcext:value-type="string">
            <text:p>פתיחה לטוען ונטען | שיעור מאת הרב אשר וייס שליט"א (תשפ"ה)</text:p>
          </table:table-cell>
          <table:table-cell office:value-type="string" calcext:value-type="string">
            <text:p>https://www.youtube.com/watch?v=rIjYnzP_PwM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32:38</text:p>
          </table:table-cell>
        </table:table-row>
        <table:table-row table:style-name="ro1">
          <table:table-cell office:value-type="string" calcext:value-type="string">
            <text:p>זריזין מקדימין למצוות | שיעור שבועי מאת הרב אשר וייס שליט"א (תשפ"ה)</text:p>
          </table:table-cell>
          <table:table-cell office:value-type="string" calcext:value-type="string">
            <text:p>https://www.youtube.com/watch?v=PABSuo3l2Mo</text:p>
          </table:table-cell>
          <table:table-cell office:value-type="date" office:date-value="2024-11-12" calcext:value-type="date">
            <text:p>2024-11-12</text:p>
          </table:table-cell>
          <table:table-cell office:value-type="string" calcext:value-type="string">
            <text:p>52:56</text:p>
          </table:table-cell>
        </table:table-row>
        <table:table-row table:style-name="ro1">
          <table:table-cell office:value-type="string" calcext:value-type="string">
            <text:p>באיסור לשקר בבית דין | שיעור מאת הרב אשר וייס שליט"א (תשפ"ה)</text:p>
          </table:table-cell>
          <table:table-cell office:value-type="string" calcext:value-type="string">
            <text:p>https://www.youtube.com/watch?v=zzM4Oo4_zJw</text:p>
          </table:table-cell>
          <table:table-cell office:value-type="date" office:date-value="2024-11-14" calcext:value-type="date">
            <text:p>2024-11-14</text:p>
          </table:table-cell>
          <table:table-cell office:value-type="string" calcext:value-type="string">
            <text:p>42:56</text:p>
          </table:table-cell>
        </table:table-row>
        <table:table-row table:style-name="ro1">
          <table:table-cell office:value-type="string" calcext:value-type="string">
            <text:p>גדר הרגשה בדם נדה | שיעור באידיש, מאת מרן הרב אשר וייס שליט"א (תשפ"ה)</text:p>
          </table:table-cell>
          <table:table-cell office:value-type="string" calcext:value-type="string">
            <text:p>https://www.youtube.com/watch?v=_26mCEG7Kss</text:p>
          </table:table-cell>
          <table:table-cell office:value-type="date" office:date-value="2024-11-14" calcext:value-type="date">
            <text:p>2024-11-14</text:p>
          </table:table-cell>
          <table:table-cell office:value-type="string" calcext:value-type="string">
            <text:p>40:48</text:p>
          </table:table-cell>
        </table:table-row>
        <table:table-row table:style-name="ro1">
          <table:table-cell office:value-type="string" calcext:value-type="string">
            <text:p>Seizing the Mitzvah: Exploring זריזין מקדימין למצוות | Weekly shiur by Rav Asher Weiss Shlita (5785)</text:p>
          </table:table-cell>
          <table:table-cell office:value-type="string" calcext:value-type="string">
            <text:p>https://www.youtube.com/watch?v=pLBorHvxg0M</text:p>
          </table:table-cell>
          <table:table-cell office:value-type="date" office:date-value="2024-11-15" calcext:value-type="date">
            <text:p>2024-11-15</text:p>
          </table:table-cell>
          <table:table-cell office:value-type="string" calcext:value-type="string">
            <text:p>38:56</text:p>
          </table:table-cell>
        </table:table-row>
        <table:table-row table:style-name="ro1">
          <table:table-cell office:value-type="string" calcext:value-type="string">
            <text:p>A Short Thought Parshas Vayeira | By Rav Asher Weiss Shlit"a (5785)</text:p>
          </table:table-cell>
          <table:table-cell office:value-type="string" calcext:value-type="string">
            <text:p>https://www.youtube.com/watch?v=GTwoEg8c2Ac</text:p>
          </table:table-cell>
          <table:table-cell office:value-type="date" office:date-value="2024-11-16" calcext:value-type="date">
            <text:p>2024-11-16</text:p>
          </table:table-cell>
          <table:table-cell office:value-type="string" calcext:value-type="string">
            <text:p>10:21</text:p>
          </table:table-cell>
        </table:table-row>
        <table:table-row table:style-name="ro1">
          <table:table-cell office:value-type="string" calcext:value-type="string">
            <text:p>דברי זיכרון מרגשים לכבוד היארצייט השלישי של אימי מורתי | מאת מרן הרב אשר וייס שליט"א (תשפ"ה)</text:p>
          </table:table-cell>
          <table:table-cell office:value-type="string" calcext:value-type="string">
            <text:p>https://www.youtube.com/watch?v=bJgNS4MbQ3Q</text:p>
          </table:table-cell>
          <table:table-cell office:value-type="date" office:date-value="2024-11-18" calcext:value-type="date">
            <text:p>2024-11-18</text:p>
          </table:table-cell>
          <table:table-cell office:value-type="string" calcext:value-type="string">
            <text:p>9:42</text:p>
          </table:table-cell>
        </table:table-row>
        <table:table-row table:style-name="ro1">
          <table:table-cell office:value-type="string" calcext:value-type="string">
            <text:p>איסור אכילה לפני אכילת בהמתו | שיעור שבועי מאת הרב אשר וייס שליט"א (תשפ"ה)</text:p>
          </table:table-cell>
          <table:table-cell office:value-type="string" calcext:value-type="string">
            <text:p>https://www.youtube.com/watch?v=JRZDySQHFvw</text:p>
          </table:table-cell>
          <table:table-cell office:value-type="date" office:date-value="2024-11-20" calcext:value-type="date">
            <text:p>2024-11-20</text:p>
          </table:table-cell>
          <table:table-cell office:value-type="string" calcext:value-type="string">
            <text:p>45:23</text:p>
          </table:table-cell>
        </table:table-row>
        <table:table-row table:style-name="ro1">
          <table:table-cell office:value-type="string" calcext:value-type="string">
            <text:p>דברי זכרון לאמה של מלכות | מאת מרן הרב אשר וייס שליט"א (תשפ"ה)</text:p>
          </table:table-cell>
          <table:table-cell office:value-type="string" calcext:value-type="string">
            <text:p>https://www.youtube.com/watch?v=5ykSGGuQ1PQ</text:p>
          </table:table-cell>
          <table:table-cell office:value-type="date" office:date-value="2024-11-21" calcext:value-type="date">
            <text:p>2024-11-21</text:p>
          </table:table-cell>
          <table:table-cell office:value-type="string" calcext:value-type="string">
            <text:p>6:55</text:p>
          </table:table-cell>
        </table:table-row>
        <table:table-row table:style-name="ro1">
          <table:table-cell office:value-type="string" calcext:value-type="string">
            <text:p>פרישה סמוך לווסת - עונת אור זרוע | שיעור באידיש, מאת מרן הרב אשר וייס שליט"א (תשפ"ה)</text:p>
          </table:table-cell>
          <table:table-cell office:value-type="string" calcext:value-type="string">
            <text:p>https://www.youtube.com/watch?v=xjjs7dcZpnI</text:p>
          </table:table-cell>
          <table:table-cell office:value-type="date" office:date-value="2024-11-21" calcext:value-type="date">
            <text:p>2024-11-21</text:p>
          </table:table-cell>
          <table:table-cell office:value-type="string" calcext:value-type="string">
            <text:p>40:24</text:p>
          </table:table-cell>
        </table:table-row>
        <table:table-row table:style-name="ro1">
          <table:table-cell office:value-type="string" calcext:value-type="string">
            <text:p>שיעור ליל שישי - איסור אכילה לפני אכילת בהמתו | שיעור שבועי מאת הרב אשר וייס שליט"א (תשפ"ה)</text:p>
          </table:table-cell>
          <table:table-cell office:value-type="string" calcext:value-type="string">
            <text:p>https://www.youtube.com/watch?v=gCxv4ecymXo</text:p>
          </table:table-cell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50:50</text:p>
          </table:table-cell>
        </table:table-row>
        <table:table-row table:style-name="ro1">
          <table:table-cell office:value-type="string" calcext:value-type="string">
            <text:p>Halachic Insights: Can You Eat Before Feeding Your Animals? Weekly shiur by Rav Asher Weiss Shlit"a</text:p>
          </table:table-cell>
          <table:table-cell office:value-type="string" calcext:value-type="string">
            <text:p>https://www.youtube.com/watch?v=Xd0K7zQ8-ok</text:p>
          </table:table-cell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44:33</text:p>
          </table:table-cell>
        </table:table-row>
        <table:table-row table:style-name="ro1">
          <table:table-cell office:value-type="string" calcext:value-type="string">
            <text:p>A Short Thought on Parshas Chayei Sarah &amp; Memories of My Mother A''H | By Rav Asher Weiss Shlit"a</text:p>
          </table:table-cell>
          <table:table-cell office:value-type="string" calcext:value-type="string">
            <text:p>https://www.youtube.com/watch?v=dQu-Hf6wYVg</text:p>
          </table:table-cell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16:11</text:p>
          </table:table-cell>
        </table:table-row>
        <table:table-row table:style-name="ro1">
          <table:table-cell office:value-type="string" calcext:value-type="string">
            <text:p>בדין שבועה בזמן הזה | שיעור מאת הרב אשר וייס שליט"א (תשפ"ה)</text:p>
          </table:table-cell>
          <table:table-cell office:value-type="string" calcext:value-type="string">
            <text:p>https://www.youtube.com/watch?v=P9UEQ5VrIEE</text:p>
          </table:table-cell>
          <table:table-cell office:value-type="date" office:date-value="2024-11-25" calcext:value-type="date">
            <text:p>2024-11-25</text:p>
          </table:table-cell>
          <table:table-cell office:value-type="string" calcext:value-type="string">
            <text:p>33:13</text:p>
          </table:table-cell>
        </table:table-row>
        <table:table-row table:style-name="ro1">
          <table:table-cell office:value-type="string" calcext:value-type="string">
            <text:p>צק אי דינו כהילך | שיעור מאת הרב אשר וייס שליט"א (תשפ"ה)</text:p>
          </table:table-cell>
          <table:table-cell office:value-type="string" calcext:value-type="string">
            <text:p>https://www.youtube.com/watch?v=4MeObinxMD4</text:p>
          </table:table-cell>
          <table:table-cell office:value-type="date" office:date-value="2024-11-25" calcext:value-type="date">
            <text:p>2024-11-25</text:p>
          </table:table-cell>
          <table:table-cell office:value-type="string" calcext:value-type="string">
            <text:p>31:00</text:p>
          </table:table-cell>
        </table:table-row>
        <table:table-row table:style-name="ro1">
          <table:table-cell office:value-type="string" calcext:value-type="string">
            <text:p>שחיטת מומר פתו ובישולו | שיעור שבועי מאת הרב אשר וייס שליט"א (תשפ"ה)</text:p>
          </table:table-cell>
          <table:table-cell office:value-type="string" calcext:value-type="string">
            <text:p>https://www.youtube.com/watch?v=91RyQV49nW4</text:p>
          </table:table-cell>
          <table:table-cell office:value-type="date" office:date-value="2024-11-27" calcext:value-type="date">
            <text:p>2024-11-27</text:p>
          </table:table-cell>
          <table:table-cell office:value-type="string" calcext:value-type="string">
            <text:p>49:12</text:p>
          </table:table-cell>
        </table:table-row>
        <table:table-row table:style-name="ro1">
          <table:table-cell office:value-type="string" calcext:value-type="string">
            <text:p>חומרא וקולא בהלכות נדה ובאיסור והיתר | שיעור באידיש, מאת מרן הרב אשר וייס שליט"א (תשפ"ה)</text:p>
          </table:table-cell>
          <table:table-cell office:value-type="string" calcext:value-type="string">
            <text:p>https://www.youtube.com/watch?v=3pcAeGMZZ30</text:p>
          </table:table-cell>
          <table:table-cell office:value-type="date" office:date-value="2024-11-27" calcext:value-type="date">
            <text:p>2024-11-27</text:p>
          </table:table-cell>
          <table:table-cell office:value-type="string" calcext:value-type="string">
            <text:p>40:36</text:p>
          </table:table-cell>
        </table:table-row>
        <table:table-row table:style-name="ro1">
          <table:table-cell office:value-type="string" calcext:value-type="string">
            <text:p>מסר קצר מסר לפרשת תולדות | מאת מרן הרב אשר וייס שליט"א (תשפ"ה)</text:p>
          </table:table-cell>
          <table:table-cell office:value-type="string" calcext:value-type="string">
            <text:p>https://www.youtube.com/watch?v=VLCOs7JBO6g</text:p>
          </table:table-cell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8:21</text:p>
          </table:table-cell>
        </table:table-row>
        <table:table-row table:style-name="ro1">
          <table:table-cell office:value-type="string" calcext:value-type="string">
            <text:p>The Shechitah, bread &amp; cooking of a Mumar | Weekly shiur by Rav Asher Weiss Shlit"a</text:p>
          </table:table-cell>
          <table:table-cell office:value-type="string" calcext:value-type="string">
            <text:p>https://www.youtube.com/watch?v=nI_knae5wJg</text:p>
          </table:table-cell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39:01</text:p>
          </table:table-cell>
        </table:table-row>
        <table:table-row table:style-name="ro1">
          <table:table-cell office:value-type="string" calcext:value-type="string">
            <text:p>A Short Thought on Parshas Toldos | By Rav Asher Weiss Shlit"a</text:p>
          </table:table-cell>
          <table:table-cell office:value-type="string" calcext:value-type="string">
            <text:p>https://www.youtube.com/watch?v=xxgFpNDXzeE</text:p>
          </table:table-cell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9:14</text:p>
          </table:table-cell>
        </table:table-row>
        <table:table-row table:style-name="ro1">
          <table:table-cell office:value-type="string" calcext:value-type="string">
            <text:p>Chanukah and the Jewish Survival | By Rav Asher Weiss Shlit"a</text:p>
          </table:table-cell>
          <table:table-cell office:value-type="string" calcext:value-type="string">
            <text:p>https://www.youtube.com/watch?v=RUsoOUVXyNo</text:p>
          </table:table-cell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45:29</text:p>
          </table:table-cell>
        </table:table-row>
        <table:table-row table:style-name="ro1">
          <table:table-cell office:value-type="string" calcext:value-type="string">
            <text:p>Leniency vs. Stringency: Halachic Principles and Applications | Shiur by Rav Asher Weiss Shlit"a</text:p>
          </table:table-cell>
          <table:table-cell office:value-type="string" calcext:value-type="string">
            <text:p>https://www.youtube.com/watch?v=rX1oofFCelw</text:p>
          </table:table-cell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42:37</text:p>
          </table:table-cell>
        </table:table-row>
        <table:table-row table:style-name="ro1">
          <table:table-cell office:value-type="string" calcext:value-type="string">
            <text:p>The Halachic Concept of Avurei Achnasa - עבורי אחסנתא | Shiur by Rav Asher Weiss Shlit"a</text:p>
          </table:table-cell>
          <table:table-cell office:value-type="string" calcext:value-type="string">
            <text:p>https://www.youtube.com/watch?v=Wg6kNUDcBac</text:p>
          </table:table-cell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46:24</text:p>
          </table:table-cell>
        </table:table-row>
        <table:table-row table:style-name="ro1">
          <table:table-cell office:value-type="string" calcext:value-type="string">
            <text:p>Laws Of Ribbis | Shiur By Rav Asher Weiss Shlit"a</text:p>
          </table:table-cell>
          <table:table-cell office:value-type="string" calcext:value-type="string">
            <text:p>https://www.youtube.com/watch?v=4tTxxyimm6U</text:p>
          </table:table-cell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46:07</text:p>
          </table:table-cell>
        </table:table-row>
        <table:table-row table:style-name="ro1">
          <table:table-cell office:value-type="string" calcext:value-type="string">
            <text:p>Where Should You Light the Ner Chanukah? | Shiur by Rav Asher Weiss Shlit"a (5785)</text:p>
          </table:table-cell>
          <table:table-cell office:value-type="string" calcext:value-type="string">
            <text:p>https://www.youtube.com/watch?v=EiW5x_yDgNU</text:p>
          </table:table-cell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38:00</text:p>
          </table:table-cell>
        </table:table-row>
        <table:table-row table:style-name="ro1">
          <table:table-cell office:value-type="string" calcext:value-type="string">
            <text:p>שיעור באידיש: איפה להדליק נר חנוכה | מאת מרן הרב אשר וייס שליט"א (תשפ"ה)</text:p>
          </table:table-cell>
          <table:table-cell office:value-type="string" calcext:value-type="string">
            <text:p>https://www.youtube.com/watch?v=cqskH9hG-vE</text:p>
          </table:table-cell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40:02</text:p>
          </table:table-cell>
        </table:table-row>
        <table:table-row table:style-name="ro1">
          <table:table-cell office:value-type="string" calcext:value-type="string">
            <text:p>A Short Thought on Chanukah | By Rav Asher Weiss Shlit"a (5785)</text:p>
          </table:table-cell>
          <table:table-cell office:value-type="string" calcext:value-type="string">
            <text:p>https://www.youtube.com/watch?v=DdciLdGz9PU</text:p>
          </table:table-cell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19:33</text:p>
          </table:table-cell>
        </table:table-row>
        <table:table-row table:style-name="ro1">
          <table:table-cell office:value-type="string" calcext:value-type="string">
            <text:p>י"ג פריצות שפרצו מלכי יון | מסר קצר לימי חנוכה | מאת מרן הרב אשר וייס שליט"א (תשפ"ה)</text:p>
          </table:table-cell>
          <table:table-cell office:value-type="string" calcext:value-type="string">
            <text:p>https://www.youtube.com/watch?v=9-IecvtBn-8</text:p>
          </table:table-cell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12:02</text:p>
          </table:table-cell>
        </table:table-row>
        <table:table-row table:style-name="ro1">
          <table:table-cell office:value-type="string" calcext:value-type="string">
            <text:p>נר איש וביתו | שיעור שבועי מאת הרב אשר וייס שליט"א (תשפ"ה)</text:p>
          </table:table-cell>
          <table:table-cell office:value-type="string" calcext:value-type="string">
            <text:p>https://www.youtube.com/watch?v=DaDxzUj4fok</text:p>
          </table:table-cell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58:28</text:p>
          </table:table-cell>
        </table:table-row>
        <table:table-row table:style-name="ro1">
          <table:table-cell office:value-type="string" calcext:value-type="string">
            <text:p>Halachic Perspectives and Insights on Ner Ish U’Beiso | Shiur by Rav Asher Weiss Shlit"a (5785)</text:p>
          </table:table-cell>
          <table:table-cell office:value-type="string" calcext:value-type="string">
            <text:p>https://www.youtube.com/watch?v=6O9mhYGD-fE</text:p>
          </table:table-cell>
          <table:table-cell office:value-type="date" office:date-value="2024-12-21" calcext:value-type="date">
            <text:p>2024-12-21</text:p>
          </table:table-cell>
          <table:table-cell office:value-type="string" calcext:value-type="string">
            <text:p>47:13</text:p>
          </table:table-cell>
        </table:table-row>
        <table:table-row table:style-name="ro1">
          <table:table-cell office:value-type="string" calcext:value-type="string">
            <text:p>הדלקת נר חנוכה בשמן שביעית | שיעור שבועי מאת הרב אשר וייס שליט"א (תשפ"ב)</text:p>
          </table:table-cell>
          <table:table-cell office:value-type="string" calcext:value-type="string">
            <text:p>https://www.youtube.com/watch?v=nSqfutWKoSg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32:15</text:p>
          </table:table-cell>
        </table:table-row>
        <table:table-row table:style-name="ro1">
          <table:table-cell office:value-type="string" calcext:value-type="string">
            <text:p>מצות נר חנוכה נר שבת ואכסנאי | שיעור שבועי מאת הרב אשר וייס שליט"א (תש"פ)</text:p>
          </table:table-cell>
          <table:table-cell office:value-type="string" calcext:value-type="string">
            <text:p>https://www.youtube.com/watch?v=aI2Rg7q1GLg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48:20</text:p>
          </table:table-cell>
        </table:table-row>
        <table:table-row table:style-name="ro1">
          <table:table-cell office:value-type="string" calcext:value-type="string">
            <text:p>זמן הדלקת נר חנוכה | שיעור שבועי מאת הרב אשר וייס שליט"א (תשפ"ה)</text:p>
          </table:table-cell>
          <table:table-cell office:value-type="string" calcext:value-type="string">
            <text:p>https://www.youtube.com/watch?v=oqI9ETHtIHA</text:p>
          </table:table-cell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49:06</text:p>
          </table:table-cell>
        </table:table-row>
        <table:table-row table:style-name="ro1">
          <table:table-cell office:value-type="string" calcext:value-type="string">
            <text:p>Rav Asher Weiss Shlit"a on Eating Fresh Strawberries (5785)</text:p>
          </table:table-cell>
          <table:table-cell office:value-type="string" calcext:value-type="string">
            <text:p>https://www.youtube.com/watch?v=zFSMLYlS2qw</text:p>
          </table:table-cell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5:26</text:p>
          </table:table-cell>
        </table:table-row>
        <table:table-row table:style-name="ro1">
          <table:table-cell office:value-type="string" calcext:value-type="string">
            <text:p>הלל והודאה בימי חנוכה | שיעור שבועי מאת הרב אשר וייס שליט"א (תשפ"ב)</text:p>
          </table:table-cell>
          <table:table-cell office:value-type="string" calcext:value-type="string">
            <text:p>https://www.youtube.com/watch?v=6DOJyBX5P18</text:p>
          </table:table-cell>
          <table:table-cell office:value-type="date" office:date-value="2024-12-26" calcext:value-type="date">
            <text:p>2024-12-26</text:p>
          </table:table-cell>
          <table:table-cell office:value-type="string" calcext:value-type="string">
            <text:p>56:08</text:p>
          </table:table-cell>
        </table:table-row>
        <table:table-row table:style-name="ro1">
          <table:table-cell office:value-type="string" calcext:value-type="string">
            <text:p>The Light Of Chanukah - By Harav Asher Weiss Shilt"a (5785)</text:p>
          </table:table-cell>
          <table:table-cell office:value-type="string" calcext:value-type="string">
            <text:p>https://www.youtube.com/watch?v=sW2Be6YTRL8</text:p>
          </table:table-cell>
          <table:table-cell office:value-type="date" office:date-value="2024-12-26" calcext:value-type="date">
            <text:p>2024-12-26</text:p>
          </table:table-cell>
          <table:table-cell office:value-type="string" calcext:value-type="string">
            <text:p>2:26</text:p>
          </table:table-cell>
        </table:table-row>
        <table:table-row table:style-name="ro1">
          <table:table-cell office:value-type="string" calcext:value-type="string">
            <text:p>Chanukah with Harav Asher Weiss: A Heartfelt Message @ the Mesiba for His Kollel (for Americans)</text:p>
          </table:table-cell>
          <table:table-cell office:value-type="string" calcext:value-type="string">
            <text:p>https://www.youtube.com/watch?v=YPzqaTy77rI</text:p>
          </table:table-cell>
          <table:table-cell office:value-type="date" office:date-value="2024-12-27" calcext:value-type="date">
            <text:p>2024-12-27</text:p>
          </table:table-cell>
          <table:table-cell office:value-type="string" calcext:value-type="string">
            <text:p>20:15</text:p>
          </table:table-cell>
        </table:table-row>
        <table:table-row table:style-name="ro1">
          <table:table-cell office:value-type="string" calcext:value-type="string">
            <text:p>שיעור שבועי - חנוכה תשע"ח</text:p>
          </table:table-cell>
          <table:table-cell office:value-type="string" calcext:value-type="string">
            <text:p>https://www.youtube.com/watch?v=bfZFhTYqe08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57:47</text:p>
          </table:table-cell>
        </table:table-row>
        <table:table-row table:style-name="ro1">
          <table:table-cell office:value-type="string" calcext:value-type="string">
            <text:p>שיעור שבועי - חנוכה תשע"ו</text:p>
          </table:table-cell>
          <table:table-cell office:value-type="string" calcext:value-type="string">
            <text:p>https://www.youtube.com/watch?v=Rw9jCq97B9E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57:24</text:p>
          </table:table-cell>
        </table:table-row>
        <table:table-row table:style-name="ro1">
          <table:table-cell office:value-type="string" calcext:value-type="string">
            <text:p>NEW: Short Thought on Chanukah | By Rav Asher Weiss Shlit"a (5785)</text:p>
          </table:table-cell>
          <table:table-cell office:value-type="string" calcext:value-type="string">
            <text:p>https://www.youtube.com/watch?v=hk36FbcBF6s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Optimal Time to Light the Chanukah Candles | Weekly Shiur by Rav Asher Weiss Shlit"a (5785)</text:p>
          </table:table-cell>
          <table:table-cell office:value-type="string" calcext:value-type="string">
            <text:p>https://www.youtube.com/watch?v=NcoYxQjul80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39:04</text:p>
          </table:table-cell>
        </table:table-row>
        <table:table-row table:style-name="ro1">
          <table:table-cell office:value-type="string" calcext:value-type="string">
            <text:p>מסר קצר לימי חנוכה ודברי זכרון על אביו | מאת מרן הרב אשר וייס שליט"א (תשפ"ה)</text:p>
          </table:table-cell>
          <table:table-cell office:value-type="string" calcext:value-type="string">
            <text:p>https://www.youtube.com/watch?v=F-ihfrCK_S0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11:02</text:p>
          </table:table-cell>
        </table:table-row>
        <table:table-row table:style-name="ro1">
          <table:table-cell office:value-type="string" calcext:value-type="string">
            <text:p>חשדה מראית עין | שיעור שבועי מאת הרב אשר וייס שליט"א (תשפ"ה)</text:p>
          </table:table-cell>
          <table:table-cell office:value-type="string" calcext:value-type="string">
            <text:p>https://www.youtube.com/watch?v=3CV6Aj5TKTM</text:p>
          </table:table-cell>
          <table:table-cell office:value-type="date" office:date-value="2025-01-02" calcext:value-type="date">
            <text:p>2025-01-02</text:p>
          </table:table-cell>
          <table:table-cell office:value-type="string" calcext:value-type="string">
            <text:p>52:40</text:p>
          </table:table-cell>
        </table:table-row>
        <table:table-row table:style-name="ro1">
          <table:table-cell office:value-type="string" calcext:value-type="string">
            <text:p>מראית עין וחשדא | שיעור שבועי מאת הרב אשר וייס שליט"א (תשפ"ה)</text:p>
          </table:table-cell>
          <table:table-cell office:value-type="string" calcext:value-type="string">
            <text:p>https://www.youtube.com/watch?v=mAgGyASiM_U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54:35</text:p>
          </table:table-cell>
        </table:table-row>
        <table:table-row table:style-name="ro1">
          <table:table-cell office:value-type="string" calcext:value-type="string">
            <text:p>Maaris Ayin and Chashda | Weekly Shiur by Rav Asher Weiss Shlit"a (5785)</text:p>
          </table:table-cell>
          <table:table-cell office:value-type="string" calcext:value-type="string">
            <text:p>https://www.youtube.com/watch?v=s9hf_iQuxfI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46:21</text:p>
          </table:table-cell>
        </table:table-row>
        <table:table-row table:style-name="ro1">
          <table:table-cell office:value-type="string" calcext:value-type="string">
            <text:p>Short Thought on Parshat Vayigash | By Rav Asher Weiss Shlit"a (5785)</text:p>
          </table:table-cell>
          <table:table-cell office:value-type="string" calcext:value-type="string">
            <text:p>https://www.youtube.com/watch?v=4P_SAA9x0A8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13:00</text:p>
          </table:table-cell>
        </table:table-row>
        <table:table-row table:style-name="ro1">
          <table:table-cell office:value-type="string" calcext:value-type="string">
            <text:p>מסר לפרשת ויגש | מאת מרן הרב אשר וייס שליט"א (תשפ"ה)</text:p>
          </table:table-cell>
          <table:table-cell office:value-type="string" calcext:value-type="string">
            <text:p>https://www.youtube.com/watch?v=lghHXUCpTqM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18:22</text:p>
          </table:table-cell>
        </table:table-row>
        <table:table-row table:style-name="ro1">
          <table:table-cell office:value-type="string" calcext:value-type="string">
            <text:p>עשרה בטבת שחל בערב שבת | שיעור שבועי מאת הרב אשר וייס שליט"א (תשפ"ה)</text:p>
          </table:table-cell>
          <table:table-cell office:value-type="string" calcext:value-type="string">
            <text:p>https://www.youtube.com/watch?v=AYTd0owE5LM</text:p>
          </table:table-cell>
          <table:table-cell office:value-type="date" office:date-value="2025-01-08" calcext:value-type="date">
            <text:p>2025-01-08</text:p>
          </table:table-cell>
          <table:table-cell office:value-type="string" calcext:value-type="string">
            <text:p>50:52</text:p>
          </table:table-cell>
        </table:table-row>
        <table:table-row table:style-name="ro1">
          <table:table-cell office:value-type="string" calcext:value-type="string">
            <text:p>מסר לפרשת ויחי | מאת מרן הרב אשר וייס שליט"א (תשפ"ה)</text:p>
          </table:table-cell>
          <table:table-cell office:value-type="string" calcext:value-type="string">
            <text:p>https://www.youtube.com/watch?v=UueYF7WkkR4</text:p>
          </table:table-cell>
          <table:table-cell office:value-type="date" office:date-value="2025-01-09" calcext:value-type="date">
            <text:p>2025-01-09</text:p>
          </table:table-cell>
          <table:table-cell office:value-type="string" calcext:value-type="string">
            <text:p>5:55</text:p>
          </table:table-cell>
        </table:table-row>
        <table:table-row table:style-name="ro1">
          <table:table-cell office:value-type="string" calcext:value-type="string">
            <text:p>Asara B'Teves on Erev Shabbos | Weekly Shiur by Rav Asher Weiss Shlit"a (5785)</text:p>
          </table:table-cell>
          <table:table-cell office:value-type="string" calcext:value-type="string">
            <text:p>https://www.youtube.com/watch?v=46hIWaqnI7U</text:p>
          </table:table-cell>
          <table:table-cell office:value-type="date" office:date-value="2025-01-10" calcext:value-type="date">
            <text:p>2025-01-10</text:p>
          </table:table-cell>
          <table:table-cell office:value-type="string" calcext:value-type="string">
            <text:p>23:58</text:p>
          </table:table-cell>
        </table:table-row>
        <table:table-row table:style-name="ro1">
          <table:table-cell office:value-type="string" calcext:value-type="string">
            <text:p>ימים נבוכים | שיעור באידיש, מאת מרן הרב אשר וייס שליט"א (תשפ"ה)</text:p>
          </table:table-cell>
          <table:table-cell office:value-type="string" calcext:value-type="string">
            <text:p>https://www.youtube.com/watch?v=JXRZdlReKhg</text:p>
          </table:table-cell>
          <table:table-cell office:value-type="date" office:date-value="2025-01-16" calcext:value-type="date">
            <text:p>2025-01-16</text:p>
          </table:table-cell>
          <table:table-cell office:value-type="string" calcext:value-type="string">
            <text:p>41:42</text:p>
          </table:table-cell>
        </table:table-row>
        <table:table-row table:style-name="ro1">
          <table:table-cell office:value-type="string" calcext:value-type="string">
            <text:p>בעניין חזקות ממוניות | שיעור מאת הרב אשר וייס שליט"א (תשפ"ה)</text:p>
          </table:table-cell>
          <table:table-cell office:value-type="string" calcext:value-type="string">
            <text:p>https://www.youtube.com/watch?v=rxS05UJrh9g</text:p>
          </table:table-cell>
          <table:table-cell office:value-type="date" office:date-value="2025-01-16" calcext:value-type="date">
            <text:p>2025-01-16</text:p>
          </table:table-cell>
          <table:table-cell office:value-type="string" calcext:value-type="string">
            <text:p>36:24</text:p>
          </table:table-cell>
        </table:table-row>
        <table:table-row table:style-name="ro1">
          <table:table-cell office:value-type="string" calcext:value-type="string">
            <text:p>חומרת רב זירא | שיעור באידיש, מאת מרן הרב אשר וייס שליט"א (תשפ"ה)</text:p>
          </table:table-cell>
          <table:table-cell office:value-type="string" calcext:value-type="string">
            <text:p>https://www.youtube.com/watch?v=o5WOImoImqk</text:p>
          </table:table-cell>
          <table:table-cell office:value-type="date" office:date-value="2025-01-16" calcext:value-type="date">
            <text:p>2025-01-16</text:p>
          </table:table-cell>
          <table:table-cell office:value-type="string" calcext:value-type="string">
            <text:p>35:55</text:p>
          </table:table-cell>
        </table:table-row>
        <table:table-row table:style-name="ro1">
          <table:table-cell office:value-type="string" calcext:value-type="string">
            <text:p>The Spiritual Effect of Non Kosher Food | Weekly Shiur by Rav Asher Weiss Shlit"a (5785)</text:p>
          </table:table-cell>
          <table:table-cell office:value-type="string" calcext:value-type="string">
            <text:p>https://www.youtube.com/watch?v=lVfapA7JxSk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41:45</text:p>
          </table:table-cell>
        </table:table-row>
        <table:table-row table:style-name="ro1">
          <table:table-cell office:value-type="string" calcext:value-type="string">
            <text:p>Short Thought on Parshas Shemos | By Rav Asher Weiss Shlit"a (5785)</text:p>
          </table:table-cell>
          <table:table-cell office:value-type="string" calcext:value-type="string">
            <text:p>https://www.youtube.com/watch?v=RWV7qdRfDrc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12:36</text:p>
          </table:table-cell>
        </table:table-row>
        <table:table-row table:style-name="ro1">
          <table:table-cell office:value-type="string" calcext:value-type="string">
            <text:p>מסר קצר לפרשת שמות | מאת מרן הרב אשר וייס שליט"א (תשפ"ה)</text:p>
          </table:table-cell>
          <table:table-cell office:value-type="string" calcext:value-type="string">
            <text:p>https://www.youtube.com/watch?v=EYLRr4LtIHc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10:49</text:p>
          </table:table-cell>
        </table:table-row>
        <table:table-row table:style-name="ro1">
          <table:table-cell office:value-type="string" calcext:value-type="string">
            <text:p>חלב עכו''ם | שיעור ליל שישי מאת הרב אשר וייס שליט"א (תשפ"ה)</text:p>
          </table:table-cell>
          <table:table-cell office:value-type="string" calcext:value-type="string">
            <text:p>https://www.youtube.com/watch?v=O9AoVIAxYIg</text:p>
          </table:table-cell>
          <table:table-cell office:value-type="date" office:date-value="2025-01-17" calcext:value-type="date">
            <text:p>2025-01-17</text:p>
          </table:table-cell>
          <table:table-cell office:value-type="string" calcext:value-type="string">
            <text:p>56:15</text:p>
          </table:table-cell>
        </table:table-row>
        <table:table-row table:style-name="ro1">
          <table:table-cell office:value-type="string" calcext:value-type="string">
            <text:p>Psakim In Hilchos Brachos</text:p>
          </table:table-cell>
          <table:table-cell office:value-type="string" calcext:value-type="string">
            <text:p>https://www.youtube.com/watch?v=-bFz9kFL9YY</text:p>
          </table:table-cell>
          <table:table-cell office:value-type="date" office:date-value="2025-01-18" calcext:value-type="date">
            <text:p>2025-01-18</text:p>
          </table:table-cell>
          <table:table-cell office:value-type="string" calcext:value-type="string">
            <text:p>38:47</text:p>
          </table:table-cell>
        </table:table-row>
      </table:table>
      <table:table table:name="R Breitowitz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ce9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Upload Date</text:p>
          </table:table-cell>
          <table:table-cell table:style-name="ce5"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Rabbi Yitzchak Breitowitz: The Census and Community Building</text:p>
          </table:table-cell>
          <table:table-cell office:value-type="string" calcext:value-type="string">
            <text:p>https://www.youtube.com/watch?v=Zwm0ecy_ZfM</text:p>
          </table:table-cell>
          <table:table-cell office:value-type="date" office:date-value="2023-05-16" calcext:value-type="date">
            <text:p>2023-05-16</text:p>
          </table:table-cell>
          <table:table-cell office:value-type="string" calcext:value-type="string">
            <text:p>58:53</text:p>
          </table:table-cell>
        </table:table-row>
        <table:table-row table:style-name="ro1">
          <table:table-cell office:value-type="string" calcext:value-type="string">
            <text:p>Rabbi Yitzchak Breitowitz: Shavuot - The Torah Is Not in Heaven</text:p>
          </table:table-cell>
          <table:table-cell office:value-type="string" calcext:value-type="string">
            <text:p>https://www.youtube.com/watch?v=JbZdOWifqjw</text:p>
          </table:table-cell>
          <table:table-cell office:value-type="date" office:date-value="2023-05-23" calcext:value-type="date">
            <text:p>2023-05-23</text:p>
          </table:table-cell>
          <table:table-cell office:value-type="string" calcext:value-type="string">
            <text:p>1:01:00</text:p>
          </table:table-cell>
        </table:table-row>
        <table:table-row table:style-name="ro1">
          <table:table-cell office:value-type="string" calcext:value-type="string">
            <text:p>Rabbi Yitzchak Breitowitz: We Are All Servants of Hashem / Post Shavuot Isru Chag Torah of Chabad</text:p>
          </table:table-cell>
          <table:table-cell office:value-type="string" calcext:value-type="string">
            <text:p>https://www.youtube.com/watch?v=Rc_XEsWVlzk</text:p>
          </table:table-cell>
          <table:table-cell office:value-type="date" office:date-value="2023-05-30" calcext:value-type="date">
            <text:p>2023-05-30</text:p>
          </table:table-cell>
          <table:table-cell office:value-type="string" calcext:value-type="string">
            <text:p>59:17</text:p>
          </table:table-cell>
        </table:table-row>
        <table:table-row table:style-name="ro1">
          <table:table-cell office:value-type="string" calcext:value-type="string">
            <text:p>Rabbi Yitzchak Breitowitz: What Exactly Was The Sin of The Spies?</text:p>
          </table:table-cell>
          <table:table-cell office:value-type="string" calcext:value-type="string">
            <text:p>https://www.youtube.com/watch?v=ZzC5cwNuOqY</text:p>
          </table:table-cell>
          <table:table-cell office:value-type="date" office:date-value="2023-06-06" calcext:value-type="date">
            <text:p>2023-06-06</text:p>
          </table:table-cell>
          <table:table-cell office:value-type="string" calcext:value-type="string">
            <text:p>1:01:13</text:p>
          </table:table-cell>
        </table:table-row>
        <table:table-row table:style-name="ro1">
          <table:table-cell office:value-type="string" calcext:value-type="string">
            <text:p>Rabbi Yitzchak Breitowitz: Everyone Has Their Own Agenda and Perception of Reality</text:p>
          </table:table-cell>
          <table:table-cell office:value-type="string" calcext:value-type="string">
            <text:p>https://www.youtube.com/watch?v=T6qeN2iWR7s</text:p>
          </table:table-cell>
          <table:table-cell office:value-type="date" office:date-value="2023-06-13" calcext:value-type="date">
            <text:p>2023-06-13</text:p>
          </table:table-cell>
          <table:table-cell office:value-type="string" calcext:value-type="string">
            <text:p>59:22</text:p>
          </table:table-cell>
        </table:table-row>
        <table:table-row table:style-name="ro1">
          <table:table-cell office:value-type="string" calcext:value-type="string">
            <text:p>Rabbi Yitzchak Breitowitz: The Para Aduma and Liberation from Death</text:p>
          </table:table-cell>
          <table:table-cell office:value-type="string" calcext:value-type="string">
            <text:p>https://www.youtube.com/watch?v=pUpnWewG5-o</text:p>
          </table:table-cell>
          <table:table-cell office:value-type="date" office:date-value="2023-06-20" calcext:value-type="date">
            <text:p>2023-06-20</text:p>
          </table:table-cell>
          <table:table-cell office:value-type="string" calcext:value-type="string">
            <text:p>56:16</text:p>
          </table:table-cell>
        </table:table-row>
        <table:table-row table:style-name="ro1">
          <table:table-cell office:value-type="string" calcext:value-type="string">
            <text:p>Rabbi Yitzchak Breitowitz: Who Exactly is Bilaam?</text:p>
          </table:table-cell>
          <table:table-cell office:value-type="string" calcext:value-type="string">
            <text:p>https://www.youtube.com/watch?v=wAE-FFvOJB4</text:p>
          </table:table-cell>
          <table:table-cell office:value-type="date" office:date-value="2023-06-28" calcext:value-type="date">
            <text:p>2023-06-28</text:p>
          </table:table-cell>
          <table:table-cell office:value-type="string" calcext:value-type="string">
            <text:p>1:01:52</text:p>
          </table:table-cell>
        </table:table-row>
        <table:table-row table:style-name="ro1">
          <table:table-cell office:value-type="string" calcext:value-type="string">
            <text:p>Rabbi Yitzchak Breitowitz: Parshat Pinchus - How To Be A True Activist</text:p>
          </table:table-cell>
          <table:table-cell office:value-type="string" calcext:value-type="string">
            <text:p>https://www.youtube.com/watch?v=W2Vjmj3l_08&amp;t=1554s</text:p>
          </table:table-cell>
          <table:table-cell office:value-type="date" office:date-value="2023-07-05" calcext:value-type="date">
            <text:p>2023-07-05</text:p>
          </table:table-cell>
          <table:table-cell office:value-type="string" calcext:value-type="string">
            <text:p>1:00:57</text:p>
          </table:table-cell>
        </table:table-row>
        <table:table-row table:style-name="ro1">
          <table:table-cell office:value-type="string" calcext:value-type="string">
            <text:p>Rabbi Yitzchak Breitowitz: The Fundamental Rectification During The 3 Weeks</text:p>
          </table:table-cell>
          <table:table-cell office:value-type="string" calcext:value-type="string">
            <text:p>https://www.youtube.com/watch?v=g__dtp5Yhrw&amp;t=2329s</text:p>
          </table:table-cell>
          <table:table-cell office:value-type="date" office:date-value="2023-07-11" calcext:value-type="date">
            <text:p>2023-07-11</text:p>
          </table:table-cell>
          <table:table-cell office:value-type="string" calcext:value-type="string">
            <text:p>1:02:45</text:p>
          </table:table-cell>
        </table:table-row>
        <table:table-row table:style-name="ro1">
          <table:table-cell office:value-type="string" calcext:value-type="string">
            <text:p>Rabbi Yitzchak Breitowitz: The Birth of Moshiach and Preparation for Tisha B'Av</text:p>
          </table:table-cell>
          <table:table-cell office:value-type="string" calcext:value-type="string">
            <text:p>https://www.youtube.com/watch?v=WIDyLh6625Y</text:p>
          </table:table-cell>
          <table:table-cell office:value-type="date" office:date-value="2023-07-18" calcext:value-type="date">
            <text:p>2023-07-18</text:p>
          </table:table-cell>
          <table:table-cell office:value-type="string" calcext:value-type="string">
            <text:p>57:59</text:p>
          </table:table-cell>
        </table:table-row>
        <table:table-row table:style-name="ro1">
          <table:table-cell office:value-type="string" calcext:value-type="string">
            <text:p>Rabbi Yitzchak Breitowitz: The Consolation and Encouragement Must be Greater than the Chastisement</text:p>
          </table:table-cell>
          <table:table-cell office:value-type="string" calcext:value-type="string">
            <text:p>https://www.youtube.com/watch?v=o_sfbuz3fw0</text:p>
          </table:table-cell>
          <table:table-cell office:value-type="date" office:date-value="2023-07-25" calcext:value-type="date">
            <text:p>2023-07-25</text:p>
          </table:table-cell>
          <table:table-cell office:value-type="string" calcext:value-type="string">
            <text:p>59:05</text:p>
          </table:table-cell>
        </table:table-row>
        <table:table-row table:style-name="ro1">
          <table:table-cell office:value-type="string" calcext:value-type="string">
            <text:p>Rabbi Yitzchak Breitowitz: The Power of Tu B'Av and Rebirth After the 9th</text:p>
          </table:table-cell>
          <table:table-cell office:value-type="string" calcext:value-type="string">
            <text:p>https://www.youtube.com/watch?v=fffRua89pKk</text:p>
          </table:table-cell>
          <table:table-cell office:value-type="date" office:date-value="2023-08-01" calcext:value-type="date">
            <text:p>2023-08-01</text:p>
          </table:table-cell>
          <table:table-cell office:value-type="string" calcext:value-type="string">
            <text:p>1:00:32</text:p>
          </table:table-cell>
        </table:table-row>
        <table:table-row table:style-name="ro1">
          <table:table-cell office:value-type="string" calcext:value-type="string">
            <text:p>Rabbi Yitzchak Breitowitz: Blessing or Curse? Hashem Wants our Success</text:p>
          </table:table-cell>
          <table:table-cell office:value-type="string" calcext:value-type="string">
            <text:p>https://www.youtube.com/watch?v=uQyLzV0vVsE</text:p>
          </table:table-cell>
          <table:table-cell office:value-type="date" office:date-value="2023-08-08" calcext:value-type="date">
            <text:p>2023-08-08</text:p>
          </table:table-cell>
          <table:table-cell office:value-type="string" calcext:value-type="string">
            <text:p>57:27</text:p>
          </table:table-cell>
        </table:table-row>
        <table:table-row table:style-name="ro1">
          <table:table-cell office:value-type="string" calcext:value-type="string">
            <text:p>Rabbi Yitzchak Breitowitz: Elul - The Month of Repentance and Responsibility</text:p>
          </table:table-cell>
          <table:table-cell office:value-type="string" calcext:value-type="string">
            <text:p>https://www.youtube.com/watch?v=rtYeZZ2K7Pw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1:04:23</text:p>
          </table:table-cell>
        </table:table-row>
        <table:table-row table:style-name="ro1">
          <table:table-cell office:value-type="string" calcext:value-type="string">
            <text:p>Rabbi Yitzchak Breitowitz: Elul is A City of Refuge in Time</text:p>
          </table:table-cell>
          <table:table-cell office:value-type="string" calcext:value-type="string">
            <text:p>https://www.youtube.com/watch?v=4y9Dr9xzyTM</text:p>
          </table:table-cell>
          <table:table-cell office:value-type="date" office:date-value="2023-08-22" calcext:value-type="date">
            <text:p>2023-08-22</text:p>
          </table:table-cell>
          <table:table-cell office:value-type="string" calcext:value-type="string">
            <text:p>1:10:08</text:p>
          </table:table-cell>
        </table:table-row>
        <table:table-row table:style-name="ro1">
          <table:table-cell office:value-type="string" calcext:value-type="string">
            <text:p>Rabbi Yitzchak Breitowitz: First Fruits an Expression of Joy with No Jealousy Nor Shame</text:p>
          </table:table-cell>
          <table:table-cell office:value-type="string" calcext:value-type="string">
            <text:p>https://www.youtube.com/watch?v=VECqxL0AhdY</text:p>
          </table:table-cell>
          <table:table-cell office:value-type="date" office:date-value="2023-08-29" calcext:value-type="date">
            <text:p>2023-08-29</text:p>
          </table:table-cell>
          <table:table-cell office:value-type="string" calcext:value-type="string">
            <text:p>1:01:15</text:p>
          </table:table-cell>
        </table:table-row>
        <table:table-row table:style-name="ro1">
          <table:table-cell office:value-type="string" calcext:value-type="string">
            <text:p>Rabbi Yitzchak Breitowitz: Hashem is Not Looking for Your Failures</text:p>
          </table:table-cell>
          <table:table-cell office:value-type="string" calcext:value-type="string">
            <text:p>https://www.youtube.com/watch?v=dJrOxJC5oG8</text:p>
          </table:table-cell>
          <table:table-cell office:value-type="date" office:date-value="2023-09-05" calcext:value-type="date">
            <text:p>2023-09-05</text:p>
          </table:table-cell>
          <table:table-cell office:value-type="string" calcext:value-type="string">
            <text:p>57:16</text:p>
          </table:table-cell>
        </table:table-row>
        <table:table-row table:style-name="ro1">
          <table:table-cell office:value-type="string" calcext:value-type="string">
            <text:p>Rabbi Yitzchak Breitowitz: Rosh HaShana -The Shofar Transports our Souls Into The Holy of Holies</text:p>
          </table:table-cell>
          <table:table-cell office:value-type="string" calcext:value-type="string">
            <text:p>https://www.youtube.com/watch?v=8gDmYtd8_GI</text:p>
          </table:table-cell>
          <table:table-cell office:value-type="date" office:date-value="2023-09-12" calcext:value-type="date">
            <text:p>2023-09-12</text:p>
          </table:table-cell>
          <table:table-cell office:value-type="string" calcext:value-type="string">
            <text:p>1:00:21</text:p>
          </table:table-cell>
        </table:table-row>
        <table:table-row table:style-name="ro1">
          <table:table-cell office:value-type="string" calcext:value-type="string">
            <text:p>Rabbi Yitzchak Breitowitz: Yom Kippur - The Transformative Effect of Kol Nidrei</text:p>
          </table:table-cell>
          <table:table-cell office:value-type="string" calcext:value-type="string">
            <text:p>https://www.youtube.com/watch?v=3CYJrIRJIyQ</text:p>
          </table:table-cell>
          <table:table-cell office:value-type="date" office:date-value="2023-09-19" calcext:value-type="date">
            <text:p>2023-09-19</text:p>
          </table:table-cell>
          <table:table-cell office:value-type="string" calcext:value-type="string">
            <text:p>1:01:21</text:p>
          </table:table-cell>
        </table:table-row>
        <table:table-row table:style-name="ro1">
          <table:table-cell office:value-type="string" calcext:value-type="string">
            <text:p>Rabbi Yitzchak Breitowitz: The War of GoG and MaGoG</text:p>
          </table:table-cell>
          <table:table-cell office:value-type="string" calcext:value-type="string">
            <text:p>https://www.youtube.com/watch?v=J9JXVE6CmvA&amp;t=1314s</text:p>
          </table:table-cell>
          <table:table-cell office:value-type="date" office:date-value="2023-10-10" calcext:value-type="date">
            <text:p>2023-10-10</text:p>
          </table:table-cell>
          <table:table-cell office:value-type="string" calcext:value-type="string">
            <text:p>58:39</text:p>
          </table:table-cell>
        </table:table-row>
        <table:table-row table:style-name="ro1">
          <table:table-cell office:value-type="string" calcext:value-type="string">
            <text:p>Rabbi Yitzchak Breitowitz: Noahides, Changing the World and Taking Responsibility</text:p>
          </table:table-cell>
          <table:table-cell office:value-type="string" calcext:value-type="string">
            <text:p>https://www.youtube.com/watch?v=ImQVEny93mk</text:p>
          </table:table-cell>
          <table:table-cell office:value-type="date" office:date-value="2023-10-17" calcext:value-type="date">
            <text:p>2023-10-17</text:p>
          </table:table-cell>
          <table:table-cell office:value-type="string" calcext:value-type="string">
            <text:p>54:18</text:p>
          </table:table-cell>
        </table:table-row>
        <table:table-row table:style-name="ro1">
          <table:table-cell office:value-type="string" calcext:value-type="string">
            <text:p>Rabbi Yitzchak Breitowitz: Unconditional Covenant with Israel</text:p>
          </table:table-cell>
          <table:table-cell office:value-type="string" calcext:value-type="string">
            <text:p>https://www.youtube.com/watch?v=D0XSonbH4OQ</text:p>
          </table:table-cell>
          <table:table-cell office:value-type="date" office:date-value="2023-10-24" calcext:value-type="date">
            <text:p>2023-10-24</text:p>
          </table:table-cell>
          <table:table-cell office:value-type="string" calcext:value-type="string">
            <text:p>1:02:40</text:p>
          </table:table-cell>
        </table:table-row>
        <table:table-row table:style-name="ro1">
          <table:table-cell office:value-type="string" calcext:value-type="string">
            <text:p>Rabbi Yitzchak Breitowitz: Waking Up From A Dream and Keeping the Faith</text:p>
          </table:table-cell>
          <table:table-cell office:value-type="string" calcext:value-type="string">
            <text:p>https://www.youtube.com/watch?v=Jer3LbRmXjg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56:40</text:p>
          </table:table-cell>
        </table:table-row>
        <table:table-row table:style-name="ro1">
          <table:table-cell office:value-type="string" calcext:value-type="string">
            <text:p>Rabbi Yitzchak Breitowitz: Do Not Marry a Canaanite but Marry Better Than You</text:p>
          </table:table-cell>
          <table:table-cell office:value-type="string" calcext:value-type="string">
            <text:p>https://www.youtube.com/watch?v=9FLbmSDM0JE</text:p>
          </table:table-cell>
          <table:table-cell office:value-type="date" office:date-value="2023-11-07" calcext:value-type="date">
            <text:p>2023-11-07</text:p>
          </table:table-cell>
          <table:table-cell office:value-type="string" calcext:value-type="string">
            <text:p>57:58</text:p>
          </table:table-cell>
        </table:table-row>
        <table:table-row table:style-name="ro1">
          <table:table-cell office:value-type="string" calcext:value-type="string">
            <text:p>Rabbi Yitzchak Breitowitz: The Pain You Cause Others Will Come back to Haunt You</text:p>
          </table:table-cell>
          <table:table-cell office:value-type="string" calcext:value-type="string">
            <text:p>https://www.youtube.com/watch?v=sa1pXIbDuks</text:p>
          </table:table-cell>
          <table:table-cell office:value-type="date" office:date-value="2023-11-14" calcext:value-type="date">
            <text:p>2023-11-14</text:p>
          </table:table-cell>
          <table:table-cell office:value-type="string" calcext:value-type="string">
            <text:p>1:03:21</text:p>
          </table:table-cell>
        </table:table-row>
        <table:table-row table:style-name="ro1">
          <table:table-cell office:value-type="string" calcext:value-type="string">
            <text:p>Rabbi Yitzchak Breitowitz: It's Always Darkest Before The Dawn</text:p>
          </table:table-cell>
          <table:table-cell office:value-type="string" calcext:value-type="string">
            <text:p>https://www.youtube.com/watch?v=CPKY5Dit7og</text:p>
          </table:table-cell>
          <table:table-cell office:value-type="date" office:date-value="2023-11-21" calcext:value-type="date">
            <text:p>2023-11-21</text:p>
          </table:table-cell>
          <table:table-cell office:value-type="string" calcext:value-type="string">
            <text:p>1:02:40</text:p>
          </table:table-cell>
        </table:table-row>
        <table:table-row table:style-name="ro1">
          <table:table-cell office:value-type="string" calcext:value-type="string">
            <text:p>Rabbi Yitzchak Breitowitz: Israel Struggles and Triumphs and the Cost of War</text:p>
          </table:table-cell>
          <table:table-cell office:value-type="string" calcext:value-type="string">
            <text:p>https://www.youtube.com/watch?v=1eVELdqSr0k</text:p>
          </table:table-cell>
          <table:table-cell office:value-type="date" office:date-value="2023-11-28" calcext:value-type="date">
            <text:p>2023-11-28</text:p>
          </table:table-cell>
          <table:table-cell office:value-type="string" calcext:value-type="string">
            <text:p>57:43</text:p>
          </table:table-cell>
        </table:table-row>
        <table:table-row table:style-name="ro1">
          <table:table-cell office:value-type="string" calcext:value-type="string">
            <text:p>Rabbi Yitzchak Breitowitz: Chanukah Historical Insights: Military or Religious Victory</text:p>
          </table:table-cell>
          <table:table-cell office:value-type="string" calcext:value-type="string">
            <text:p>https://www.youtube.com/watch?v=dYmQFPJmNv0</text:p>
          </table:table-cell>
          <table:table-cell office:value-type="date" office:date-value="2023-12-05" calcext:value-type="date">
            <text:p>2023-12-05</text:p>
          </table:table-cell>
          <table:table-cell office:value-type="string" calcext:value-type="string">
            <text:p>1:00:26</text:p>
          </table:table-cell>
        </table:table-row>
        <table:table-row table:style-name="ro1">
          <table:table-cell office:value-type="string" calcext:value-type="string">
            <text:p>Rabbi Yitzchak Breitowitz: The Greatness of The Jew and Chanuka</text:p>
          </table:table-cell>
          <table:table-cell office:value-type="string" calcext:value-type="string">
            <text:p>https://www.youtube.com/watch?v=DoaynOpaCXM</text:p>
          </table:table-cell>
          <table:table-cell office:value-type="date" office:date-value="2023-12-12" calcext:value-type="date">
            <text:p>2023-12-12</text:p>
          </table:table-cell>
          <table:table-cell office:value-type="string" calcext:value-type="string">
            <text:p>57:23</text:p>
          </table:table-cell>
        </table:table-row>
        <table:table-row table:style-name="ro1">
          <table:table-cell office:value-type="string" calcext:value-type="string">
            <text:p>Rabbi Yitzchak Breitowitz: Destiny of Israel, Free Will and The Sale of Yosef</text:p>
          </table:table-cell>
          <table:table-cell office:value-type="string" calcext:value-type="string">
            <text:p>https://www.youtube.com/watch?v=FnGPpKknl5k</text:p>
          </table:table-cell>
          <table:table-cell office:value-type="date" office:date-value="2023-12-19" calcext:value-type="date">
            <text:p>2023-12-19</text:p>
          </table:table-cell>
          <table:table-cell office:value-type="string" calcext:value-type="string">
            <text:p>59:55</text:p>
          </table:table-cell>
        </table:table-row>
        <table:table-row table:style-name="ro1">
          <table:table-cell office:value-type="string" calcext:value-type="string">
            <text:p>Rabbi Yitzchak Breitowitz: Blessed is The Name of His Glorious Kingdom for All Eternity</text:p>
          </table:table-cell>
          <table:table-cell office:value-type="string" calcext:value-type="string">
            <text:p>https://www.youtube.com/watch?v=KpvfU7-KyKs</text:p>
          </table:table-cell>
          <table:table-cell office:value-type="date" office:date-value="2023-12-26" calcext:value-type="date">
            <text:p>2023-12-26</text:p>
          </table:table-cell>
          <table:table-cell office:value-type="string" calcext:value-type="string">
            <text:p>56:53</text:p>
          </table:table-cell>
        </table:table-row>
        <table:table-row table:style-name="ro1">
          <table:table-cell office:value-type="string" calcext:value-type="string">
            <text:p>Rabbi Yitzchak Breitowitz: Return, O Wayward Sons - The Word of The Lord</text:p>
          </table:table-cell>
          <table:table-cell office:value-type="string" calcext:value-type="string">
            <text:p>https://www.youtube.com/watch?v=AYmGTV9VEVI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1:05:26</text:p>
          </table:table-cell>
        </table:table-row>
        <table:table-row table:style-name="ro1">
          <table:table-cell office:value-type="string" calcext:value-type="string">
            <text:p>Rabbi Yitzchak Breitowitz: Expressions of Redemption and Hope</text:p>
          </table:table-cell>
          <table:table-cell office:value-type="string" calcext:value-type="string">
            <text:p>https://www.youtube.com/watch?v=V7y6QttMh-0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1:00:42</text:p>
          </table:table-cell>
        </table:table-row>
        <table:table-row table:style-name="ro1">
          <table:table-cell office:value-type="string" calcext:value-type="string">
            <text:p>Rabbi Yitzchak Breitowitz: Freedom From Our Own Constraints is THE STORY of THE JEWS</text:p>
          </table:table-cell>
          <table:table-cell office:value-type="string" calcext:value-type="string">
            <text:p>https://www.youtube.com/watch?v=qjN5njvb-TM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1:04:01</text:p>
          </table:table-cell>
        </table:table-row>
        <table:table-row table:style-name="ro1">
          <table:table-cell office:value-type="string" calcext:value-type="string">
            <text:p>Rabbi Yitzchak Breitowitz: Mindfulness, Gratitude and Unity</text:p>
          </table:table-cell>
          <table:table-cell office:value-type="string" calcext:value-type="string">
            <text:p>https://www.youtube.com/watch?v=zpJQMWNS4uU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55:48</text:p>
          </table:table-cell>
        </table:table-row>
        <table:table-row table:style-name="ro1">
          <table:table-cell office:value-type="string" calcext:value-type="string">
            <text:p>Rabbi Yitzchak Breitowitz: Yiboneh Tu B'Shvat Seder 5784</text:p>
          </table:table-cell>
          <table:table-cell office:value-type="string" calcext:value-type="string">
            <text:p>https://www.youtube.com/watch?v=uF34nQh3M1A</text:p>
          </table:table-cell>
          <table:table-cell office:value-type="date" office:date-value="2024-01-25" calcext:value-type="date">
            <text:p>2024-01-25</text:p>
          </table:table-cell>
          <table:table-cell office:value-type="string" calcext:value-type="string">
            <text:p>1:55:08</text:p>
          </table:table-cell>
        </table:table-row>
        <table:table-row table:style-name="ro1">
          <table:table-cell office:value-type="string" calcext:value-type="string">
            <text:p>Rabbi Yitzchak Breitowitz: Matan Torah - Integration of Body and Soul</text:p>
          </table:table-cell>
          <table:table-cell office:value-type="string" calcext:value-type="string">
            <text:p>https://www.youtube.com/watch?v=LrDv7KscTco</text:p>
          </table:table-cell>
          <table:table-cell office:value-type="date" office:date-value="2024-01-30" calcext:value-type="date">
            <text:p>2024-01-30</text:p>
          </table:table-cell>
          <table:table-cell office:value-type="string" calcext:value-type="string">
            <text:p>1:00:18</text:p>
          </table:table-cell>
        </table:table-row>
        <table:table-row table:style-name="ro1">
          <table:table-cell office:value-type="string" calcext:value-type="string">
            <text:p>Rabbi Yitzchak Breitowitz: We Will Hear and Do! Can a Jew Fulfill All the Mitzvot?</text:p>
          </table:table-cell>
          <table:table-cell office:value-type="string" calcext:value-type="string">
            <text:p>https://www.youtube.com/watch?v=cWA72bFeC1s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58:28</text:p>
          </table:table-cell>
        </table:table-row>
        <table:table-row table:style-name="ro1">
          <table:table-cell office:value-type="string" calcext:value-type="string">
            <text:p>Rabbi Yitzchak Breitowitz: How and When Will Israel Build The Third Temple?</text:p>
          </table:table-cell>
          <table:table-cell office:value-type="string" calcext:value-type="string">
            <text:p>https://www.youtube.com/watch?v=LrjGJbLHg30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1:06:57</text:p>
          </table:table-cell>
        </table:table-row>
        <table:table-row table:style-name="ro1">
          <table:table-cell office:value-type="string" calcext:value-type="string">
            <text:p>Rabbi Yitzchak Breitowitz: The Magically Mysterious Breast Plate and Urim V'Tumim of the Cohen Gadol</text:p>
          </table:table-cell>
          <table:table-cell office:value-type="string" calcext:value-type="string">
            <text:p>https://www.youtube.com/watch?v=Xzg7H2yVoPM&amp;t=38s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57:20</text:p>
          </table:table-cell>
        </table:table-row>
        <table:table-row table:style-name="ro1">
          <table:table-cell office:value-type="string" calcext:value-type="string">
            <text:p>Rabbi Yitzchak Breitowitz: The Foundation of the Tabernacle is Faith</text:p>
          </table:table-cell>
          <table:table-cell office:value-type="string" calcext:value-type="string">
            <text:p>https://www.youtube.com/watch?v=f3WdUYuvayY&amp;t=26s</text:p>
          </table:table-cell>
          <table:table-cell office:value-type="date" office:date-value="2024-02-27" calcext:value-type="date">
            <text:p>2024-02-27</text:p>
          </table:table-cell>
          <table:table-cell office:value-type="string" calcext:value-type="string">
            <text:p>1:02:25</text:p>
          </table:table-cell>
        </table:table-row>
        <table:table-row table:style-name="ro1">
          <table:table-cell office:value-type="string" calcext:value-type="string">
            <text:p>Rabbi Yitzchak Breitowitz: The Offerings are Opportunities to Come Close to G-d</text:p>
          </table:table-cell>
          <table:table-cell office:value-type="string" calcext:value-type="string">
            <text:p>https://www.youtube.com/watch?v=GCBFgDYMdsQ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1:01:56</text:p>
          </table:table-cell>
        </table:table-row>
        <table:table-row table:style-name="ro1">
          <table:table-cell office:value-type="string" calcext:value-type="string">
            <text:p>Rabbi Yitzchak Breitowitz: The Strange Connection Between Yom Kippur and Purim</text:p>
          </table:table-cell>
          <table:table-cell office:value-type="string" calcext:value-type="string">
            <text:p>https://www.youtube.com/watch?v=L37OrtJpfh4&amp;t=1s</text:p>
          </table:table-cell>
          <table:table-cell office:value-type="date" office:date-value="2024-03-12" calcext:value-type="date">
            <text:p>2024-03-12</text:p>
          </table:table-cell>
          <table:table-cell office:value-type="string" calcext:value-type="string">
            <text:p>1:04:27</text:p>
          </table:table-cell>
        </table:table-row>
        <table:table-row table:style-name="ro1">
          <table:table-cell office:value-type="string" calcext:value-type="string">
            <text:p>Rabbi Yitzchak Breitowitz: Purim and Why We Must Eradicate Amalek</text:p>
          </table:table-cell>
          <table:table-cell office:value-type="string" calcext:value-type="string">
            <text:p>https://www.youtube.com/watch?v=iz4jL50Q77o</text:p>
          </table:table-cell>
          <table:table-cell office:value-type="date" office:date-value="2024-03-19" calcext:value-type="date">
            <text:p>2024-03-19</text:p>
          </table:table-cell>
          <table:table-cell office:value-type="string" calcext:value-type="string">
            <text:p>1:04:52</text:p>
          </table:table-cell>
        </table:table-row>
        <table:table-row table:style-name="ro1">
          <table:table-cell office:value-type="string" calcext:value-type="string">
            <text:p>Rabbi Yitzchak Breitowitz: Can Israel Resume Sacrifices Today on the Temple Mount?</text:p>
          </table:table-cell>
          <table:table-cell office:value-type="string" calcext:value-type="string">
            <text:p>https://www.youtube.com/watch?v=QOy1L1qVGag&amp;t=915s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1:04:00</text:p>
          </table:table-cell>
        </table:table-row>
        <table:table-row table:style-name="ro1">
          <table:table-cell office:value-type="string" calcext:value-type="string">
            <text:p>Rabbi Yitzchak Breitowitz: Attaining Spiritual Greatness within the Halachik Framework</text:p>
          </table:table-cell>
          <table:table-cell office:value-type="string" calcext:value-type="string">
            <text:p>https://www.youtube.com/watch?v=01Pmwq4asPY&amp;t=692s</text:p>
          </table:table-cell>
          <table:table-cell office:value-type="date" office:date-value="2024-04-02" calcext:value-type="date">
            <text:p>2024-04-02</text:p>
          </table:table-cell>
          <table:table-cell office:value-type="string" calcext:value-type="string">
            <text:p>1:00:45</text:p>
          </table:table-cell>
        </table:table-row>
        <table:table-row table:style-name="ro1">
          <table:table-cell office:value-type="string" calcext:value-type="string">
            <text:p>Rabbi Yitzchak Breitowitz: Taking Responsibility For Your Life</text:p>
          </table:table-cell>
          <table:table-cell office:value-type="string" calcext:value-type="string">
            <text:p>https://www.youtube.com/watch?v=jbcyDsqSDv4&amp;t=866s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1:05:54</text:p>
          </table:table-cell>
        </table:table-row>
        <table:table-row table:style-name="ro1">
          <table:table-cell office:value-type="string" calcext:value-type="string">
            <text:p>Rabbi Yitzchak Breitowitz: Miracles of War, Freedom, Gerim and Kindness</text:p>
          </table:table-cell>
          <table:table-cell office:value-type="string" calcext:value-type="string">
            <text:p>https://www.youtube.com/watch?v=UKaoda2alTo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1:08:38</text:p>
          </table:table-cell>
        </table:table-row>
        <table:table-row table:style-name="ro1">
          <table:table-cell office:value-type="string" calcext:value-type="string">
            <text:p>Rabbi Yitzchak Breitowitz: Be Holy and Love Your Neighbor</text:p>
          </table:table-cell>
          <table:table-cell office:value-type="string" calcext:value-type="string">
            <text:p>https://www.youtube.com/watch?v=ud5DFLrCEGg&amp;t=2s</text:p>
          </table:table-cell>
          <table:table-cell office:value-type="date" office:date-value="2024-05-07" calcext:value-type="date">
            <text:p>2024-05-07</text:p>
          </table:table-cell>
          <table:table-cell office:value-type="string" calcext:value-type="string">
            <text:p>1:00:08</text:p>
          </table:table-cell>
        </table:table-row>
        <table:table-row table:style-name="ro1">
          <table:table-cell office:value-type="string" calcext:value-type="string">
            <text:p>Rabbi Yitzchak Breitowitz: Lag B'Omer and Rabbi Shimon Bar Yochai</text:p>
          </table:table-cell>
          <table:table-cell office:value-type="string" calcext:value-type="string">
            <text:p>https://www.youtube.com/watch?v=2xCNpn9ep24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59:26</text:p>
          </table:table-cell>
        </table:table-row>
        <table:table-row table:style-name="ro1">
          <table:table-cell office:value-type="string" calcext:value-type="string">
            <text:p>Rabbi Yitzchak Breitowitz: SHORT 3 MINUTES Pesach Sheini - Always Another Chance</text:p>
          </table:table-cell>
          <table:table-cell office:value-type="string" calcext:value-type="string">
            <text:p>https://www.youtube.com/watch?v=6St8mp79WGQ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2:58</text:p>
          </table:table-cell>
        </table:table-row>
        <table:table-row table:style-name="ro1">
          <table:table-cell office:value-type="string" calcext:value-type="string">
            <text:p>Rabbi Yitzchak Breitowitz: Nothing Else But Him - Ein Ode Milvado</text:p>
          </table:table-cell>
          <table:table-cell office:value-type="string" calcext:value-type="string">
            <text:p>https://www.youtube.com/watch?v=S2PDsCLxPhc&amp;t=13s</text:p>
          </table:table-cell>
          <table:table-cell office:value-type="date" office:date-value="2024-05-28" calcext:value-type="date">
            <text:p>2024-05-28</text:p>
          </table:table-cell>
          <table:table-cell office:value-type="string" calcext:value-type="string">
            <text:p>55:30</text:p>
          </table:table-cell>
        </table:table-row>
        <table:table-row table:style-name="ro1">
          <table:table-cell office:value-type="string" calcext:value-type="string">
            <text:p>Rabbi Yitzchak Breitowitz: Jerusalem Day - Pray For The Peace of Jerusalem</text:p>
          </table:table-cell>
          <table:table-cell office:value-type="string" calcext:value-type="string">
            <text:p>https://www.youtube.com/watch?v=xH3TNVPXzwk</text:p>
          </table:table-cell>
          <table:table-cell office:value-type="date" office:date-value="2024-06-04" calcext:value-type="date">
            <text:p>2024-06-04</text:p>
          </table:table-cell>
          <table:table-cell office:value-type="string" calcext:value-type="string">
            <text:p>54:26</text:p>
          </table:table-cell>
        </table:table-row>
        <table:table-row table:style-name="ro1">
          <table:table-cell office:value-type="string" calcext:value-type="string">
            <text:p>Rabbi Yitzchak Breitowitz: Nature of The Priesthood - Passion and Consistency</text:p>
          </table:table-cell>
          <table:table-cell office:value-type="string" calcext:value-type="string">
            <text:p>https://www.youtube.com/watch?v=ROArKBwKURs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1:03:27</text:p>
          </table:table-cell>
        </table:table-row>
        <table:table-row table:style-name="ro1">
          <table:table-cell office:value-type="string" calcext:value-type="string">
            <text:p>Rabbi Yitzchak Breitowitz: If You Believe You Can Damage, Believe That You Can Repair</text:p>
          </table:table-cell>
          <table:table-cell office:value-type="string" calcext:value-type="string">
            <text:p>https://www.youtube.com/watch?v=CHagsKo73PE</text:p>
          </table:table-cell>
          <table:table-cell office:value-type="date" office:date-value="2024-06-25" calcext:value-type="date">
            <text:p>2024-06-25</text:p>
          </table:table-cell>
          <table:table-cell office:value-type="string" calcext:value-type="string">
            <text:p>59:00</text:p>
          </table:table-cell>
        </table:table-row>
        <table:table-row table:style-name="ro1">
          <table:table-cell office:value-type="string" calcext:value-type="string">
            <text:p>Rabbi Yitzchak Breitowitz: Korach and Moshe - Reincarnation of Cain and Able</text:p>
          </table:table-cell>
          <table:table-cell office:value-type="string" calcext:value-type="string">
            <text:p>https://www.youtube.com/watch?v=YCnj0IQqjt4&amp;t=2198s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1:00:48</text:p>
          </table:table-cell>
        </table:table-row>
        <table:table-row table:style-name="ro1">
          <table:table-cell office:value-type="string" calcext:value-type="string">
            <text:p>Rabbi Yitzchak Breitowitz: The Parah Aduma and Freedom from Death</text:p>
          </table:table-cell>
          <table:table-cell office:value-type="string" calcext:value-type="string">
            <text:p>https://www.youtube.com/watch?v=TPVGXZwK59M&amp;t=499s</text:p>
          </table:table-cell>
          <table:table-cell office:value-type="date" office:date-value="2024-07-09" calcext:value-type="date">
            <text:p>2024-07-09</text:p>
          </table:table-cell>
          <table:table-cell office:value-type="string" calcext:value-type="string">
            <text:p>1:07:58</text:p>
          </table:table-cell>
        </table:table-row>
        <table:table-row table:style-name="ro1">
          <table:table-cell office:value-type="string" calcext:value-type="string">
            <text:p>Rabbi Yitzchak Breitowitz: Channeling Your Emotions Toward Holiness</text:p>
          </table:table-cell>
          <table:table-cell office:value-type="string" calcext:value-type="string">
            <text:p>https://www.youtube.com/watch?v=HqIjz8d0EaY</text:p>
          </table:table-cell>
          <table:table-cell office:value-type="date" office:date-value="2024-07-16" calcext:value-type="date">
            <text:p>2024-07-16</text:p>
          </table:table-cell>
          <table:table-cell office:value-type="string" calcext:value-type="string">
            <text:p>1:01:25</text:p>
          </table:table-cell>
        </table:table-row>
        <table:table-row table:style-name="ro1">
          <table:table-cell office:value-type="string" calcext:value-type="string">
            <text:p>Rabbi Yitzchak Breitowitz: The 3 Weeks and The 21 Days</text:p>
          </table:table-cell>
          <table:table-cell office:value-type="string" calcext:value-type="string">
            <text:p>https://www.youtube.com/watch?v=a8rjFcfljmw</text:p>
          </table:table-cell>
          <table:table-cell office:value-type="date" office:date-value="2024-07-30" calcext:value-type="date">
            <text:p>2024-07-30</text:p>
          </table:table-cell>
          <table:table-cell office:value-type="string" calcext:value-type="string">
            <text:p>1:04:40</text:p>
          </table:table-cell>
        </table:table-row>
        <table:table-row table:style-name="ro1">
          <table:table-cell office:value-type="string" calcext:value-type="string">
            <text:p>Rabbi Yitzchak Breitowitz: Overturning Tisha B'Av and The Downfall of Our Enemies</text:p>
          </table:table-cell>
          <table:table-cell office:value-type="string" calcext:value-type="string">
            <text:p>https://www.youtube.com/watch?v=vjMmSS-PgHw</text:p>
          </table:table-cell>
          <table:table-cell office:value-type="date" office:date-value="2024-08-06" calcext:value-type="date">
            <text:p>2024-08-06</text:p>
          </table:table-cell>
          <table:table-cell office:value-type="string" calcext:value-type="string">
            <text:p>1:07:44</text:p>
          </table:table-cell>
        </table:table-row>
        <table:table-row table:style-name="ro1">
          <table:table-cell office:value-type="string" calcext:value-type="string">
            <text:p>Rabbi Yitzchak Breitowitz: Receptibility and Confidence in Hashem's Love</text:p>
          </table:table-cell>
          <table:table-cell office:value-type="string" calcext:value-type="string">
            <text:p>https://www.youtube.com/watch?v=kZlIbts8MPQ&amp;t=2881s</text:p>
          </table:table-cell>
          <table:table-cell office:value-type="date" office:date-value="2024-08-20" calcext:value-type="date">
            <text:p>2024-08-20</text:p>
          </table:table-cell>
          <table:table-cell office:value-type="string" calcext:value-type="string">
            <text:p>1:05:30</text:p>
          </table:table-cell>
        </table:table-row>
        <table:table-row table:style-name="ro1">
          <table:table-cell office:value-type="string" calcext:value-type="string">
            <text:p>Rabbi Yitzchak Breitowitz: Elul: Hashem is Rooting For Us</text:p>
          </table:table-cell>
          <table:table-cell office:value-type="string" calcext:value-type="string">
            <text:p>https://www.youtube.com/watch?v=wrNk8msHhFI&amp;t=1348s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1:02:56</text:p>
          </table:table-cell>
        </table:table-row>
        <table:table-row table:style-name="ro1">
          <table:table-cell office:value-type="string" calcext:value-type="string">
            <text:p>Rabbi Yitzchak Breitowitz: Do Not Turn Away From What the Sages Instruct You to Do!!!</text:p>
          </table:table-cell>
          <table:table-cell office:value-type="string" calcext:value-type="string">
            <text:p>https://www.youtube.com/watch?v=4doUCUsKiRY</text:p>
          </table:table-cell>
          <table:table-cell office:value-type="date" office:date-value="2024-09-03" calcext:value-type="date">
            <text:p>2024-09-03</text:p>
          </table:table-cell>
          <table:table-cell office:value-type="string" calcext:value-type="string">
            <text:p>1:08:43</text:p>
          </table:table-cell>
        </table:table-row>
        <table:table-row table:style-name="ro1">
          <table:table-cell office:value-type="string" calcext:value-type="string">
            <text:p>Rabbi Yitzchak Breitowitz: Teshuva Can Transform the Past</text:p>
          </table:table-cell>
          <table:table-cell office:value-type="string" calcext:value-type="string">
            <text:p>https://www.youtube.com/watch?v=DF2kKxwNK80</text:p>
          </table:table-cell>
          <table:table-cell office:value-type="date" office:date-value="2024-09-10" calcext:value-type="date">
            <text:p>2024-09-10</text:p>
          </table:table-cell>
          <table:table-cell office:value-type="string" calcext:value-type="string">
            <text:p>1:08:45</text:p>
          </table:table-cell>
        </table:table-row>
        <table:table-row table:style-name="ro1">
          <table:table-cell office:value-type="string" calcext:value-type="string">
            <text:p>Rav Yitzchak Breitowitz: THE LONG ARM OF THE L-RD -The Torah is Our Wisdom in the Eyes of the World</text:p>
          </table:table-cell>
          <table:table-cell office:value-type="string" calcext:value-type="string">
            <text:p>https://www.youtube.com/watch?v=EtYS1wXd0SI</text:p>
          </table:table-cell>
          <table:table-cell office:value-type="date" office:date-value="2024-09-17" calcext:value-type="date">
            <text:p>2024-09-17</text:p>
          </table:table-cell>
          <table:table-cell office:value-type="string" calcext:value-type="string">
            <text:p>1:04:55</text:p>
          </table:table-cell>
        </table:table-row>
        <table:table-row table:style-name="ro1">
          <table:table-cell office:value-type="string" calcext:value-type="string">
            <text:p>Rav Yitzchak Breitowitz: Lessons in Unity and Why We Blow the Shofar 100 Times</text:p>
          </table:table-cell>
          <table:table-cell office:value-type="string" calcext:value-type="string">
            <text:p>https://www.youtube.com/watch?v=4YjhVef2QGY</text:p>
          </table:table-cell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1:03:43</text:p>
          </table:table-cell>
        </table:table-row>
        <table:table-row table:style-name="ro1">
          <table:table-cell office:value-type="string" calcext:value-type="string">
            <text:p>Rav Yitzchak Breitowitz: Yom Kippur - Hashem Expects us to Make the Right Choices</text:p>
          </table:table-cell>
          <table:table-cell office:value-type="string" calcext:value-type="string">
            <text:p>https://www.youtube.com/watch?v=f5Lyh0PySPY</text:p>
          </table:table-cell>
          <table:table-cell office:value-type="date" office:date-value="2024-10-08" calcext:value-type="date">
            <text:p>2024-10-08</text:p>
          </table:table-cell>
          <table:table-cell office:value-type="string" calcext:value-type="string">
            <text:p>1:06:00</text:p>
          </table:table-cell>
        </table:table-row>
        <table:table-row table:style-name="ro1">
          <table:table-cell office:value-type="string" calcext:value-type="string">
            <text:p>Rav Yitzchak Breitowitz: Been Through the Holidays BUT Have the Holidays Been Through You?</text:p>
          </table:table-cell>
          <table:table-cell office:value-type="string" calcext:value-type="string">
            <text:p>https://www.youtube.com/watch?v=8sJynxoz0FY</text:p>
          </table:table-cell>
          <table:table-cell office:value-type="date" office:date-value="2024-10-29" calcext:value-type="date">
            <text:p>2024-10-29</text:p>
          </table:table-cell>
          <table:table-cell office:value-type="string" calcext:value-type="string">
            <text:p>1:03:28</text:p>
          </table:table-cell>
        </table:table-row>
        <table:table-row table:style-name="ro1">
          <table:table-cell office:value-type="string" calcext:value-type="string">
            <text:p>Rav Yitzchak Breitowitz: USA Presidential Elections - I Will Bless Those That Bless You</text:p>
          </table:table-cell>
          <table:table-cell office:value-type="string" calcext:value-type="string">
            <text:p>https://www.youtube.com/watch?v=dOykYXCJHDA</text:p>
          </table:table-cell>
          <table:table-cell office:value-type="date" office:date-value="2024-11-05" calcext:value-type="date">
            <text:p>2024-11-05</text:p>
          </table:table-cell>
          <table:table-cell office:value-type="string" calcext:value-type="string">
            <text:p>1:02:48</text:p>
          </table:table-cell>
        </table:table-row>
        <table:table-row table:style-name="ro1">
          <table:table-cell office:value-type="string" calcext:value-type="string">
            <text:p>Rav Yitzchak Breitowitz: A Tzaddik Lives by His Faith</text:p>
          </table:table-cell>
          <table:table-cell office:value-type="string" calcext:value-type="string">
            <text:p>https://www.youtube.com/watch?v=IysaFUBfE3U</text:p>
          </table:table-cell>
          <table:table-cell office:value-type="date" office:date-value="2024-11-12" calcext:value-type="date">
            <text:p>2024-11-12</text:p>
          </table:table-cell>
          <table:table-cell office:value-type="string" calcext:value-type="string">
            <text:p>1:04:21</text:p>
          </table:table-cell>
        </table:table-row>
        <table:table-row table:style-name="ro1">
          <table:table-cell office:value-type="string" calcext:value-type="string">
            <text:p>Rav Yitzchak Breitowitz: Following in the Footsteps of Our Forefathers</text:p>
          </table:table-cell>
          <table:table-cell office:value-type="string" calcext:value-type="string">
            <text:p>https://www.youtube.com/watch?v=3aK49FSZbZE</text:p>
          </table:table-cell>
          <table:table-cell office:value-type="date" office:date-value="2024-11-19" calcext:value-type="date">
            <text:p>2024-11-19</text:p>
          </table:table-cell>
          <table:table-cell office:value-type="string" calcext:value-type="string">
            <text:p>1:01:27</text:p>
          </table:table-cell>
        </table:table-row>
        <table:table-row table:style-name="ro1">
          <table:table-cell office:value-type="string" calcext:value-type="string">
            <text:p>Rav Yitzchak Breitowitz: The Three Miracles in Sarah's Tent and the Beit HaMikdash</text:p>
          </table:table-cell>
          <table:table-cell office:value-type="string" calcext:value-type="string">
            <text:p>https://www.youtube.com/watch?v=ysPBLBaSleE</text:p>
          </table:table-cell>
          <table:table-cell office:value-type="date" office:date-value="2024-11-26" calcext:value-type="date">
            <text:p>2024-11-26</text:p>
          </table:table-cell>
          <table:table-cell office:value-type="string" calcext:value-type="string">
            <text:p>1:05:39</text:p>
          </table:table-cell>
        </table:table-row>
        <table:table-row table:style-name="ro1">
          <table:table-cell office:value-type="string" calcext:value-type="string">
            <text:p>Rav Yitzchak Breitowitz: Faithfulness in Hashem Even as I walk in the Valley of Darkness</text:p>
          </table:table-cell>
          <table:table-cell office:value-type="string" calcext:value-type="string">
            <text:p>https://www.youtube.com/watch?v=YyfkHssZHcM&amp;t=1454s</text:p>
          </table:table-cell>
          <table:table-cell office:value-type="date" office:date-value="2024-12-03" calcext:value-type="date">
            <text:p>2024-12-03</text:p>
          </table:table-cell>
          <table:table-cell office:value-type="string" calcext:value-type="string">
            <text:p>1:00:36</text:p>
          </table:table-cell>
        </table:table-row>
        <table:table-row table:style-name="ro1">
          <table:table-cell office:value-type="string" calcext:value-type="string">
            <text:p>Rav Yitzchak Breitowitz: Yearning and Anticipating Return to Israel</text:p>
          </table:table-cell>
          <table:table-cell office:value-type="string" calcext:value-type="string">
            <text:p>https://www.youtube.com/watch?v=KIU9AdZTduA</text:p>
          </table:table-cell>
          <table:table-cell office:value-type="date" office:date-value="2024-12-10" calcext:value-type="date">
            <text:p>2024-12-10</text:p>
          </table:table-cell>
          <table:table-cell office:value-type="string" calcext:value-type="string">
            <text:p>1:00:47</text:p>
          </table:table-cell>
        </table:table-row>
        <table:table-row table:style-name="ro1">
          <table:table-cell office:value-type="string" calcext:value-type="string">
            <text:p>Rav Yitzchak Breitowitz: The Power of A Name and Intro to Chanukah</text:p>
          </table:table-cell>
          <table:table-cell office:value-type="string" calcext:value-type="string">
            <text:p>https://www.youtube.com/watch?v=6jgVknlaxO8&amp;t=1657s</text:p>
          </table:table-cell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1:08:03</text:p>
          </table:table-cell>
        </table:table-row>
        <table:table-row table:style-name="ro1">
          <table:table-cell office:value-type="string" calcext:value-type="string">
            <text:p>Rav Yitzchak Breitowitz: In The Middle of The Battle - Do Not Give Up!!!</text:p>
          </table:table-cell>
          <table:table-cell office:value-type="string" calcext:value-type="string">
            <text:p>https://www.youtube.com/watch?v=hxKjkE7MJMY</text:p>
          </table:table-cell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1:02:00</text:p>
          </table:table-cell>
        </table:table-row>
        <table:table-row table:style-name="ro1">
          <table:table-cell office:value-type="string" calcext:value-type="string">
            <text:p>Rav Yitzchak Breitowitz: Chanukah Insights Beit Hillel and Beit Shamai What's the Difference?</text:p>
          </table:table-cell>
          <table:table-cell office:value-type="string" calcext:value-type="string">
            <text:p>https://www.youtube.com/watch?v=UKnV9pYuATQ</text:p>
          </table:table-cell>
          <table:table-cell office:value-type="date" office:date-value="2024-12-31" calcext:value-type="date">
            <text:p>2024-12-31</text:p>
          </table:table-cell>
          <table:table-cell office:value-type="string" calcext:value-type="string">
            <text:p>1:01:17</text:p>
          </table:table-cell>
        </table:table-row>
        <table:table-row table:style-name="ro1">
          <table:table-cell office:value-type="string" calcext:value-type="string">
            <text:p>Rav Yitzchak Breitowitz: The Sale of Yosef and the 10th of Teves</text:p>
          </table:table-cell>
          <table:table-cell office:value-type="string" calcext:value-type="string">
            <text:p>https://www.youtube.com/watch?v=xyvbSkApJiY</text:p>
          </table:table-cell>
          <table:table-cell office:value-type="date" office:date-value="2025-01-07" calcext:value-type="date">
            <text:p>2025-01-07</text:p>
          </table:table-cell>
          <table:table-cell office:value-type="string" calcext:value-type="string">
            <text:p>1:03:56</text:p>
          </table:table-cell>
        </table:table-row>
        <table:table-row table:style-name="ro1">
          <table:table-cell office:value-type="string" calcext:value-type="string">
            <text:p>Rav Yitzchak Breitowitz: Escaping the Mitzraim Within</text:p>
          </table:table-cell>
          <table:table-cell office:value-type="string" calcext:value-type="string">
            <text:p>https://www.youtube.com/watch?v=uGYYAn5-orA&amp;t=767s</text:p>
          </table:table-cell>
          <table:table-cell office:value-type="date" office:date-value="2025-01-15" calcext:value-type="date">
            <text:p>2025-01-15</text:p>
          </table:table-cell>
          <table:table-cell office:value-type="string" calcext:value-type="string">
            <text:p>1:14:43</text:p>
          </table:table-cell>
        </table:table-row>
      </table:table>
      <table:table table:name="R Schachter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links</text:p>
          </table:table-cell>
          <table:table-cell table:style-name="ce5" office:value-type="string" calcext:value-type="string">
            <text:p>links-href</text:p>
          </table:table-cell>
        </table:table-row>
        <table:table-row table:style-name="ro1">
          <table:table-cell office:value-type="string" calcext:value-type="string">
            <text:p>Parsha Vayeishev 5785</text:p>
          </table:table-cell>
          <table:table-cell office:value-type="string" calcext:value-type="string">
            <text:p>https://www.yutorah.org/lectures/details?shiurid=1119682</text:p>
          </table:table-cell>
        </table:table-row>
        <table:table-row table:style-name="ro1">
          <table:table-cell office:value-type="string" calcext:value-type="string">
            <text:p>Parshas Lech Lecha 5785</text:p>
          </table:table-cell>
          <table:table-cell office:value-type="string" calcext:value-type="string">
            <text:p>https://www.yutorah.org/lectures/details?shiurid=1114703</text:p>
          </table:table-cell>
        </table:table-row>
        <table:table-row table:style-name="ro1">
          <table:table-cell office:value-type="string" calcext:value-type="string">
            <text:p>Parshas Noach 5785</text:p>
          </table:table-cell>
          <table:table-cell office:value-type="string" calcext:value-type="string">
            <text:p>https://www.yutorah.org/lectures/details?shiurid=1113846</text:p>
          </table:table-cell>
        </table:table-row>
        <table:table-row table:style-name="ro1">
          <table:table-cell office:value-type="string" calcext:value-type="string">
            <text:p>Parshas Shemos</text:p>
          </table:table-cell>
          <table:table-cell office:value-type="string" calcext:value-type="string">
            <text:p>https://www.yutorah.org/lectures/details?shiurid=1122387</text:p>
          </table:table-cell>
        </table:table-row>
        <table:table-row table:style-name="ro1">
          <table:table-cell office:value-type="string" calcext:value-type="string">
            <text:p>Parshas Toldos 5785 @ Boca Raton Synagogue</text:p>
          </table:table-cell>
          <table:table-cell office:value-type="string" calcext:value-type="string">
            <text:p>https://www.yutorah.org/lectures/details?shiurid=1117144</text:p>
          </table:table-cell>
        </table:table-row>
        <table:table-row table:style-name="ro1">
          <table:table-cell office:value-type="string" calcext:value-type="string">
            <text:p>Parshas Vayeira 5785</text:p>
          </table:table-cell>
          <table:table-cell office:value-type="string" calcext:value-type="string">
            <text:p>https://www.yutorah.org/lectures/details?shiurid=1115520</text:p>
          </table:table-cell>
        </table:table-row>
        <table:table-row table:style-name="ro1">
          <table:table-cell office:value-type="string" calcext:value-type="string">
            <text:p>Parshas Vayeitzei 5784</text:p>
          </table:table-cell>
          <table:table-cell office:value-type="string" calcext:value-type="string">
            <text:p>https://www.yutorah.org/lectures/details?shiurid=1081380</text:p>
          </table:table-cell>
        </table:table-row>
        <table:table-row table:style-name="ro1">
          <table:table-cell office:value-type="string" calcext:value-type="string">
            <text:p>Parshas Vayeitzei 5785</text:p>
          </table:table-cell>
          <table:table-cell office:value-type="string" calcext:value-type="string">
            <text:p>https://www.yutorah.org/lectures/details?shiurid=1117957</text:p>
          </table:table-cell>
        </table:table-row>
        <table:table-row table:style-name="ro1">
          <table:table-cell office:value-type="string" calcext:value-type="string">
            <text:p>Parshas Vayigash (5778): Emunah in Jewish history</text:p>
          </table:table-cell>
          <table:table-cell office:value-type="string" calcext:value-type="string">
            <text:p>https://www.yutorah.org/lectures/details?shiurid=1119913</text:p>
          </table:table-cell>
        </table:table-row>
        <table:table-row table:style-name="ro1">
          <table:table-cell office:value-type="string" calcext:value-type="string">
            <text:p>Parshas Vayishlach 5785</text:p>
          </table:table-cell>
          <table:table-cell office:value-type="string" calcext:value-type="string">
            <text:p>https://www.yutorah.org/lectures/details?shiurid=1118925</text:p>
          </table:table-cell>
        </table:table-row>
        <table:table-row table:style-name="ro1">
          <table:table-cell office:value-type="string" calcext:value-type="string">
            <text:p>Parshat Hashavua and the Current War in Israel</text:p>
          </table:table-cell>
          <table:table-cell office:value-type="string" calcext:value-type="string">
            <text:p>https://www.yutorah.org/lectures/details?shiurid=1085709</text:p>
          </table:table-cell>
        </table:table-row>
        <table:table-row table:style-name="ro1">
          <table:table-cell office:value-type="string" calcext:value-type="string">
            <text:p>Parshat Ki Tavo 5784</text:p>
          </table:table-cell>
          <table:table-cell office:value-type="string" calcext:value-type="string">
            <text:p>https://www.yutorah.org/lectures/details?shiurid=1110261</text:p>
          </table:table-cell>
        </table:table-row>
        <table:table-row table:style-name="ro1">
          <table:table-cell office:value-type="string" calcext:value-type="string">
            <text:p>Parshat Ki Teitzei 5784</text:p>
          </table:table-cell>
          <table:table-cell office:value-type="string" calcext:value-type="string">
            <text:p>https://www.yutorah.org/lectures/details?shiurid=1109459</text:p>
          </table:table-cell>
        </table:table-row>
        <table:table-row table:style-name="ro1">
          <table:table-cell office:value-type="string" calcext:value-type="string">
            <text:p>Parshat Re'eh 5784 - Arvut, Kedushat Beit HaKnesset, Kedushat Levi</text:p>
          </table:table-cell>
          <table:table-cell office:value-type="string" calcext:value-type="string">
            <text:p>https://www.yutorah.org/lectures/details?shiurid=1107882</text:p>
          </table:table-cell>
        </table:table-row>
        <table:table-row table:style-name="ro1">
          <table:table-cell office:value-type="string" calcext:value-type="string">
            <text:p>Parshat Shoftim 5784</text:p>
          </table:table-cell>
          <table:table-cell office:value-type="string" calcext:value-type="string">
            <text:p>https://www.yutorah.org/lectures/details?shiurid=1108562</text:p>
          </table:table-cell>
        </table:table-row>
      </table:table>
      <table:table table:name="ParshaCat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4" office:value-type="string" calcext:value-type="string">
            <text:p>Acharei Mot</text:p>
          </table:table-cell>
          <table:table-cell table:style-name="ce4" office:value-type="float" office:value="233971" calcext:value-type="float">
            <text:p>233971</text:p>
          </table:table-cell>
          <table:table-cell table:number-columns-repeated="2"/>
          <table:table-cell office:value-type="float" office:value="80714" calcext:value-type="float">
            <text:p>80714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Balak</text:p>
          </table:table-cell>
          <table:table-cell office:value-type="float" office:value="234547" calcext:value-type="float">
            <text:p>234547</text:p>
          </table:table-cell>
          <table:table-cell table:number-columns-repeated="2"/>
          <table:table-cell office:value-type="float" office:value="80153" calcext:value-type="float">
            <text:p>8015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table:style-name="ce4" office:value-type="string" calcext:value-type="string">
            <text:p>Bamidbar</text:p>
          </table:table-cell>
          <table:table-cell table:style-name="ce4" office:value-type="float" office:value="234548" calcext:value-type="float">
            <text:p>234548</text:p>
          </table:table-cell>
          <table:table-cell table:number-columns-repeated="2"/>
          <table:table-cell office:value-type="float" office:value="82281" calcext:value-type="float">
            <text:p>82281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Bechukotai</text:p>
          </table:table-cell>
          <table:table-cell office:value-type="float" office:value="233973" calcext:value-type="float">
            <text:p>233973</text:p>
          </table:table-cell>
          <table:table-cell table:number-columns-repeated="2"/>
          <table:table-cell office:value-type="float" office:value="80254" calcext:value-type="float">
            <text:p>80254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Behaalotecha</text:p>
          </table:table-cell>
          <table:table-cell table:style-name="ce4" office:value-type="float" office:value="234516" calcext:value-type="float">
            <text:p>234516</text:p>
          </table:table-cell>
          <table:table-cell table:number-columns-repeated="2"/>
          <table:table-cell office:value-type="float" office:value="82280" calcext:value-type="float">
            <text:p>82280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Behar</text:p>
          </table:table-cell>
          <table:table-cell office:value-type="float" office:value="233974" calcext:value-type="float">
            <text:p>233974</text:p>
          </table:table-cell>
          <table:table-cell table:number-columns-repeated="2"/>
          <table:table-cell office:value-type="float" office:value="81027" calcext:value-type="float">
            <text:p>81027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Bereishit</text:p>
          </table:table-cell>
          <table:table-cell office:value-type="float" office:value="233975" calcext:value-type="float">
            <text:p>233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halach</text:p>
          </table:table-cell>
          <table:table-cell office:value-type="float" office:value="233976" calcext:value-type="float">
            <text:p>233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233980" calcext:value-type="float">
            <text:p>233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yei Sara</text:p>
          </table:table-cell>
          <table:table-cell office:value-type="float" office:value="233983" calcext:value-type="float">
            <text:p>233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kat</text:p>
          </table:table-cell>
          <table:table-cell office:value-type="float" office:value="234510" calcext:value-type="float">
            <text:p>234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arim</text:p>
          </table:table-cell>
          <table:table-cell office:value-type="float" office:value="234549" calcext:value-type="float">
            <text:p>234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kev</text:p>
          </table:table-cell>
          <table:table-cell office:value-type="float" office:value="234550" calcext:value-type="float">
            <text:p>23455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or</text:p>
          </table:table-cell>
          <table:table-cell table:style-name="ce4" office:value-type="float" office:value="233985" calcext:value-type="float">
            <text:p>23398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edoshim</text:p>
          </table:table-cell>
          <table:table-cell table:style-name="ce4" office:value-type="float" office:value="233987" calcext:value-type="float">
            <text:p>233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 Tavo</text:p>
          </table:table-cell>
          <table:table-cell office:value-type="float" office:value="234512" calcext:value-type="float">
            <text:p>234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 Teitzei</text:p>
          </table:table-cell>
          <table:table-cell office:value-type="float" office:value="233988" calcext:value-type="float">
            <text:p>233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 Tisa</text:p>
          </table:table-cell>
          <table:table-cell office:value-type="float" office:value="233989" calcext:value-type="float">
            <text:p>233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ach</text:p>
          </table:table-cell>
          <table:table-cell office:value-type="float" office:value="233990" calcext:value-type="float">
            <text:p>2339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h Lecha</text:p>
          </table:table-cell>
          <table:table-cell office:value-type="float" office:value="233992" calcext:value-type="float">
            <text:p>233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ei</text:p>
          </table:table-cell>
          <table:table-cell office:value-type="float" office:value="234509" calcext:value-type="float">
            <text:p>234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ot</text:p>
          </table:table-cell>
          <table:table-cell office:value-type="float" office:value="234508" calcext:value-type="float">
            <text:p>2345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tzora</text:p>
          </table:table-cell>
          <table:table-cell table:style-name="ce4" office:value-type="float" office:value="234511" calcext:value-type="float">
            <text:p>234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eitz</text:p>
          </table:table-cell>
          <table:table-cell office:value-type="float" office:value="233993" calcext:value-type="float">
            <text:p>23399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shpatim</text:p>
          </table:table-cell>
          <table:table-cell table:style-name="ce4" office:value-type="float" office:value="233994" calcext:value-type="float">
            <text:p>233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o</text:p>
          </table:table-cell>
          <table:table-cell office:value-type="float" office:value="234545" calcext:value-type="float">
            <text:p>23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zavim</text:p>
          </table:table-cell>
          <table:table-cell office:value-type="float" office:value="233995" calcext:value-type="float">
            <text:p>23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ch</text:p>
          </table:table-cell>
          <table:table-cell office:value-type="float" office:value="233996" calcext:value-type="float">
            <text:p>233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h</text:p>
          </table:table-cell>
          <table:table-cell office:value-type="float" office:value="233997" calcext:value-type="float">
            <text:p>233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kudei</text:p>
          </table:table-cell>
          <table:table-cell office:value-type="float" office:value="234514" calcext:value-type="float">
            <text:p>234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chas</text:p>
          </table:table-cell>
          <table:table-cell office:value-type="float" office:value="234551" calcext:value-type="float">
            <text:p>23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'eh</text:p>
          </table:table-cell>
          <table:table-cell office:value-type="float" office:value="234523" calcext:value-type="float">
            <text:p>234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kalim</text:p>
          </table:table-cell>
          <table:table-cell office:value-type="float" office:value="234507" calcext:value-type="float">
            <text:p>234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ach</text:p>
          </table:table-cell>
          <table:table-cell table:style-name="ce5" office:value-type="float" office:value="234553" calcext:value-type="float">
            <text:p>23455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hemini</text:p>
          </table:table-cell>
          <table:table-cell table:style-name="ce4" office:value-type="float" office:value="233999" calcext:value-type="float">
            <text:p>233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mot</text:p>
          </table:table-cell>
          <table:table-cell office:value-type="float" office:value="234000" calcext:value-type="float">
            <text:p>23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ftim</text:p>
          </table:table-cell>
          <table:table-cell office:value-type="float" office:value="234519" calcext:value-type="float">
            <text:p>23451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azria</text:p>
          </table:table-cell>
          <table:table-cell table:style-name="ce4" office:value-type="float" office:value="234002" calcext:value-type="float">
            <text:p>234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uma</text:p>
          </table:table-cell>
          <table:table-cell office:value-type="float" office:value="234004" calcext:value-type="float">
            <text:p>23400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tzaveh</text:p>
          </table:table-cell>
          <table:table-cell table:style-name="ce4" office:value-type="float" office:value="234005" calcext:value-type="float">
            <text:p>234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dot</text:p>
          </table:table-cell>
          <table:table-cell office:value-type="float" office:value="234007" calcext:value-type="float">
            <text:p>234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zav</text:p>
          </table:table-cell>
          <table:table-cell office:value-type="float" office:value="234554" calcext:value-type="float">
            <text:p>23455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Va'era</text:p>
          </table:table-cell>
          <table:table-cell table:style-name="ce4" office:value-type="float" office:value="234009" calcext:value-type="float">
            <text:p>234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'etchanan</text:p>
          </table:table-cell>
          <table:table-cell office:value-type="float" office:value="234555" calcext:value-type="float">
            <text:p>23455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Vayakhel</text:p>
          </table:table-cell>
          <table:table-cell table:style-name="ce4" office:value-type="float" office:value="234010" calcext:value-type="float">
            <text:p>234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chi</text:p>
          </table:table-cell>
          <table:table-cell office:value-type="float" office:value="234011" calcext:value-type="float">
            <text:p>234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lech</text:p>
          </table:table-cell>
          <table:table-cell office:value-type="float" office:value="234506" calcext:value-type="float">
            <text:p>234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ra</text:p>
          </table:table-cell>
          <table:table-cell office:value-type="float" office:value="234012" calcext:value-type="float">
            <text:p>234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shev</text:p>
          </table:table-cell>
          <table:table-cell office:value-type="float" office:value="234013" calcext:value-type="float">
            <text:p>234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eitzei</text:p>
          </table:table-cell>
          <table:table-cell office:value-type="float" office:value="234014" calcext:value-type="float">
            <text:p>234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igash</text:p>
          </table:table-cell>
          <table:table-cell office:value-type="float" office:value="234015" calcext:value-type="float">
            <text:p>234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ikra</text:p>
          </table:table-cell>
          <table:table-cell office:value-type="float" office:value="234016" calcext:value-type="float">
            <text:p>234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yishlach</text:p>
          </table:table-cell>
          <table:table-cell office:value-type="float" office:value="234017" calcext:value-type="float">
            <text:p>234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zot Haberacha</text:p>
          </table:table-cell>
          <table:table-cell office:value-type="float" office:value="234018" calcext:value-type="float">
            <text:p>234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tro</text:p>
          </table:table-cell>
          <table:table-cell office:value-type="float" office:value="234019" calcext:value-type="float">
            <text:p>234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chor</text:p>
          </table:table-cell>
          <table:table-cell office:value-type="float" office:value="234020" calcext:value-type="float">
            <text:p>234020</text:p>
          </table:table-cell>
          <table:table-cell table:number-columns-repeated="4"/>
        </table:table-row>
      </table:table>
      <table:table table:name="Mispátim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8"/>
        <table:table-column table:style-name="co13" table:default-cell-style-name="ce9"/>
        <table:table-column table:style-name="co14" table:default-cell-style-name="Default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Upload Date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Magid</text:p>
          </table:table-cell>
        </table:table-row>
        <table:table-row table:style-name="ro1">
          <table:table-cell office:value-type="string" calcext:value-type="string">
            <text:p>What Does THIS Shemini Atzeres/Simchas Torah Mean to You (Post October 7th): Tikun Leil Hoshanah Rabbah at Young Israel of Woodmere</text:p>
          </table:table-cell>
          <table:table-cell office:value-type="string" calcext:value-type="string">
            <text:p>https://download.yutorah.org/2024/21648/1112998/what-does-this-shemini-atzeressimchas-torah-mean-to-you-post-october-7th-tikun-leil-hoshanah-rabbah-at-young-israel-of-woodmere.mp3</text:p>
          </table:table-cell>
          <table:table-cell office:value-type="date" office:date-value="2024-10-22" calcext:value-type="date">
            <text:p>2024-10-22</text:p>
          </table:table-cell>
          <table:table-cell table:style-name="Default"/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Becoming a Klal Yisroel Jew</text:p>
          </table:table-cell>
          <table:table-cell office:value-type="string" calcext:value-type="string">
            <text:p>https://download.yutorah.org/2024/1109/1089367/becoming-a-klal-yisroel-jew.mp3</text:p>
          </table:table-cell>
          <table:table-cell office:value-type="date" office:date-value="2024-02-14" calcext:value-type="date">
            <text:p>2024-02-14</text:p>
          </table:table-cell>
          <table:table-cell office:value-type="string" calcext:value-type="string">
            <text:p>38:01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Sparkling People</text:p>
          </table:table-cell>
          <table:table-cell office:value-type="string" calcext:value-type="string">
            <text:p>https://download.yutorah.org/2024/1109/1088852/mishpatim-derasha---sparkling-people.mp4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Unlimited Potential</text:p>
          </table:table-cell>
          <table:table-cell office:value-type="string" calcext:value-type="string">
            <text:p>https://download.yutorah.org/2023/1109/1057885/mishpatim-derasha---unlimited-potential.mp3</text:p>
          </table:table-cell>
          <table:table-cell office:value-type="date" office:date-value="2023-02-17" calcext:value-type="date">
            <text:p>2023-02-1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Using Every Moment of Life Productively</text:p>
          </table:table-cell>
          <table:table-cell office:value-type="string" calcext:value-type="string">
            <text:p>https://download.yutorah.org/2023/68603/1057631/using-every-moment-of-life-productively.mp3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56:4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Responsibility and Positivity</text:p>
          </table:table-cell>
          <table:table-cell office:value-type="string" calcext:value-type="string">
            <text:p>https://download.yutorah.org/2022/1109/1024222/mishpatim-derasha---responsibility-and-positivity.mp3</text:p>
          </table:table-cell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24:14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An Emunah Crisis</text:p>
          </table:table-cell>
          <table:table-cell office:value-type="string" calcext:value-type="string">
            <text:p>https://download.yutorah.org/2021/1109/989569/mishpatim-derasha---an-emunah-crisis.mp3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27:26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Torah That Must Be Shared</text:p>
          </table:table-cell>
          <table:table-cell office:value-type="string" calcext:value-type="string">
            <text:p>https://download.yutorah.org/2020/1109/946474/mishpatim-derasha---torah-that-must-be-shared.mp3</text:p>
          </table:table-cell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True Greatness: A Mishpatim Message To KHDS Middle School Students</text:p>
          </table:table-cell>
          <table:table-cell office:value-type="string" calcext:value-type="string">
            <text:p>https://download.yutorah.org/2019/26211/916919/true-greatness-a-mishpatim-message-to-khds-middle-school-students.mp3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- Hashem's Mishpatim Not Our Own</text:p>
          </table:table-cell>
          <table:table-cell office:value-type="string" calcext:value-type="string">
            <text:p>https://download.yutorah.org/2019/1109/916778/mishpatim-derasha--hashem's-mishpatim-not-our-own.mp3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The Joy of Avdus</text:p>
          </table:table-cell>
          <table:table-cell office:value-type="string" calcext:value-type="string">
            <text:p>https://download.yutorah.org/2018/1109/894887/mishpatim-derasha---the-joy-of-avdus.mp3</text:p>
          </table:table-cell>
          <table:table-cell office:value-type="date" office:date-value="2018-02-08" calcext:value-type="date">
            <text:p>2018-02-08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5775 - More Than Just Good PR</text:p>
          </table:table-cell>
          <table:table-cell office:value-type="string" calcext:value-type="string">
            <text:p>https://download.yutorah.org/2017/1109/873586/mishpatim-5775---more-than-just-good-pr.mp3</text:p>
          </table:table-cell>
          <table:table-cell office:value-type="date" office:date-value="2017-02-23" calcext:value-type="date">
            <text:p>2017-02-23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Boundaries</text:p>
          </table:table-cell>
          <table:table-cell office:value-type="string" calcext:value-type="string">
            <text:p>https://download.yutorah.org/2016/1109/850856/mishpatim-derasha---boundaries.mp3</text:p>
          </table:table-cell>
          <table:table-cell office:value-type="date" office:date-value="2016-02-04" calcext:value-type="date">
            <text:p>2016-02-04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Staying Pure in an Impure World</text:p>
          </table:table-cell>
          <table:table-cell office:value-type="string" calcext:value-type="string">
            <text:p>https://download.yutorah.org/2015/1109/829093/mishpatim-derasha---staying-pure-in-an-impure-world.mp3</text:p>
          </table:table-cell>
          <table:table-cell office:value-type="date" office:date-value="2015-02-12" calcext:value-type="date">
            <text:p>2015-02-12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The Second Dance</text:p>
          </table:table-cell>
          <table:table-cell office:value-type="string" calcext:value-type="string">
            <text:p>https://download.yutorah.org/2013/1109/790029/mishpatim-derasha---the-second-dance.mp3</text:p>
          </table:table-cell>
          <table:table-cell office:value-type="date" office:date-value="2013-02-07" calcext:value-type="date">
            <text:p>2013-02-07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More Than Meets the Eye</text:p>
          </table:table-cell>
          <table:table-cell office:value-type="string" calcext:value-type="string">
            <text:p>https://download.yutorah.org/2010/1109/742145/mishpatim-derasha---more-than-meets-the-eye.mp3</text:p>
          </table:table-cell>
          <table:table-cell office:value-type="date" office:date-value="2010-02-11" calcext:value-type="date">
            <text:p>2010-02-11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ishpatim Derasha - Making Torah and Mitzvos Intuitive</text:p>
          </table:table-cell>
          <table:table-cell office:value-type="string" calcext:value-type="string">
            <text:p>https://download.yutorah.org/2009/1109/731656/mishpatim-derasha---making-torah-and-mitzvos-intuitive.mp3</text:p>
          </table:table-cell>
          <table:table-cell office:value-type="date" office:date-value="2009-02-15" calcext:value-type="date">
            <text:p>2009-02-15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Parshas Mishpatim</text:p>
          </table:table-cell>
          <table:table-cell office:value-type="string" calcext:value-type="string">
            <text:p>https://download.yutorah.org/2023/207146/1057913/parshas-mishpatim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98:5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s Mishpatim</text:p>
          </table:table-cell>
          <table:table-cell office:value-type="string" calcext:value-type="string">
            <text:p>https://download.yutorah.org/2023/207146/1065355/parshas-mishpatim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98:5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Bechoros Shiur#15 YCQ</text:p>
          </table:table-cell>
          <table:table-cell office:value-type="string" calcext:value-type="string">
            <text:p>https://download.yutorah.org/2023/959/1057602/bechoros-shiur15-ycq.mp3</text:p>
          </table:table-cell>
          <table:table-cell office:value-type="date" office:date-value="2023-02-14" calcext:value-type="date">
            <text:p>2023-02-14</text:p>
          </table:table-cell>
          <table:table-cell office:value-type="string" calcext:value-type="string">
            <text:p>94:4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s Mishpatim </text:p>
          </table:table-cell>
          <table:table-cell office:value-type="string" calcext:value-type="string">
            <text:p>https://download.yutorah.org/2022/200498/1024216/parshas-mishpatim-.mp3</text:p>
          </table:table-cell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93:0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5781</text:p>
          </table:table-cell>
          <table:table-cell office:value-type="string" calcext:value-type="string">
            <text:p>https://download.yutorah.org/2021/55086/990521/mishpatim-5781.mp3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74:5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Yevamos Shiur#43 YCQ</text:p>
          </table:table-cell>
          <table:table-cell office:value-type="string" calcext:value-type="string">
            <text:p>https://download.yutorah.org/2020/959/946224/yevamos-shiur43-ycq.mp3</text:p>
          </table:table-cell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90:39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s Mishpatim 5780 - Avadim, Nezikin, Shomrim, Kam Tachis Aviv</text:p>
          </table:table-cell>
          <table:table-cell office:value-type="string" calcext:value-type="string">
            <text:p>https://download.yutorah.org/2020/53963/946064/parshas-mishpatim-5780---avadim-nezikin-shomrim-kam-tachis-aviv.mp3</text:p>
          </table:table-cell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92:4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5779 - Double Parsha, Korbanos HaGer, Verapo Yerapeh, Halacha leMoshe MiSinai</text:p>
          </table:table-cell>
          <table:table-cell office:value-type="string" calcext:value-type="string">
            <text:p>https://download.yutorah.org/2019/55086/917013/mishpatim-5779---double-parsha-korbanos-hager-verapo-yerapeh-halacha-lemoshe-misinai.mp3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80:49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142 YIFH</text:p>
          </table:table-cell>
          <table:table-cell office:value-type="string" calcext:value-type="string">
            <text:p>https://download.yutorah.org/2018/959/894772/chullin-shiur142-yifh.mp3</text:p>
          </table:table-cell>
          <table:table-cell office:value-type="date" office:date-value="2018-02-06" calcext:value-type="date">
            <text:p>2018-02-06</text:p>
          </table:table-cell>
          <table:table-cell office:value-type="string" calcext:value-type="string">
            <text:p>96:0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119 YIFH</text:p>
          </table:table-cell>
          <table:table-cell office:value-type="string" calcext:value-type="string">
            <text:p>https://download.yutorah.org/2017/959/873475/chullin-shiur119-yifh.mp3</text:p>
          </table:table-cell>
          <table:table-cell office:value-type="date" office:date-value="2017-02-21" calcext:value-type="date">
            <text:p>2017-02-21</text:p>
          </table:table-cell>
          <table:table-cell office:value-type="string" calcext:value-type="string">
            <text:p>91:00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91 YIFH</text:p>
          </table:table-cell>
          <table:table-cell office:value-type="string" calcext:value-type="string">
            <text:p>https://download.yutorah.org/2016/959/850872/chullin-shiur91-yifh.mp3</text:p>
          </table:table-cell>
          <table:table-cell office:value-type="date" office:date-value="2016-02-02" calcext:value-type="date">
            <text:p>2016-02-02</text:p>
          </table:table-cell>
          <table:table-cell office:value-type="string" calcext:value-type="string">
            <text:p>102:1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 Shiur - Mishpatim 5774</text:p>
          </table:table-cell>
          <table:table-cell office:value-type="string" calcext:value-type="string">
            <text:p>https://download.yutorah.org/2014/1025/803991/parsha-shiur---mishpatim-5774.mp3</text:p>
          </table:table-cell>
          <table:table-cell office:value-type="date" office:date-value="2014-01-23" calcext:value-type="date">
            <text:p>2014-01-23</text:p>
          </table:table-cell>
          <table:table-cell office:value-type="string" calcext:value-type="string">
            <text:p>94:42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 Shiur - Mishpatim 5773</text:p>
          </table:table-cell>
          <table:table-cell office:value-type="string" calcext:value-type="string">
            <text:p>https://download.yutorah.org/2013/1025/789966/parsha-shiur---mishpatim-5773.mp3</text:p>
          </table:table-cell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85:05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Chullin Shiur#10 YIFH</text:p>
          </table:table-cell>
          <table:table-cell office:value-type="string" calcext:value-type="string">
            <text:p>https://download.yutorah.org/2013/959/789932/chullin-shiur10-yifh.mp3</text:p>
          </table:table-cell>
          <table:table-cell office:value-type="date" office:date-value="2013-02-05" calcext:value-type="date">
            <text:p>2013-02-05</text:p>
          </table:table-cell>
          <table:table-cell office:value-type="string" calcext:value-type="string">
            <text:p>98:1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otah Shiur#73</text:p>
          </table:table-cell>
          <table:table-cell office:value-type="string" calcext:value-type="string">
            <text:p>https://download.yutorah.org/2012/959/772451/sotah-shiur73.mp3</text:p>
          </table:table-cell>
          <table:table-cell office:value-type="date" office:date-value="2012-02-14" calcext:value-type="date">
            <text:p>2012-02-14</text:p>
          </table:table-cell>
          <table:table-cell office:value-type="string" calcext:value-type="string">
            <text:p>90:3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The Gerus at Sinai</text:p>
          </table:table-cell>
          <table:table-cell office:value-type="string" calcext:value-type="string">
            <text:p>https://download.yutorah.org/2012/1053/789758/the-gerus-at-sinai.mp3</text:p>
          </table:table-cell>
          <table:table-cell office:value-type="date" office:date-value="2012-02-14" calcext:value-type="date">
            <text:p>2012-02-14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otah Shiur#45</text:p>
          </table:table-cell>
          <table:table-cell office:value-type="string" calcext:value-type="string">
            <text:p>https://download.yutorah.org/2011/959/755582/sotah-shiur45.mp3</text:p>
          </table:table-cell>
          <table:table-cell office:value-type="date" office:date-value="2011-01-25" calcext:value-type="date">
            <text:p>2011-01-25</text:p>
          </table:table-cell>
          <table:table-cell office:value-type="string" calcext:value-type="string">
            <text:p>96:3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Understanding Peshara</text:p>
          </table:table-cell>
          <table:table-cell office:value-type="string" calcext:value-type="string">
            <text:p>https://download.yutorah.org/2011/1053/789757/understanding-peshara.mp3</text:p>
          </table:table-cell>
          <table:table-cell office:value-type="date" office:date-value="2011-01-25" calcext:value-type="date">
            <text:p>2011-01-25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hiur on Parshas Mishpatim 5769</text:p>
          </table:table-cell>
          <table:table-cell office:value-type="string" calcext:value-type="string">
            <text:p>https://download.yutorah.org/2009/1025/731780/shiur-on-parshas-mishpatim-5769.mp3</text:p>
          </table:table-cell>
          <table:table-cell office:value-type="date" office:date-value="2009-02-19" calcext:value-type="date">
            <text:p>2009-02-19</text:p>
          </table:table-cell>
          <table:table-cell office:value-type="string" calcext:value-type="string">
            <text:p>89:5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t Mishpatim 5763-2003</text:p>
          </table:table-cell>
          <table:table-cell office:value-type="string" calcext:value-type="string">
            <text:p>https://download.yutorah.org/2008/1053/725358/parshat-mishpatim-5763-2003.mp3</text:p>
          </table:table-cell>
          <table:table-cell office:value-type="date" office:date-value="2008-07-09" calcext:value-type="date">
            <text:p>2008-07-09</text:p>
          </table:table-cell>
          <table:table-cell office:value-type="string" calcext:value-type="string">
            <text:p>100:4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t Mishpatim 5756-1996</text:p>
          </table:table-cell>
          <table:table-cell office:value-type="string" calcext:value-type="string">
            <text:p>https://download.yutorah.org/2008/1053/725357/parshat-mishpatim-5756-1996.mp3</text:p>
          </table:table-cell>
          <table:table-cell office:value-type="date" office:date-value="2008-07-09" calcext:value-type="date">
            <text:p>2008-07-09</text:p>
          </table:table-cell>
          <table:table-cell office:value-type="string" calcext:value-type="string">
            <text:p>97:18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shat Mishpatim Shekalim</text:p>
          </table:table-cell>
          <table:table-cell office:value-type="string" calcext:value-type="string">
            <text:p>https://download.yutorah.org/2008/1053/725359/parshat-mishpatim-shekalim.mp3</text:p>
          </table:table-cell>
          <table:table-cell office:value-type="date" office:date-value="2008-07-09" calcext:value-type="date">
            <text:p>2008-07-09</text:p>
          </table:table-cell>
          <table:table-cell office:value-type="string" calcext:value-type="string">
            <text:p>95:14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hiur on Parshas Mishpatim</text:p>
          </table:table-cell>
          <table:table-cell office:value-type="string" calcext:value-type="string">
            <text:p>https://download.yutorah.org/2008/1025/721818/shiur-on-parshas-mishpatim.mp3</text:p>
          </table:table-cell>
          <table:table-cell office:value-type="date" office:date-value="2008-01-31" calcext:value-type="date">
            <text:p>2008-01-31</text:p>
          </table:table-cell>
          <table:table-cell office:value-type="string" calcext:value-type="string">
            <text:p>92:2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5766</text:p>
          </table:table-cell>
          <table:table-cell office:value-type="string" calcext:value-type="string">
            <text:p>https://download.yutorah.org/2006/983/713911/mishpatim-5766.mp3</text:p>
          </table:table-cell>
          <table:table-cell office:value-type="date" office:date-value="2006-02-23" calcext:value-type="date">
            <text:p>2006-02-23</text:p>
          </table:table-cell>
          <table:table-cell office:value-type="string" calcext:value-type="string">
            <text:p>92:26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https://download.yutorah.org/2004/905/704023/mishpatim.mp3</text:p>
          </table:table-cell>
          <table:table-cell office:value-type="date" office:date-value="2004-02-01" calcext:value-type="date">
            <text:p>2004-02-01</text:p>
          </table:table-cell>
          <table:table-cell office:value-type="string" calcext:value-type="string">
            <text:p>93:39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arashat Mishpatim</text:p>
          </table:table-cell>
          <table:table-cell office:value-type="string" calcext:value-type="string">
            <text:p>https://download.yutorah.org/2003/1053/753784/parashat-mishpatim.mp3</text:p>
          </table:table-cell>
          <table:table-cell office:value-type="date" office:date-value="2003-01-30" calcext:value-type="date">
            <text:p>2003-01-30</text:p>
          </table:table-cell>
          <table:table-cell office:value-type="string" calcext:value-type="string">
            <text:p>95:22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https://download.yutorah.org/1996/1053/753805/mishpatim.mp3</text:p>
          </table:table-cell>
          <table:table-cell office:value-type="date" office:date-value="1996-01-18" calcext:value-type="date">
            <text:p>1996-01-18</text:p>
          </table:table-cell>
          <table:table-cell office:value-type="string" calcext:value-type="string">
            <text:p>95:4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; Shkalim 3</text:p>
          </table:table-cell>
          <table:table-cell office:value-type="string" calcext:value-type="string">
            <text:p>https://download.yutorah.org/1996/1053/753790/mishpatim-shkalim-3.mp3</text:p>
          </table:table-cell>
          <table:table-cell office:value-type="date" office:date-value="1996-01-03" calcext:value-type="date">
            <text:p>1996-01-03</text:p>
          </table:table-cell>
          <table:table-cell office:value-type="string" calcext:value-type="string">
            <text:p>95:11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 – Shekalim</text:p>
          </table:table-cell>
          <table:table-cell office:value-type="string" calcext:value-type="string">
            <text:p>https://download.yutorah.org/1993/1053/753302/mishpatim-–-shekalim.mp3</text:p>
          </table:table-cell>
          <table:table-cell office:value-type="date" office:date-value="1993-02-18" calcext:value-type="date">
            <text:p>1993-02-18</text:p>
          </table:table-cell>
          <table:table-cell office:value-type="string" calcext:value-type="string">
            <text:p>108:46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Mishpatim</text:p>
          </table:table-cell>
          <table:table-cell office:value-type="string" calcext:value-type="string">
            <text:p>https://download.yutorah.org/1991/1053/753330/mishpatim.mp3</text:p>
          </table:table-cell>
          <table:table-cell office:value-type="date" office:date-value="1991-02-07" calcext:value-type="date">
            <text:p>1991-02-07</text:p>
          </table:table-cell>
          <table:table-cell office:value-type="string" calcext:value-type="string">
            <text:p>95:07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Putting Superbowl Sunday into Perspective This Year</text:p>
          </table:table-cell>
          <table:table-cell office:value-type="string" calcext:value-type="string">
            <text:p>https://download.yutorah.org/2024/36207/1088692/putting-superbowl-sunday-into-perspective-this-year.mp3</text:p>
          </table:table-cell>
          <table:table-cell office:value-type="date" office:date-value="2024-02-07" calcext:value-type="date">
            <text:p>2024-02-07</text:p>
          </table:table-cell>
          <table:table-cell office:value-type="string" calcext:value-type="string">
            <text:p>35:20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When is one Required to Pay for Accidental Damage?</text:p>
          </table:table-cell>
          <table:table-cell office:value-type="string" calcext:value-type="string">
            <text:p>https://download.yutorah.org/2023/36207/1057758/when-is-one-required-to-pay-for-accidental-damage.mp3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34:28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The Need for a Judge to Hear Both Sides of the Case</text:p>
          </table:table-cell>
          <table:table-cell office:value-type="string" calcext:value-type="string">
            <text:p>https://download.yutorah.org/2022/36207/1023997/the-need-for-a-judge-to-hear-both-sides-of-the-case.mp3</text:p>
          </table:table-cell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38:13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From Good To Godly</text:p>
          </table:table-cell>
          <table:table-cell office:value-type="string" calcext:value-type="string">
            <text:p>https://download.yutorah.org/2024/4994/1088693/from-good-to-godly.mp3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33:52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Priorities &amp; Ownership</text:p>
          </table:table-cell>
          <table:table-cell office:value-type="string" calcext:value-type="string">
            <text:p>https://download.yutorah.org/2023/4994/1057847/priorities--ownership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33:57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Finding Your Voice and Smile</text:p>
          </table:table-cell>
          <table:table-cell office:value-type="string" calcext:value-type="string">
            <text:p>https://download.yutorah.org/2021/4994/989498/finding-your-voice-and-smile.mp3</text:p>
          </table:table-cell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37:42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Mishpatim: The Follow Up To Matan Torah</text:p>
          </table:table-cell>
          <table:table-cell office:value-type="string" calcext:value-type="string">
            <text:p>https://download.yutorah.org/2018/4994/894983/mishpatim-the-follow-up-to-matan-torah.mp3</text:p>
          </table:table-cell>
          <table:table-cell office:value-type="date" office:date-value="2018-02-09" calcext:value-type="date">
            <text:p>2018-02-09</text:p>
          </table:table-cell>
          <table:table-cell office:value-type="string" calcext:value-type="string">
            <text:p>40:59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Bringing Heaven Down</text:p>
          </table:table-cell>
          <table:table-cell office:value-type="string" calcext:value-type="string">
            <text:p>https://download.yutorah.org/2016/4994/850655/bringing-heaven-down.mp3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38:58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Lending to the Poor: Balancing empathy with emunah</text:p>
          </table:table-cell>
          <table:table-cell office:value-type="string" calcext:value-type="string">
            <text:p>https://download.yutorah.org/2024/25631/1088849/lending-to-the-poor-balancing-empathy-with-emunah.mp3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26:35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Mishpatim: The Torah's Treatment of Non-Jewish Slaves</text:p>
          </table:table-cell>
          <table:table-cell office:value-type="string" calcext:value-type="string">
            <text:p>https://download.yutorah.org/2023/25631/1057839/parshat-mishpatim-the-torah's-treatment-of-non-jewish-slaves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25:29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Mishpatim: <text:s/>The Values Underlying the Rules for a Ganav, Gazlan and for Tavach U'Machar</text:p>
          </table:table-cell>
          <table:table-cell office:value-type="string" calcext:value-type="string">
            <text:p>https://download.yutorah.org/2021/25631/989488/parshat-mishpatim--the-values-underlying-the-rules-for-a-ganav-gazlan-and-for-tavach-u'machar.mp3</text:p>
          </table:table-cell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33:37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Reverberations of Revelation</text:p>
          </table:table-cell>
          <table:table-cell office:value-type="string" calcext:value-type="string">
            <text:p>https://download.yutorah.org/2024/1708/1088742/reverberations-of-revelation.mp3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58:56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Contextualization</text:p>
          </table:table-cell>
          <table:table-cell office:value-type="string" calcext:value-type="string">
            <text:p>https://download.yutorah.org/2023/1708/1057748/contextualization.mp3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62:24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Intimacy of the Spiritual Variety</text:p>
          </table:table-cell>
          <table:table-cell office:value-type="string" calcext:value-type="string">
            <text:p>https://download.yutorah.org/2022/1708/1024196/intimacy-of-the-spiritual-variety.mp3</text:p>
          </table:table-cell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55:59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Justice Subcontracted</text:p>
          </table:table-cell>
          <table:table-cell office:value-type="string" calcext:value-type="string">
            <text:p>https://download.yutorah.org/2021/1708/989448/justice-subcontracted.mp3</text:p>
          </table:table-cell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59:10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Rabbi Yisrael Salanter's Talllit</text:p>
          </table:table-cell>
          <table:table-cell office:value-type="string" calcext:value-type="string">
            <text:p>https://download.yutorah.org/2021/1708/989211/rabbi-yisrael-salanter's-talllit.mp3</text:p>
          </table:table-cell>
          <table:table-cell office:value-type="date" office:date-value="2021-02-10" calcext:value-type="date">
            <text:p>2021-02-10</text:p>
          </table:table-cell>
          <table:table-cell office:value-type="string" calcext:value-type="string">
            <text:p>4:46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Chronological Integrity </text:p>
          </table:table-cell>
          <table:table-cell office:value-type="string" calcext:value-type="string">
            <text:p>https://download.yutorah.org/2021/1708/989262/chronological-integrity-.mp3</text:p>
          </table:table-cell>
          <table:table-cell office:value-type="date" office:date-value="2021-02-10" calcext:value-type="date">
            <text:p>2021-02-10</text:p>
          </table:table-cell>
          <table:table-cell office:value-type="string" calcext:value-type="string">
            <text:p>58:48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Chronological Integrity; Making Order Out of the Book of Shmot</text:p>
          </table:table-cell>
          <table:table-cell office:value-type="string" calcext:value-type="string">
            <text:p>https://download.yutorah.org/2020/1708/946505/chronological-integrity-making-order-out-of-the-book-of-shmot.mp3</text:p>
          </table:table-cell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42:43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Upwardly Mobile</text:p>
          </table:table-cell>
          <table:table-cell office:value-type="string" calcext:value-type="string">
            <text:p>https://download.yutorah.org/2018/1708/894843/upwardly-mobile.mp3</text:p>
          </table:table-cell>
          <table:table-cell office:value-type="date" office:date-value="2018-02-08" calcext:value-type="date">
            <text:p>2018-02-08</text:p>
          </table:table-cell>
          <table:table-cell office:value-type="string" calcext:value-type="string">
            <text:p>53:35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Accepting Torah</text:p>
          </table:table-cell>
          <table:table-cell office:value-type="string" calcext:value-type="string">
            <text:p>https://download.yutorah.org/2018/1708/894523/accepting-torah.mp3</text:p>
          </table:table-cell>
          <table:table-cell office:value-type="date" office:date-value="2018-02-04" calcext:value-type="date">
            <text:p>2018-02-04</text:p>
          </table:table-cell>
          <table:table-cell office:value-type="string" calcext:value-type="string">
            <text:p>4:57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Here Comes the Judge</text:p>
          </table:table-cell>
          <table:table-cell office:value-type="string" calcext:value-type="string">
            <text:p>https://download.yutorah.org/2017/1708/873513/here-comes-the-judge.mp3</text:p>
          </table:table-cell>
          <table:table-cell office:value-type="date" office:date-value="2017-02-23" calcext:value-type="date">
            <text:p>2017-02-23</text:p>
          </table:table-cell>
          <table:table-cell office:value-type="string" calcext:value-type="string">
            <text:p>56:10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Parsha Mishpatim: The Big Picture…and the Small Details</text:p>
          </table:table-cell>
          <table:table-cell office:value-type="string" calcext:value-type="string">
            <text:p>https://download.yutorah.org/2016/37184/852283/parsha-mishpatim-the-big-picture…and-the-small-details.mp3</text:p>
          </table:table-cell>
          <table:table-cell office:value-type="date" office:date-value="2016-02-08" calcext:value-type="date">
            <text:p>2016-02-08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Sending an Angel</text:p>
          </table:table-cell>
          <table:table-cell office:value-type="string" calcext:value-type="string">
            <text:p>https://download.yutorah.org/2016/1708/850958/sending-an-angel.mp3</text:p>
          </table:table-cell>
          <table:table-cell office:value-type="date" office:date-value="2016-02-04" calcext:value-type="date">
            <text:p>2016-02-04</text:p>
          </table:table-cell>
          <table:table-cell office:value-type="string" calcext:value-type="string">
            <text:p>56:55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The Oral Torah and the Glow of Moshe</text:p>
          </table:table-cell>
          <table:table-cell office:value-type="string" calcext:value-type="string">
            <text:p>https://download.yutorah.org/2016/1708/850554/the-oral-torah-and-the-glow-of-moshe.mp3</text:p>
          </table:table-cell>
          <table:table-cell office:value-type="date" office:date-value="2016-01-31" calcext:value-type="date">
            <text:p>2016-01-31</text:p>
          </table:table-cell>
          <table:table-cell office:value-type="string" calcext:value-type="string">
            <text:p>74:41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Holding on to the Altar</text:p>
          </table:table-cell>
          <table:table-cell office:value-type="string" calcext:value-type="string">
            <text:p>https://download.yutorah.org/2015/1708/829065/holding-on-to-the-altar.mp3</text:p>
          </table:table-cell>
          <table:table-cell office:value-type="date" office:date-value="2015-02-12" calcext:value-type="date">
            <text:p>2015-02-12</text:p>
          </table:table-cell>
          <table:table-cell office:value-type="string" calcext:value-type="string">
            <text:p>57:22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Law and Philosophy</text:p>
          </table:table-cell>
          <table:table-cell office:value-type="string" calcext:value-type="string">
            <text:p>https://download.yutorah.org/2015/1708/829067/law-and-philosophy.mp3</text:p>
          </table:table-cell>
          <table:table-cell office:value-type="date" office:date-value="2015-02-11" calcext:value-type="date">
            <text:p>2015-02-11</text:p>
          </table:table-cell>
          <table:table-cell office:value-type="string" calcext:value-type="string">
            <text:p>57:52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When were the Mishpatim Taught?</text:p>
          </table:table-cell>
          <table:table-cell office:value-type="string" calcext:value-type="string">
            <text:p>https://download.yutorah.org/2014/1708/803944/when-were-the-mishpatim-taught.mp3</text:p>
          </table:table-cell>
          <table:table-cell office:value-type="date" office:date-value="2014-01-23" calcext:value-type="date">
            <text:p>2014-01-23</text:p>
          </table:table-cell>
          <table:table-cell table:style-name="Default"/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Sefer Shmot and the Confusing Chronology</text:p>
          </table:table-cell>
          <table:table-cell office:value-type="string" calcext:value-type="string">
            <text:p>https://download.yutorah.org/2013/1708/790091/sefer-shmot-and-the-confusing-chronology.mp3</text:p>
          </table:table-cell>
          <table:table-cell office:value-type="date" office:date-value="2013-02-10" calcext:value-type="date">
            <text:p>2013-02-10</text:p>
          </table:table-cell>
          <table:table-cell office:value-type="string" calcext:value-type="string">
            <text:p>67:21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Mishpatim "An Eye for an Eye"</text:p>
          </table:table-cell>
          <table:table-cell office:value-type="string" calcext:value-type="string">
            <text:p>https://download.yutorah.org/2011/1708/755566/mishpatim-"an-eye-for-an-eye".mp3</text:p>
          </table:table-cell>
          <table:table-cell office:value-type="date" office:date-value="2011-01-26" calcext:value-type="date">
            <text:p>2011-01-26</text:p>
          </table:table-cell>
          <table:table-cell office:value-type="string" calcext:value-type="string">
            <text:p>47:51</text:p>
          </table:table-cell>
          <table:table-cell office:value-type="string" calcext:value-type="string">
            <text:p>Rabbi Ari Kahn</text:p>
          </table:table-cell>
        </table:table-row>
      </table:table>
      <table:table table:name="Vájákhél" table:style-name="ta1">
        <table:table-column table:style-name="co11" table:default-cell-style-name="Default"/>
        <table:table-column table:style-name="co15" table:default-cell-style-name="Default"/>
        <table:table-column table:style-name="co3" table:default-cell-style-name="ce8"/>
        <table:table-column table:style-name="co13" table:default-cell-style-name="ce9"/>
        <table:table-column table:style-name="co14" table:default-cell-style-name="Default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Upload Date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Magid</text:p>
          </table:table-cell>
        </table:table-row>
        <table:table-row table:style-name="ro1">
          <table:table-cell office:value-type="string" calcext:value-type="string">
            <text:p>Inadequacy</text:p>
          </table:table-cell>
          <table:table-cell office:value-type="string" calcext:value-type="string">
            <text:p>https://download.yutorah.org/2014/1708/809086/inadequacy.mp3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49:00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Fire (and Carrying)</text:p>
          </table:table-cell>
          <table:table-cell office:value-type="string" calcext:value-type="string">
            <text:p>https://download.yutorah.org/2016/1708/852520/fire-and-carrying.mp3</text:p>
          </table:table-cell>
          <table:table-cell office:value-type="date" office:date-value="2016-02-28" calcext:value-type="date">
            <text:p>2016-02-28</text:p>
          </table:table-cell>
          <table:table-cell office:value-type="string" calcext:value-type="string">
            <text:p>58:04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Shabbat; A Love Story</text:p>
          </table:table-cell>
          <table:table-cell office:value-type="string" calcext:value-type="string">
            <text:p>https://download.yutorah.org/2017/1708/875545/shabbat-a-love-story.mp3</text:p>
          </table:table-cell>
          <table:table-cell office:value-type="date" office:date-value="2017-03-23" calcext:value-type="date">
            <text:p>2017-03-23</text:p>
          </table:table-cell>
          <table:table-cell office:value-type="string" calcext:value-type="string">
            <text:p>57:32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Reverberations of a Cloud</text:p>
          </table:table-cell>
          <table:table-cell office:value-type="string" calcext:value-type="string">
            <text:p>https://download.yutorah.org/2023/1708/1060352/reverberations-of-a-cloud.mp3</text:p>
          </table:table-cell>
          <table:table-cell office:value-type="date" office:date-value="2023-03-16" calcext:value-type="date">
            <text:p>2023-03-16</text:p>
          </table:table-cell>
          <table:table-cell office:value-type="string" calcext:value-type="string">
            <text:p>52:27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Yehuda and Dan <text:s/>- <text:s/>Divergent Paths to a Common Destiny </text:p>
          </table:table-cell>
          <table:table-cell office:value-type="string" calcext:value-type="string">
            <text:p>https://download.yutorah.org/2024/1708/1091752/yehuda-and-dan-----divergent-paths-to-a-common-destiny-.mp3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54:44</text:p>
          </table:table-cell>
          <table:table-cell office:value-type="string" calcext:value-type="string">
            <text:p>Rabbi Ari Kahn</text:p>
          </table:table-cell>
        </table:table-row>
        <table:table-row table:style-name="ro1">
          <table:table-cell office:value-type="string" calcext:value-type="string">
            <text:p>Pekudei Derasha - Inside Out and Outside In</text:p>
          </table:table-cell>
          <table:table-cell office:value-type="string" calcext:value-type="string">
            <text:p>https://download.yutorah.org/2014/1109/809634/pekudei-derasha---inside-out-and-outside-in.mp3</text:p>
          </table:table-cell>
          <table:table-cell office:value-type="date" office:date-value="2014-02-27" calcext:value-type="date">
            <text:p>2014-02-27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Derasha - Practical and Restricted Holiness</text:p>
          </table:table-cell>
          <table:table-cell office:value-type="string" calcext:value-type="string">
            <text:p>https://download.yutorah.org/2018/1109/896800/vayakhel-derasha---practical-and-restricted-holiness.mp3</text:p>
          </table:table-cell>
          <table:table-cell office:value-type="date" office:date-value="2018-03-08" calcext:value-type="date">
            <text:p>2018-03-08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(Shekalim) Derasha - Not What You Give, but That You Give</text:p>
          </table:table-cell>
          <table:table-cell office:value-type="string" calcext:value-type="string">
            <text:p>https://download.yutorah.org/2019/1109/919261/vayakhel-shekalim-derasha---not-what-you-give-but-that-you-give.mp3</text:p>
          </table:table-cell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22:27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Pekudei Derasha - Leadership in Challenging Times</text:p>
          </table:table-cell>
          <table:table-cell office:value-type="string" calcext:value-type="string">
            <text:p>https://download.yutorah.org/2020/1109/949231/vayakhel-pekudei-derasha---leadership-in-challenging-times.mp3</text:p>
          </table:table-cell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Vayakhel Derasha - The Kiyor and the Keys to Shalom Bayis</text:p>
          </table:table-cell>
          <table:table-cell office:value-type="string" calcext:value-type="string">
            <text:p>https://download.yutorah.org/2022/1109/1027025/vayakhel-derasha---the-kiyor-and-the-keys-to-shalom-bayis.mp3</text:p>
          </table:table-cell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25:38</text:p>
          </table:table-cell>
          <table:table-cell office:value-type="string" calcext:value-type="string">
            <text:p>Rabbi Aryeh Lebowitz</text:p>
          </table:table-cell>
        </table:table-row>
        <table:table-row table:style-name="ro1">
          <table:table-cell office:value-type="string" calcext:value-type="string">
            <text:p>Moshe's Multiple Messages About Shabbos</text:p>
          </table:table-cell>
          <table:table-cell office:value-type="string" calcext:value-type="string">
            <text:p>https://download.yutorah.org/2016/4994/852738/moshe's-multiple-messages-about-shabbos.mp3</text:p>
          </table:table-cell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38:40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Focusing Feelings &amp; Creating Connections</text:p>
          </table:table-cell>
          <table:table-cell office:value-type="string" calcext:value-type="string">
            <text:p>https://download.yutorah.org/2022/4994/1026651/focusing-feelings--creating-connections.mp3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40:41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The Gathering</text:p>
          </table:table-cell>
          <table:table-cell office:value-type="string" calcext:value-type="string">
            <text:p>https://download.yutorah.org/2024/4994/1091497/the-gathering.mp3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37:34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Vayakhel Pekudei 5778 - Double Parsha, Parah, 39 Melachos, Lechem HaPanim, Shemen haMishcha, Tzitz</text:p>
          </table:table-cell>
          <table:table-cell office:value-type="string" calcext:value-type="string">
            <text:p>https://download.yutorah.org/2018/1025/896777/vayakhel-pekudei-5778---double-parsha-parah-39-melachos-lechem-hapanim-shemen-hamishcha-tzitz.mp3</text:p>
          </table:table-cell>
          <table:table-cell office:value-type="date" office:date-value="2018-03-08" calcext:value-type="date">
            <text:p>2018-03-08</text:p>
          </table:table-cell>
          <table:table-cell office:value-type="string" calcext:value-type="string">
            <text:p>96:12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Vayakhel 5779 - Meleches Machsheves and All Its Implications</text:p>
          </table:table-cell>
          <table:table-cell office:value-type="string" calcext:value-type="string">
            <text:p>https://download.yutorah.org/2019/1025/919041/vayakhel-5779---meleches-machsheves-and-all-its-implications.mp3</text:p>
          </table:table-cell>
          <table:table-cell office:value-type="date" office:date-value="2019-02-26" calcext:value-type="date">
            <text:p>2019-02-26</text:p>
          </table:table-cell>
          <table:table-cell office:value-type="string" calcext:value-type="string">
            <text:p>59:03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Vayakhel Pedukei 5781 - Building the Mishkan, Meleches Machsheves</text:p>
          </table:table-cell>
          <table:table-cell office:value-type="string" calcext:value-type="string">
            <text:p>https://download.yutorah.org/2021/55086/994607/vayakhel-pedukei-5781---building-the-mishkan-meleches-machsheves.mp3</text:p>
          </table:table-cell>
          <table:table-cell office:value-type="date" office:date-value="2021-03-12" calcext:value-type="date">
            <text:p>2021-03-12</text:p>
          </table:table-cell>
          <table:table-cell office:value-type="string" calcext:value-type="string">
            <text:p>83:45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The Rav on Hutrah vs. Dechuya regarding Bigdei Kehuna (and more)</text:p>
          </table:table-cell>
          <table:table-cell office:value-type="string" calcext:value-type="string">
            <text:p>https://download.yutorah.org/2024/213696/1092358/the-rav-on-hutrah-vs.-dechuya-regarding-bigdei-kehuna-and-more.mp3</text:p>
          </table:table-cell>
          <table:table-cell office:value-type="date" office:date-value="2024-03-12" calcext:value-type="date">
            <text:p>2024-03-12</text:p>
          </table:table-cell>
          <table:table-cell office:value-type="string" calcext:value-type="string">
            <text:p>49:00</text:p>
          </table:table-cell>
          <table:table-cell office:value-type="string" calcext:value-type="string">
            <text:p>Rabbi Hershel Schachter</text:p>
          </table:table-cell>
        </table:table-row>
        <table:table-row table:style-name="ro1">
          <table:table-cell office:value-type="string" calcext:value-type="string">
            <text:p>Shabbos Replaces our Mishkan... and our Shuls</text:p>
          </table:table-cell>
          <table:table-cell office:value-type="string" calcext:value-type="string">
            <text:p>https://download.yutorah.org/2020/25631/949278/shabbos-replaces-our-mishkan...-and-our-shuls.mp3</text:p>
          </table:table-cell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24:06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Vayakhel: <text:s/>Who Taught Betzalel to be an Architect?</text:p>
          </table:table-cell>
          <table:table-cell office:value-type="string" calcext:value-type="string">
            <text:p>https://download.yutorah.org/2021/25631/994271/parshat-vayakhel--who-taught-betzalel-to-be-an-architect.mp3</text:p>
          </table:table-cell>
          <table:table-cell office:value-type="date" office:date-value="2021-03-11" calcext:value-type="date">
            <text:p>2021-03-11</text:p>
          </table:table-cell>
          <table:table-cell office:value-type="string" calcext:value-type="string">
            <text:p>24:36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Vayakhel: <text:s/>The Women's Role in Building the Mishkan - Structure vs. Spontaneity</text:p>
          </table:table-cell>
          <table:table-cell office:value-type="string" calcext:value-type="string">
            <text:p>https://download.yutorah.org/2022/25631/1027019/parshat-vayakhel--the-women's-role-in-building-the-mishkan---structure-vs.-spontaneity.mp3</text:p>
          </table:table-cell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25:04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Vayakhel: Why did Moshe have an assembly? Nine approaches</text:p>
          </table:table-cell>
          <table:table-cell office:value-type="string" calcext:value-type="string">
            <text:p>https://download.yutorah.org/2024/25631/1091823/vayakhel-why-did-moshe-have-an-assembly-nine-approaches.mp3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26:19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Allowing Construction to Take Place on one's Property During Shabbos</text:p>
          </table:table-cell>
          <table:table-cell office:value-type="string" calcext:value-type="string">
            <text:p>https://download.yutorah.org/2022/36207/1026793/allowing-construction-to-take-place-on-one's-property-during-shabbos.mp3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36:20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The Role of Charoses at the Seder</text:p>
          </table:table-cell>
          <table:table-cell office:value-type="string" calcext:value-type="string">
            <text:p>https://download.yutorah.org/2023/36207/1060291/the-role-of-charoses-at-the-seder.mp3</text:p>
          </table:table-cell>
          <table:table-cell office:value-type="date" office:date-value="2023-03-15" calcext:value-type="date">
            <text:p>2023-03-15</text:p>
          </table:table-cell>
          <table:table-cell office:value-type="string" calcext:value-type="string">
            <text:p>34:42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ktuáli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19" table:default-cell-style-name="ce9"/>
        <table:table-column table:style-name="co14" table:default-cell-style-name="Default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Upload Date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Magid</text:p>
          </table:table-cell>
        </table:table-row>
        <table:table-row table:style-name="ro1">
          <table:table-cell office:value-type="string" calcext:value-type="string">
            <text:p>Shavuos; Was Rus a Convert?</text:p>
          </table:table-cell>
          <table:table-cell office:value-type="string" calcext:value-type="string">
            <text:p>https://download.yutorah.org/2015/1120/836582/shavuos-was-rus-a-convert.mp3</text:p>
          </table:table-cell>
          <table:table-cell office:value-type="date" office:date-value="2015-05-18" calcext:value-type="date">
            <text:p>2015-05-18</text:p>
          </table:table-cell>
          <table:table-cell office:value-type="string" calcext:value-type="string">
            <text:p>42:25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Inyanei Shavuos</text:p>
          </table:table-cell>
          <table:table-cell office:value-type="string" calcext:value-type="string">
            <text:p>https://download.yutorah.org/2014/1120/813678/inyanei-shavuos.mp3</text:p>
          </table:table-cell>
          <table:table-cell office:value-type="date" office:date-value="2014-05-21" calcext:value-type="date">
            <text:p>2014-05-21</text:p>
          </table:table-cell>
          <table:table-cell office:value-type="string" calcext:value-type="string">
            <text:p>62:57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triving for Kedusha</text:p>
          </table:table-cell>
          <table:table-cell office:value-type="string" calcext:value-type="string">
            <text:p>https://download.yutorah.org/2012/1120/776176/striving-for-kedusha.mp3</text:p>
          </table:table-cell>
          <table:table-cell office:value-type="date" office:date-value="2012-05-22" calcext:value-type="date">
            <text:p>2012-05-22</text:p>
          </table:table-cell>
          <table:table-cell office:value-type="string" calcext:value-type="string">
            <text:p>49:09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havuos; Chessed and Klal Yisrael</text:p>
          </table:table-cell>
          <table:table-cell office:value-type="string" calcext:value-type="string">
            <text:p>https://download.yutorah.org/2011/1120/761616/shavuos-chessed-and-klal-yisrael.mp3</text:p>
          </table:table-cell>
          <table:table-cell office:value-type="date" office:date-value="2011-06-06" calcext:value-type="date">
            <text:p>2011-06-06</text:p>
          </table:table-cell>
          <table:table-cell office:value-type="string" calcext:value-type="string">
            <text:p>54:17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havuot; The Glory of Torah</text:p>
          </table:table-cell>
          <table:table-cell office:value-type="string" calcext:value-type="string">
            <text:p>https://download.yutorah.org/2011/1120/761513/shavuot-the-glory-of-torah.mp3</text:p>
          </table:table-cell>
          <table:table-cell office:value-type="date" office:date-value="2011-05-31" calcext:value-type="date">
            <text:p>2011-05-31</text:p>
          </table:table-cell>
          <table:table-cell office:value-type="string" calcext:value-type="string">
            <text:p>43:28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Meggilas Rus; The Foundation of Chessed</text:p>
          </table:table-cell>
          <table:table-cell office:value-type="string" calcext:value-type="string">
            <text:p>https://download.yutorah.org/2010/1120/745052/meggilas-rus-the-foundation-of-chessed.mp3</text:p>
          </table:table-cell>
          <table:table-cell office:value-type="date" office:date-value="2010-05-16" calcext:value-type="date">
            <text:p>2010-05-16</text:p>
          </table:table-cell>
          <table:table-cell office:value-type="string" calcext:value-type="string">
            <text:p>37:02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Facing Yerushalayim and the Aron Kodesh When we Daven</text:p>
          </table:table-cell>
          <table:table-cell office:value-type="string" calcext:value-type="string">
            <text:p>https://download.yutorah.org/2024/36207/1100307/facing-yerushalayim-and-the-aron-kodesh-when-we-daven.mp3</text:p>
          </table:table-cell>
          <table:table-cell office:value-type="date" office:date-value="2024-06-05" calcext:value-type="date">
            <text:p>2024-06-05</text:p>
          </table:table-cell>
          <table:table-cell office:value-type="string" calcext:value-type="string">
            <text:p>35:33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Halachik Considerations in Rejecting or Accepting Talmidim into a Yeshiva</text:p>
          </table:table-cell>
          <table:table-cell office:value-type="string" calcext:value-type="string">
            <text:p>https://download.yutorah.org/2023/36207/1065572/halachik-considerations-in-rejecting-or-accepting-talmidim-into-a-yeshiva.mp3</text:p>
          </table:table-cell>
          <table:table-cell office:value-type="date" office:date-value="2023-05-17" calcext:value-type="date">
            <text:p>2023-05-17</text:p>
          </table:table-cell>
          <table:table-cell office:value-type="string" calcext:value-type="string">
            <text:p>36:33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Proper Kavod Towards Sefarim</text:p>
          </table:table-cell>
          <table:table-cell office:value-type="string" calcext:value-type="string">
            <text:p>https://download.yutorah.org/2021/36207/1000994/proper-kavod-towards-sefarim.mp3</text:p>
          </table:table-cell>
          <table:table-cell office:value-type="date" office:date-value="2021-05-12" calcext:value-type="date">
            <text:p>2021-05-12</text:p>
          </table:table-cell>
          <table:table-cell office:value-type="string" calcext:value-type="string">
            <text:p>32:58</text:p>
          </table:table-cell>
          <table:table-cell office:value-type="string" calcext:value-type="string">
            <text:p>Rabbi Yoni Mandelstam</text:p>
          </table:table-cell>
        </table:table-row>
        <table:table-row table:style-name="ro1">
          <table:table-cell office:value-type="string" calcext:value-type="string">
            <text:p>The Surprising Prerequisite For Kabbalas HaTorah</text:p>
          </table:table-cell>
          <table:table-cell office:value-type="string" calcext:value-type="string">
            <text:p>https://download.yutorah.org/2023/4994/1065583/the-surprising-prerequisite-for-kabbalas-hatorah.mp3</text:p>
          </table:table-cell>
          <table:table-cell office:value-type="date" office:date-value="2023-05-18" calcext:value-type="date">
            <text:p>2023-05-18</text:p>
          </table:table-cell>
          <table:table-cell office:value-type="string" calcext:value-type="string">
            <text:p>30:04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The Final Preparation: The Secret of the Angels</text:p>
          </table:table-cell>
          <table:table-cell office:value-type="string" calcext:value-type="string">
            <text:p>https://download.yutorah.org/2022/4994/1035735/the-final-preparation-the-secret-of-the-angels.mp3</text:p>
          </table:table-cell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30:16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What Flag Do You Wave?</text:p>
          </table:table-cell>
          <table:table-cell office:value-type="string" calcext:value-type="string">
            <text:p>https://download.yutorah.org/2020/4994/956607/what-flag-do-you-wave.mp3</text:p>
          </table:table-cell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27:32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The Holy Arrogance of Shavuos</text:p>
          </table:table-cell>
          <table:table-cell office:value-type="string" calcext:value-type="string">
            <text:p>https://download.yutorah.org/2018/4994/900879/the-holy-arrogance-of-shavuos.mp3</text:p>
          </table:table-cell>
          <table:table-cell office:value-type="date" office:date-value="2018-05-15" calcext:value-type="date">
            <text:p>2018-05-15</text:p>
          </table:table-cell>
          <table:table-cell office:value-type="string" calcext:value-type="string">
            <text:p>31:29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Understanding Your True Value</text:p>
          </table:table-cell>
          <table:table-cell office:value-type="string" calcext:value-type="string">
            <text:p>https://download.yutorah.org/2016/4994/858597/understanding-your-true-value.mp3</text:p>
          </table:table-cell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31:59</text:p>
          </table:table-cell>
          <table:table-cell office:value-type="string" calcext:value-type="string">
            <text:p>Rabbi Chaim Marcus</text:p>
          </table:table-cell>
        </table:table-row>
        <table:table-row table:style-name="ro1">
          <table:table-cell office:value-type="string" calcext:value-type="string">
            <text:p>Names and Numbers</text:p>
          </table:table-cell>
          <table:table-cell office:value-type="string" calcext:value-type="string">
            <text:p>https://download.yutorah.org/2024/25631/1100455/names-and-numbers.mp3</text:p>
          </table:table-cell>
          <table:table-cell office:value-type="date" office:date-value="2024-06-06" calcext:value-type="date">
            <text:p>2024-06-06</text:p>
          </table:table-cell>
          <table:table-cell office:value-type="string" calcext:value-type="string">
            <text:p>25:42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Bamidbar: Did the Leviim Completely Replace the Firstborns?</text:p>
          </table:table-cell>
          <table:table-cell office:value-type="string" calcext:value-type="string">
            <text:p>https://download.yutorah.org/2023/25631/1065681/parshat-bamidbar-did-the-leviim-completely-replace-the-firstborns.mp3</text:p>
          </table:table-cell>
          <table:table-cell office:value-type="date" office:date-value="2023-05-18" calcext:value-type="date">
            <text:p>2023-05-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Bamidbar: <text:s/>Gazing at the Aron: <text:s/>Arrogance or a Lack of Modesty?</text:p>
          </table:table-cell>
          <table:table-cell office:value-type="string" calcext:value-type="string">
            <text:p>https://download.yutorah.org/2022/25631/1035992/parshat-bamidbar--gazing-at-the-aron--arrogance-or-a-lack-of-modesty.mp3</text:p>
          </table:table-cell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28:34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t Bamidbar: <text:s/>Why Were There So Few Leviim? <text:s/>The Negative Consequences of Overthinking</text:p>
          </table:table-cell>
          <table:table-cell office:value-type="string" calcext:value-type="string">
            <text:p>https://download.yutorah.org/2021/25631/1001010/parshat-bamidbar--why-were-there-so-few-leviim--the-negative-consequences-of-overthinking.mp3</text:p>
          </table:table-cell>
          <table:table-cell office:value-type="date" office:date-value="2021-05-13" calcext:value-type="date">
            <text:p>2021-05-13</text:p>
          </table:table-cell>
          <table:table-cell office:value-type="string" calcext:value-type="string">
            <text:p>24:39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Drasha for Parshat Bamidbar: <text:s/>Balancing Unity with Uniqueness</text:p>
          </table:table-cell>
          <table:table-cell office:value-type="string" calcext:value-type="string">
            <text:p>https://download.yutorah.org/2020/25631/957218/drasha-for-parshat-bamidbar--balancing-unity-with-uniqueness.mp3</text:p>
          </table:table-cell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Gazing at the Aron in the Desert and in Yerushalayim</text:p>
          </table:table-cell>
          <table:table-cell office:value-type="string" calcext:value-type="string">
            <text:p>https://download.yutorah.org/2020/25631/956812/gazing-at-the-aron-in-the-desert-and-in-yerushalayim.mp3</text:p>
          </table:table-cell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33:17</text:p>
          </table:table-cell>
          <table:table-cell office:value-type="string" calcext:value-type="string">
            <text:p>Rabbi Jonathan Muskat</text:p>
          </table:table-cell>
        </table:table-row>
        <table:table-row table:style-name="ro1">
          <table:table-cell office:value-type="string" calcext:value-type="string">
            <text:p>Parshas Bamidbar; The Contrast Between Bnei Yisrael and Shevet Levi</text:p>
          </table:table-cell>
          <table:table-cell office:value-type="string" calcext:value-type="string">
            <text:p>https://download.yutorah.org/2013/1120/793727/parshas-bamidbar-the-contrast-between-bnei-yisrael-and-shevet-levi.mp3</text:p>
          </table:table-cell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41:48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office:value-type="string" calcext:value-type="string">
            <text:p>Striving for Kedusha</text:p>
          </table:table-cell>
          <table:table-cell office:value-type="string" calcext:value-type="string">
            <text:p>https://download.yutorah.org/2012/1120/776176/striving-for-kedusha.mp3</text:p>
          </table:table-cell>
          <table:table-cell office:value-type="date" office:date-value="2012-05-22" calcext:value-type="date">
            <text:p>2012-05-22</text:p>
          </table:table-cell>
          <table:table-cell office:value-type="string" calcext:value-type="string">
            <text:p>49:09</text:p>
          </table:table-cell>
          <table:table-cell office:value-type="string" calcext:value-type="string">
            <text:p>Rabbi Avishai Davi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R Weiss'.A1:'R Weiss'.D1048576">
          <table:sort>
            <table:sort-by table:field-number="2" table:data-type="automatic"/>
          </table:sort>
        </table:database-range>
        <table:database-range table:name="__Anonymous_Sheet_DB__1" table:target-range-address="'R Breitowitz'.A1:'R Breitowitz'.D1048576">
          <table:sort>
            <table:sort-by table:field-number="2" table:data-type="automatic"/>
          </table:sort>
        </table:database-range>
        <table:database-range table:name="__Anonymous_Sheet_DB__2" table:target-range-address="'R Schachter'.A1:'R Schachter'.B1048576">
          <table:sort>
            <table:sort-by table:field-number="0" table:data-type="automatic"/>
          </table:sort>
        </table:database-range>
        <table:database-range table:name="__Anonymous_Sheet_DB__3" table:target-range-address="ParshaCat.A1:ParshaCat.B5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Vájákhél.A1:Vájákhél.E22">
          <table:sort>
            <table:sort-by table:field-number="4" table:data-type="automatic"/>
          </table:sort>
        </table:database-range>
        <table:database-range table:name="__Anonymous_Sheet_DB__6" table:target-range-address="Aktuális.A1:Aktuális.E1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.00.00</text:date>, <text:time style:data-style-name="N2" text:time-value="00:14:18.121752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8T23:58:36.396678862</meta:creation-date>
    <dc:date>2025-06-15T00:14:29.271596344</dc:date>
    <meta:editing-duration>PT4H44M3S</meta:editing-duration>
    <meta:editing-cycles>50</meta:editing-cycles>
    <meta:generator>LibreOffice/25.2.4.3$Linux_X86_64 LibreOffice_project/33e196637044ead23f5c3226cde09b47731f7e27</meta:generator>
    <meta:document-statistic meta:table-count="7" meta:cell-count="2410" meta:object-count="0"/>
  </office:meta>
</office:document-meta>
</file>